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41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5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56" style:family="table-cell" style:parent-style-name="Default">
      <style:table-cell-properties fo:wrap-option="wrap" fo:border="0.0008in solid #000000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7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9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>
      <style:table-cell-properties fo:background-color="transparent"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">
            <text:p>1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15" table:default-cell-style-name="Default"/>
        <table:table-column table:style-name="co7" table:number-columns-repeated="1012" table:default-cell-style-name="Default"/>
        <table:table-row table:style-name="ro10">
          <table:table-cell table:style-name="ce39" office:value-type="string">
            <text:p>Tổng hợp ngày nghỉ 2015</text:p>
          </table:table-cell>
          <table:table-cell table:style-name="ce42" table:number-columns-repeated="6"/>
          <table:table-cell table:style-name="ce53"/>
          <table:table-cell table:style-name="ce42" table:number-columns-repeated="4"/>
          <table:table-cell table:number-columns-repeated="1012"/>
        </table:table-row>
        <table:table-row table:style-name="ro10" table:number-rows-repeated="4">
          <table:table-cell table:style-name="ce39"/>
          <table:table-cell table:style-name="ce42" table:number-columns-repeated="6"/>
          <table:table-cell table:style-name="ce53"/>
          <table:table-cell table:style-name="ce42" table:number-columns-repeated="4"/>
          <table:table-cell table:number-columns-repeated="1012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2.9559in" svg:y="0.1535in" draw:caption-point-x="-0.7689in" draw:caption-point-y="1.210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46" office:value-type="string">
            <office:annotation draw:style-name="gr2" draw:text-style-name="P1" svg:width="1.1413in" svg:height="0.5457in" svg:x="3.3161in" svg:y="0.7831in" draw:caption-point-x="-0.2402in" draw:caption-point-y="0.580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2969in" svg:y="0.7831in" draw:caption-point-x="-0.2622in" draw:caption-point-y="0.580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46" office:value-type="string">
            <office:annotation draw:style-name="gr2" draw:text-style-name="P1" svg:width="1.1413in" svg:height="0.5457in" svg:x="5.2748in" svg:y="0.7831in" draw:caption-point-x="-0.2402in" draw:caption-point-y="0.580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4" office:value-type="string">
            <office:annotation draw:style-name="gr4" draw:text-style-name="P1" svg:width="1.1413in" svg:height="0.3902in" svg:x="6.1638in" svg:y="0.7831in" draw:caption-point-x="-0.2402in" draw:caption-point-y="0.580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office:annotation office:display="true" draw:style-name="gr5" draw:text-style-name="P1" svg:width="1.9224in" svg:height="1.4787in" svg:x="10.039in" svg:y="0.5559in" draw:caption-point-x="-1.4484in" draw:caption-point-y="0.807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7]);DATE(YEAR([.D7]);12;31);NOW())" office:value-type="date" office:date-value="2015-08-12T09:31:09.66">
            <text:p>08/12/15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2" table:formula="of:=SUMPRODUCT([Thong_Tin_Ngay_Nghi_201501.$B$3:.$B$25]=[.B7];[Thong_Tin_Ngay_Nghi_201501.$C$3:.$C$25]) + SUMPRODUCT([Thong_Tin_Ngay_Nghi_201502.$B$5:.$B$31]=[.B7];[Thong_Tin_Ngay_Nghi_201502.$C$5:.$C$31])  + SUMPRODUCT([Thong_Tin_Ngay_Nghi_201503.$B$5:.$B$30]=[.B7];[Thong_Tin_Ngay_Nghi_201503.$C$5:.$C$30])" office:value-type="float" office:value="5">
            <text:p>5</text:p>
          </table:table-cell>
          <table:table-cell table:style-name="ce55" table:formula="of:=SUMPRODUCT([Thong_Tin_Ngay_Nghi_201501.$B$3:.$B$25]=[.B7];[Thong_Tin_Ngay_Nghi_201501.$C$3:.$C$25]) + SUMPRODUCT([Thong_Tin_Ngay_Nghi_201502.$B$5:.$B$31]=[.B7];[Thong_Tin_Ngay_Nghi_201502.$C$5:.$C$31])  + SUMPRODUCT([Thong_Tin_Ngay_Nghi_201503.$B$5:.$B$30]=[.B7];[Thong_Tin_Ngay_Nghi_201503.$C$5:.$C$30]) +  SUMPRODUCT([Thong_Tin_Ngay_Nghi_201504.$B$5:.$B$36]=[.B7];[Thong_Tin_Ngay_Nghi_201504.$C$5:.$C$36]) + SUMPRODUCT([Thong_Tin_Ngay_Nghi_201505.$B$5:.$B$39]=[.B7];[Thong_Tin_Ngay_Nghi_201505.$C$5:.$C$39]) + SUMPRODUCT([Thong_Tin_Ngay_Nghi_201506.$B$4:.$B$41]=[.B7];[Thong_Tin_Ngay_Nghi_201506.$C$4:.$C$41])  + SUMPRODUCT([Thong_Tin_Ngay_Nghi_201507.$B$4:.$B$44]=[.B7];[Thong_Tin_Ngay_Nghi_201507.$C$4:.$C$44])" office:value-type="float" office:value="8">
            <text:p>8</text:p>
          </table:table-cell>
          <table:table-cell table:style-name="ce47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47"/>
          <table:table-cell table:style-name="ce47" table:formula="of:=[.I7]+[.J7]" office:value-type="float" office:value="1.5">
            <text:p>1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6">
            <text:p>07/06/15</text:p>
          </table:table-cell>
          <table:table-cell table:style-name="ce49" table:formula="of:=IF(YEAR(NOW())&gt;YEAR([.D8]);DATE(YEAR([.D8]);12;31);NOW())" office:value-type="date" office:date-value="2015-08-12T09:31:09.66">
            <text:p>08/12/15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8];[Thong_Tin_Ngay_Nghi_201501.$C$3:.$C$25]) + SUMPRODUCT([Thong_Tin_Ngay_Nghi_201502.$B$5:.$B$31]=[.B8];[Thong_Tin_Ngay_Nghi_201502.$C$5:.$C$31])  + SUMPRODUCT([Thong_Tin_Ngay_Nghi_201503.$B$5:.$B$30]=[.B8];[Thong_Tin_Ngay_Nghi_201503.$C$5:.$C$30]) +  SUMPRODUCT([Thong_Tin_Ngay_Nghi_201504.$B$5:.$B$36]=[.B8];[Thong_Tin_Ngay_Nghi_201504.$C$5:.$C$36]) + SUMPRODUCT([Thong_Tin_Ngay_Nghi_201505.$B$5:.$B$39]=[.B8];[Thong_Tin_Ngay_Nghi_201505.$C$5:.$C$39]) + SUMPRODUCT([Thong_Tin_Ngay_Nghi_201506.$B$4:.$B$41]=[.B8];[Thong_Tin_Ngay_Nghi_201506.$C$4:.$C$41])  + SUMPRODUCT([Thong_Tin_Ngay_Nghi_201507.$B$4:.$B$44]=[.B8];[Thong_Tin_Ngay_Nghi_201507.$C$4:.$C$44])" office:value-type="float" office:value="1">
            <text:p>1</text:p>
          </table:table-cell>
          <table:table-cell table:style-name="ce47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style-name="ce47"/>
          <table:table-cell table:style-name="ce47" table:formula="of:=[.I8]+[.J8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9]);DATE(YEAR([.D9]);12;31);NOW())" office:value-type="date" office:date-value="2015-08-12T09:31:09.66">
            <text:p>08/12/15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2" table:formula="of:=SUMPRODUCT([Thong_Tin_Ngay_Nghi_201501.$B$3:.$B$25]=[.B9];[Thong_Tin_Ngay_Nghi_201501.$C$3:.$C$25]) + SUMPRODUCT([Thong_Tin_Ngay_Nghi_201502.$B$5:.$B$31]=[.B9];[Thong_Tin_Ngay_Nghi_201502.$C$5:.$C$31])  + SUMPRODUCT([Thong_Tin_Ngay_Nghi_201503.$B$5:.$B$30]=[.B9];[Thong_Tin_Ngay_Nghi_201503.$C$5:.$C$30])" office:value-type="float" office:value="2.5">
            <text:p>2.5</text:p>
          </table:table-cell>
          <table:table-cell table:style-name="ce55" table:formula="of:=SUMPRODUCT([Thong_Tin_Ngay_Nghi_201501.$B$3:.$B$25]=[.B9];[Thong_Tin_Ngay_Nghi_201501.$C$3:.$C$25]) + SUMPRODUCT([Thong_Tin_Ngay_Nghi_201502.$B$5:.$B$31]=[.B9];[Thong_Tin_Ngay_Nghi_201502.$C$5:.$C$31])  + SUMPRODUCT([Thong_Tin_Ngay_Nghi_201503.$B$5:.$B$30]=[.B9];[Thong_Tin_Ngay_Nghi_201503.$C$5:.$C$30]) +  SUMPRODUCT([Thong_Tin_Ngay_Nghi_201504.$B$5:.$B$36]=[.B9];[Thong_Tin_Ngay_Nghi_201504.$C$5:.$C$36]) + SUMPRODUCT([Thong_Tin_Ngay_Nghi_201505.$B$5:.$B$39]=[.B9];[Thong_Tin_Ngay_Nghi_201505.$C$5:.$C$39]) + SUMPRODUCT([Thong_Tin_Ngay_Nghi_201506.$B$4:.$B$41]=[.B9];[Thong_Tin_Ngay_Nghi_201506.$C$4:.$C$41])  + SUMPRODUCT([Thong_Tin_Ngay_Nghi_201507.$B$4:.$B$44]=[.B9];[Thong_Tin_Ngay_Nghi_201507.$C$4:.$C$44])" office:value-type="float" office:value="3.5">
            <text:p>3.5</text:p>
          </table:table-cell>
          <table:table-cell table:style-name="ce47" table:formula="of:=IF(DATE(YEAR([.E9]);MONTH([.E9]);DAY([.E9]))&lt;=DATE(YEAR([.E9]);3;31); [.C9]-[.G9] + [.F9]; IF([.G9]-[.C9]&lt;0;[.G9] + [.F9] -[.H9];[.F9]+[.C9]-[.H9]))" office:value-type="float" office:value="6">
            <text:p>6</text:p>
          </table:table-cell>
          <table:table-cell table:style-name="ce47"/>
          <table:table-cell table:style-name="ce47" table:formula="of:=[.I9]+[.J9]" office:value-type="float" office:value="6">
            <text:p>6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anhLH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0]);DATE(YEAR([.D10]);12;31);NOW())" office:value-type="date" office:date-value="2015-08-12T09:31:09.66">
            <text:p>08/12/15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2" table:formula="of:=SUMPRODUCT([Thong_Tin_Ngay_Nghi_201501.$B$3:.$B$25]=[.B10];[Thong_Tin_Ngay_Nghi_201501.$C$3:.$C$25]) + SUMPRODUCT([Thong_Tin_Ngay_Nghi_201502.$B$5:.$B$31]=[.B10];[Thong_Tin_Ngay_Nghi_201502.$C$5:.$C$31])  + SUMPRODUCT([Thong_Tin_Ngay_Nghi_201503.$B$5:.$B$30]=[.B10];[Thong_Tin_Ngay_Nghi_201503.$C$5:.$C$30])" office:value-type="float" office:value="5">
            <text:p>5</text:p>
          </table:table-cell>
          <table:table-cell table:style-name="ce55" table:formula="of:=SUMPRODUCT([Thong_Tin_Ngay_Nghi_201501.$B$3:.$B$25]=[.B10];[Thong_Tin_Ngay_Nghi_201501.$C$3:.$C$25]) + SUMPRODUCT([Thong_Tin_Ngay_Nghi_201502.$B$5:.$B$31]=[.B10];[Thong_Tin_Ngay_Nghi_201502.$C$5:.$C$31])  + SUMPRODUCT([Thong_Tin_Ngay_Nghi_201503.$B$5:.$B$30]=[.B10];[Thong_Tin_Ngay_Nghi_201503.$C$5:.$C$30]) +  SUMPRODUCT([Thong_Tin_Ngay_Nghi_201504.$B$5:.$B$36]=[.B10];[Thong_Tin_Ngay_Nghi_201504.$C$5:.$C$36]) + SUMPRODUCT([Thong_Tin_Ngay_Nghi_201505.$B$5:.$B$39]=[.B10];[Thong_Tin_Ngay_Nghi_201505.$C$5:.$C$39]) + SUMPRODUCT([Thong_Tin_Ngay_Nghi_201506.$B$4:.$B$41]=[.B10];[Thong_Tin_Ngay_Nghi_201506.$C$4:.$C$41])  + SUMPRODUCT([Thong_Tin_Ngay_Nghi_201507.$B$4:.$B$44]=[.B10];[Thong_Tin_Ngay_Nghi_201507.$C$4:.$C$44])" office:value-type="float" office:value="8">
            <text:p>8</text:p>
          </table:table-cell>
          <table:table-cell table:style-name="ce47" table:formula="of:=IF(DATE(YEAR([.E10]);MONTH([.E10]);DAY([.E10]))&lt;=DATE(YEAR([.E10]);3;31); [.C10]-[.G10] + [.F10]; IF([.G10]-[.C10]&lt;0;[.G10] + [.F10] -[.H10];[.F10]+[.C10]-[.H10]))" office:value-type="float" office:value="4">
            <text:p>4</text:p>
          </table:table-cell>
          <table:table-cell table:style-name="ce47"/>
          <table:table-cell table:style-name="ce47" table:formula="of:=[.I10]+[.J10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1]);DATE(YEAR([.D11]);12;31);NOW())" office:value-type="date" office:date-value="2015-08-12T09:31:09.67">
            <text:p>08/12/15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2" table:formula="of:=SUMPRODUCT([Thong_Tin_Ngay_Nghi_201501.$B$3:.$B$25]=[.B11];[Thong_Tin_Ngay_Nghi_201501.$C$3:.$C$25]) + SUMPRODUCT([Thong_Tin_Ngay_Nghi_201502.$B$5:.$B$31]=[.B11];[Thong_Tin_Ngay_Nghi_201502.$C$5:.$C$31])  + SUMPRODUCT([Thong_Tin_Ngay_Nghi_201503.$B$5:.$B$30]=[.B11];[Thong_Tin_Ngay_Nghi_201503.$C$5:.$C$30])" office:value-type="float" office:value="8.5">
            <text:p>8.5</text:p>
          </table:table-cell>
          <table:table-cell table:style-name="ce55" table:formula="of:=SUMPRODUCT([Thong_Tin_Ngay_Nghi_201501.$B$3:.$B$25]=[.B11];[Thong_Tin_Ngay_Nghi_201501.$C$3:.$C$25]) + SUMPRODUCT([Thong_Tin_Ngay_Nghi_201502.$B$5:.$B$31]=[.B11];[Thong_Tin_Ngay_Nghi_201502.$C$5:.$C$31])  + SUMPRODUCT([Thong_Tin_Ngay_Nghi_201503.$B$5:.$B$30]=[.B11];[Thong_Tin_Ngay_Nghi_201503.$C$5:.$C$30]) +  SUMPRODUCT([Thong_Tin_Ngay_Nghi_201504.$B$5:.$B$36]=[.B11];[Thong_Tin_Ngay_Nghi_201504.$C$5:.$C$36]) + SUMPRODUCT([Thong_Tin_Ngay_Nghi_201505.$B$5:.$B$39]=[.B11];[Thong_Tin_Ngay_Nghi_201505.$C$5:.$C$39]) + SUMPRODUCT([Thong_Tin_Ngay_Nghi_201506.$B$4:.$B$41]=[.B11];[Thong_Tin_Ngay_Nghi_201506.$C$4:.$C$41])  + SUMPRODUCT([Thong_Tin_Ngay_Nghi_201507.$B$4:.$B$44]=[.B11];[Thong_Tin_Ngay_Nghi_201507.$C$4:.$C$44])" office:value-type="float" office:value="16.5">
            <text:p>16.5</text:p>
          </table:table-cell>
          <table:table-cell table:style-name="ce47" table:formula="of:=IF(DATE(YEAR([.E11]);MONTH([.E11]);DAY([.E11]))&lt;=DATE(YEAR([.E11]);3;31); [.C11]-[.G11] + [.F11]; IF([.G11]-[.C11]&lt;0;[.G11] + [.F11] -[.H11];[.F11]+[.C11]-[.H11]))" office:value-type="float" office:value="-7.5">
            <text:p>-7.5</text:p>
          </table:table-cell>
          <table:table-cell table:style-name="ce47" office:value-type="float" office:value="3.5">
            <text:p>3.5</text:p>
          </table:table-cell>
          <table:table-cell table:style-name="ce47" table:formula="of:=[.I11]+[.J11]" office:value-type="float" office:value="-4">
            <text:p>-4</text:p>
          </table:table-cell>
          <table:table-cell table:style-name="ce56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13">
            <text:p>05/13/15</text:p>
          </table:table-cell>
          <table:table-cell table:style-name="ce49" table:formula="of:=IF(YEAR(NOW())&gt;YEAR([.D12]);DATE(YEAR([.D12]);12;31);NOW())" office:value-type="date" office:date-value="2015-08-12T09:31:09.67">
            <text:p>08/12/15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2"/>
          <table:table-cell table:style-name="ce55" table:formula="of:=SUMPRODUCT([Thong_Tin_Ngay_Nghi_201501.$B$3:.$B$25]=[.B12];[Thong_Tin_Ngay_Nghi_201501.$C$3:.$C$25]) + SUMPRODUCT([Thong_Tin_Ngay_Nghi_201502.$B$5:.$B$31]=[.B12];[Thong_Tin_Ngay_Nghi_201502.$C$5:.$C$31])  + SUMPRODUCT([Thong_Tin_Ngay_Nghi_201503.$B$5:.$B$30]=[.B12];[Thong_Tin_Ngay_Nghi_201503.$C$5:.$C$30]) +  SUMPRODUCT([Thong_Tin_Ngay_Nghi_201504.$B$5:.$B$36]=[.B12];[Thong_Tin_Ngay_Nghi_201504.$C$5:.$C$36]) + SUMPRODUCT([Thong_Tin_Ngay_Nghi_201505.$B$5:.$B$39]=[.B12];[Thong_Tin_Ngay_Nghi_201505.$C$5:.$C$39]) + SUMPRODUCT([Thong_Tin_Ngay_Nghi_201506.$B$4:.$B$41]=[.B12];[Thong_Tin_Ngay_Nghi_201506.$C$4:.$C$41])  + SUMPRODUCT([Thong_Tin_Ngay_Nghi_201507.$B$4:.$B$44]=[.B12];[Thong_Tin_Ngay_Nghi_201507.$C$4:.$C$44])" office:value-type="float" office:value="2.5">
            <text:p>2.5</text:p>
          </table:table-cell>
          <table:table-cell table:style-name="ce47" table:formula="of:=IF(DATE(YEAR([.E12]);MONTH([.E12]);DAY([.E12]))&lt;=DATE(YEAR([.E12]);3;31); [.C12]-[.G12] + [.F12]; IF([.G12]-[.C12]&lt;0;[.G12] + [.F12] -[.H12];[.F12]+[.C12]-[.H12]))" office:value-type="float" office:value="0.5">
            <text:p>0.5</text:p>
          </table:table-cell>
          <table:table-cell table:style-name="ce47" table:formula="of:=1+1.5" office:value-type="float" office:value="2.5">
            <text:p>2.5</text:p>
          </table:table-cell>
          <table:table-cell table:style-name="ce47" table:formula="of:=[.I12]+[.J12]" office:value-type="float" office:value="3">
            <text:p>3</text:p>
          </table:table-cell>
          <table:table-cell table:style-name="ce56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20">
            <text:p>04/20/15</text:p>
          </table:table-cell>
          <table:table-cell table:style-name="ce49" table:formula="of:=IF(YEAR(NOW())&gt;YEAR([.D13]);DATE(YEAR([.D13]);12;31);NOW())" office:value-type="date" office:date-value="2015-08-12T09:31:09.67">
            <text:p>08/12/15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3">
            <text:p>3</text:p>
          </table:table-cell>
          <table:table-cell table:style-name="ce52"/>
          <table:table-cell table:style-name="ce55" table:formula="of:=SUMPRODUCT([Thong_Tin_Ngay_Nghi_201501.$B$3:.$B$25]=[.B13];[Thong_Tin_Ngay_Nghi_201501.$C$3:.$C$25]) + SUMPRODUCT([Thong_Tin_Ngay_Nghi_201502.$B$5:.$B$31]=[.B13];[Thong_Tin_Ngay_Nghi_201502.$C$5:.$C$31])  + SUMPRODUCT([Thong_Tin_Ngay_Nghi_201503.$B$5:.$B$30]=[.B13];[Thong_Tin_Ngay_Nghi_201503.$C$5:.$C$30]) +  SUMPRODUCT([Thong_Tin_Ngay_Nghi_201504.$B$5:.$B$36]=[.B13];[Thong_Tin_Ngay_Nghi_201504.$C$5:.$C$36]) + SUMPRODUCT([Thong_Tin_Ngay_Nghi_201505.$B$5:.$B$39]=[.B13];[Thong_Tin_Ngay_Nghi_201505.$C$5:.$C$39]) + SUMPRODUCT([Thong_Tin_Ngay_Nghi_201506.$B$4:.$B$41]=[.B13];[Thong_Tin_Ngay_Nghi_201506.$C$4:.$C$41])  + SUMPRODUCT([Thong_Tin_Ngay_Nghi_201507.$B$4:.$B$44]=[.B13];[Thong_Tin_Ngay_Nghi_201507.$C$4:.$C$44])" office:value-type="float" office:value="1">
            <text:p>1</text:p>
          </table:table-cell>
          <table:table-cell table:style-name="ce47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table:formula="of:=[.I13]+[.J13]" office:value-type="float" office:value="3">
            <text:p>3</text:p>
          </table:table-cell>
          <table:table-cell table:style-name="ce56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4]);DATE(YEAR([.D14]);12;31);NOW())" office:value-type="date" office:date-value="2015-08-12T09:31:09.67">
            <text:p>08/12/15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2" table:formula="of:=SUMPRODUCT([Thong_Tin_Ngay_Nghi_201501.$B$3:.$B$25]=[.B14];[Thong_Tin_Ngay_Nghi_201501.$C$3:.$C$25]) + SUMPRODUCT([Thong_Tin_Ngay_Nghi_201502.$B$5:.$B$31]=[.B14];[Thong_Tin_Ngay_Nghi_201502.$C$5:.$C$31])  + SUMPRODUCT([Thong_Tin_Ngay_Nghi_201503.$B$5:.$B$30]=[.B14];[Thong_Tin_Ngay_Nghi_201503.$C$5:.$C$30])" office:value-type="float" office:value="3">
            <text:p>3</text:p>
          </table:table-cell>
          <table:table-cell table:style-name="ce55" table:formula="of:=SUMPRODUCT([Thong_Tin_Ngay_Nghi_201501.$B$3:.$B$25]=[.B14];[Thong_Tin_Ngay_Nghi_201501.$C$3:.$C$25]) + SUMPRODUCT([Thong_Tin_Ngay_Nghi_201502.$B$5:.$B$31]=[.B14];[Thong_Tin_Ngay_Nghi_201502.$C$5:.$C$31])  + SUMPRODUCT([Thong_Tin_Ngay_Nghi_201503.$B$5:.$B$30]=[.B14];[Thong_Tin_Ngay_Nghi_201503.$C$5:.$C$30]) +  SUMPRODUCT([Thong_Tin_Ngay_Nghi_201504.$B$5:.$B$36]=[.B14];[Thong_Tin_Ngay_Nghi_201504.$C$5:.$C$36]) + SUMPRODUCT([Thong_Tin_Ngay_Nghi_201505.$B$5:.$B$39]=[.B14];[Thong_Tin_Ngay_Nghi_201505.$C$5:.$C$39]) + SUMPRODUCT([Thong_Tin_Ngay_Nghi_201506.$B$4:.$B$41]=[.B14];[Thong_Tin_Ngay_Nghi_201506.$C$4:.$C$41])  + SUMPRODUCT([Thong_Tin_Ngay_Nghi_201507.$B$4:.$B$44]=[.B14];[Thong_Tin_Ngay_Nghi_201507.$C$4:.$C$44])" office:value-type="float" office:value="4.5">
            <text:p>4.5</text:p>
          </table:table-cell>
          <table:table-cell table:style-name="ce47" table:formula="of:=IF(DATE(YEAR([.E14]);MONTH([.E14]);DAY([.E14]))&lt;=DATE(YEAR([.E14]);3;31); [.C14]-[.G14] + [.F14]; IF([.G14]-[.C14]&lt;0;[.G14] + [.F14] -[.H14];[.F14]+[.C14]-[.H14]))" office:value-type="float" office:value="3.5">
            <text:p>3.5</text:p>
          </table:table-cell>
          <table:table-cell table:style-name="ce47"/>
          <table:table-cell table:style-name="ce47" table:formula="of:=[.I14]+[.J14]" office:value-type="float" office:value="3.5">
            <text:p>3.5</text:p>
          </table:table-cell>
          <table:table-cell table:style-name="ce56"/>
          <table:table-cell table:number-columns-repeated="1012"/>
        </table:table-row>
        <table:table-row table:style-name="ro14">
          <table:table-cell table:style-name="ce41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15]);DATE(YEAR([.D15]);12;31);NOW())" office:value-type="date" office:date-value="2015-08-12T09:31:09.67">
            <text:p>08/12/15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2" table:formula="of:=SUMPRODUCT([Thong_Tin_Ngay_Nghi_201501.$B$3:.$B$25]=[.B15];[Thong_Tin_Ngay_Nghi_201501.$C$3:.$C$25]) + SUMPRODUCT([Thong_Tin_Ngay_Nghi_201502.$B$5:.$B$31]=[.B15];[Thong_Tin_Ngay_Nghi_201502.$C$5:.$C$31])  + SUMPRODUCT([Thong_Tin_Ngay_Nghi_201503.$B$5:.$B$30]=[.B15];[Thong_Tin_Ngay_Nghi_201503.$C$5:.$C$30])" office:value-type="float" office:value="0">
            <text:p>0</text:p>
          </table:table-cell>
          <table:table-cell table:style-name="ce55" table:formula="of:=SUMPRODUCT([Thong_Tin_Ngay_Nghi_201501.$B$3:.$B$25]=[.B15];[Thong_Tin_Ngay_Nghi_201501.$C$3:.$C$25]) + SUMPRODUCT([Thong_Tin_Ngay_Nghi_201502.$B$5:.$B$31]=[.B15];[Thong_Tin_Ngay_Nghi_201502.$C$5:.$C$31])  + SUMPRODUCT([Thong_Tin_Ngay_Nghi_201503.$B$5:.$B$30]=[.B15];[Thong_Tin_Ngay_Nghi_201503.$C$5:.$C$30]) +  SUMPRODUCT([Thong_Tin_Ngay_Nghi_201504.$B$5:.$B$36]=[.B15];[Thong_Tin_Ngay_Nghi_201504.$C$5:.$C$36]) + SUMPRODUCT([Thong_Tin_Ngay_Nghi_201505.$B$5:.$B$39]=[.B15];[Thong_Tin_Ngay_Nghi_201505.$C$5:.$C$39]) + SUMPRODUCT([Thong_Tin_Ngay_Nghi_201506.$B$4:.$B$41]=[.B15];[Thong_Tin_Ngay_Nghi_201506.$C$4:.$C$41])  + SUMPRODUCT([Thong_Tin_Ngay_Nghi_201507.$B$4:.$B$44]=[.B15];[Thong_Tin_Ngay_Nghi_201507.$C$4:.$C$44])" office:value-type="float" office:value="10">
            <text:p>10</text:p>
          </table:table-cell>
          <table:table-cell table:style-name="ce47" table:formula="of:=IF(DATE(YEAR([.E15]);MONTH([.E15]);DAY([.E15]))&lt;=DATE(YEAR([.E15]);3;31); [.C15]-[.G15] + [.F15]; IF([.G15]-[.C15]&lt;0;[.G15] + [.F15] -[.H15];[.F15]+[.C15]-[.H15]))" office:value-type="float" office:value="-6">
            <text:p>-6</text:p>
          </table:table-cell>
          <table:table-cell table:style-name="ce47" table:formula="of:=3.5+3" office:value-type="float" office:value="6.5">
            <text:p>6.5</text:p>
          </table:table-cell>
          <table:table-cell table:style-name="ce47" table:formula="of:=[.I15]+[.J15]" office:value-type="float" office:value="0.5">
            <text:p>0.5</text:p>
          </table:table-cell>
          <table:table-cell table:style-name="ce56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6]);DATE(YEAR([.D16]);12;31);NOW())" office:value-type="date" office:date-value="2015-08-12T09:31:09.67">
            <text:p>08/12/15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2" table:formula="of:=SUMPRODUCT([Thong_Tin_Ngay_Nghi_201501.$B$3:.$B$25]=[.B16];[Thong_Tin_Ngay_Nghi_201501.$C$3:.$C$25]) + SUMPRODUCT([Thong_Tin_Ngay_Nghi_201502.$B$5:.$B$31]=[.B16];[Thong_Tin_Ngay_Nghi_201502.$C$5:.$C$31])  + SUMPRODUCT([Thong_Tin_Ngay_Nghi_201503.$B$5:.$B$30]=[.B16];[Thong_Tin_Ngay_Nghi_201503.$C$5:.$C$30])" office:value-type="float" office:value="7">
            <text:p>7</text:p>
          </table:table-cell>
          <table:table-cell table:style-name="ce55" table:formula="of:=SUMPRODUCT([Thong_Tin_Ngay_Nghi_201501.$B$3:.$B$25]=[.B16];[Thong_Tin_Ngay_Nghi_201501.$C$3:.$C$25]) + SUMPRODUCT([Thong_Tin_Ngay_Nghi_201502.$B$5:.$B$31]=[.B16];[Thong_Tin_Ngay_Nghi_201502.$C$5:.$C$31])  + SUMPRODUCT([Thong_Tin_Ngay_Nghi_201503.$B$5:.$B$30]=[.B16];[Thong_Tin_Ngay_Nghi_201503.$C$5:.$C$30]) +  SUMPRODUCT([Thong_Tin_Ngay_Nghi_201504.$B$5:.$B$36]=[.B16];[Thong_Tin_Ngay_Nghi_201504.$C$5:.$C$36]) + SUMPRODUCT([Thong_Tin_Ngay_Nghi_201505.$B$5:.$B$39]=[.B16];[Thong_Tin_Ngay_Nghi_201505.$C$5:.$C$39]) + SUMPRODUCT([Thong_Tin_Ngay_Nghi_201506.$B$4:.$B$41]=[.B16];[Thong_Tin_Ngay_Nghi_201506.$C$4:.$C$41])  + SUMPRODUCT([Thong_Tin_Ngay_Nghi_201507.$B$4:.$B$44]=[.B16];[Thong_Tin_Ngay_Nghi_201507.$C$4:.$C$44])" office:value-type="float" office:value="13">
            <text:p>13</text:p>
          </table:table-cell>
          <table:table-cell table:style-name="ce47" table:formula="of:=IF(DATE(YEAR([.E16]);MONTH([.E16]);DAY([.E16]))&lt;=DATE(YEAR([.E16]);3;31); [.C16]-[.G16] + [.F16]; IF([.G16]-[.C16]&lt;0;[.G16] + [.F16] -[.H16];[.F16]+[.C16]-[.H16]))" office:value-type="float" office:value="-6">
            <text:p>-6</text:p>
          </table:table-cell>
          <table:table-cell table:style-name="ce47"/>
          <table:table-cell table:style-name="ce47" table:formula="of:=[.I16]+[.J16]" office:value-type="float" office:value="-6">
            <text:p>-6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17]);DATE(YEAR([.D17]);12;31);NOW())" office:value-type="date" office:date-value="2015-08-12T09:31:09.68">
            <text:p>08/12/15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2" table:formula="of:=SUMPRODUCT([Thong_Tin_Ngay_Nghi_201501.$B$3:.$B$25]=[.B17];[Thong_Tin_Ngay_Nghi_201501.$C$3:.$C$25]) + SUMPRODUCT([Thong_Tin_Ngay_Nghi_201502.$B$5:.$B$31]=[.B17];[Thong_Tin_Ngay_Nghi_201502.$C$5:.$C$31])  + SUMPRODUCT([Thong_Tin_Ngay_Nghi_201503.$B$5:.$B$30]=[.B17];[Thong_Tin_Ngay_Nghi_201503.$C$5:.$C$30])" office:value-type="float" office:value="0">
            <text:p>0</text:p>
          </table:table-cell>
          <table:table-cell table:style-name="ce55" table:formula="of:=SUMPRODUCT([Thong_Tin_Ngay_Nghi_201501.$B$3:.$B$25]=[.B17];[Thong_Tin_Ngay_Nghi_201501.$C$3:.$C$25]) + SUMPRODUCT([Thong_Tin_Ngay_Nghi_201502.$B$5:.$B$31]=[.B17];[Thong_Tin_Ngay_Nghi_201502.$C$5:.$C$31])  + SUMPRODUCT([Thong_Tin_Ngay_Nghi_201503.$B$5:.$B$30]=[.B17];[Thong_Tin_Ngay_Nghi_201503.$C$5:.$C$30]) +  SUMPRODUCT([Thong_Tin_Ngay_Nghi_201504.$B$5:.$B$36]=[.B17];[Thong_Tin_Ngay_Nghi_201504.$C$5:.$C$36]) + SUMPRODUCT([Thong_Tin_Ngay_Nghi_201505.$B$5:.$B$39]=[.B17];[Thong_Tin_Ngay_Nghi_201505.$C$5:.$C$39]) + SUMPRODUCT([Thong_Tin_Ngay_Nghi_201506.$B$4:.$B$41]=[.B17];[Thong_Tin_Ngay_Nghi_201506.$C$4:.$C$41])  + SUMPRODUCT([Thong_Tin_Ngay_Nghi_201507.$B$4:.$B$44]=[.B17];[Thong_Tin_Ngay_Nghi_201507.$C$4:.$C$44])" office:value-type="float" office:value="2.5">
            <text:p>2.5</text:p>
          </table:table-cell>
          <table:table-cell table:style-name="ce47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table:formula="of:=[.I17]+[.J17]" office:value-type="float" office:value="2.5">
            <text:p>2.5</text:p>
          </table:table-cell>
          <table:table-cell table:style-name="ce56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8]);DATE(YEAR([.D18]);12;31);NOW())" office:value-type="date" office:date-value="2015-08-12T09:31:09.68">
            <text:p>08/12/15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2" table:formula="of:=SUMPRODUCT([Thong_Tin_Ngay_Nghi_201501.$B$3:.$B$25]=[.B18];[Thong_Tin_Ngay_Nghi_201501.$C$3:.$C$25]) + SUMPRODUCT([Thong_Tin_Ngay_Nghi_201502.$B$5:.$B$31]=[.B18];[Thong_Tin_Ngay_Nghi_201502.$C$5:.$C$31])  + SUMPRODUCT([Thong_Tin_Ngay_Nghi_201503.$B$5:.$B$30]=[.B18];[Thong_Tin_Ngay_Nghi_201503.$C$5:.$C$30])" office:value-type="float" office:value="6">
            <text:p>6</text:p>
          </table:table-cell>
          <table:table-cell table:style-name="ce55" table:formula="of:=SUMPRODUCT([Thong_Tin_Ngay_Nghi_201501.$B$3:.$B$25]=[.B18];[Thong_Tin_Ngay_Nghi_201501.$C$3:.$C$25]) + SUMPRODUCT([Thong_Tin_Ngay_Nghi_201502.$B$5:.$B$31]=[.B18];[Thong_Tin_Ngay_Nghi_201502.$C$5:.$C$31])  + SUMPRODUCT([Thong_Tin_Ngay_Nghi_201503.$B$5:.$B$30]=[.B18];[Thong_Tin_Ngay_Nghi_201503.$C$5:.$C$30]) +  SUMPRODUCT([Thong_Tin_Ngay_Nghi_201504.$B$5:.$B$36]=[.B18];[Thong_Tin_Ngay_Nghi_201504.$C$5:.$C$36]) + SUMPRODUCT([Thong_Tin_Ngay_Nghi_201505.$B$5:.$B$39]=[.B18];[Thong_Tin_Ngay_Nghi_201505.$C$5:.$C$39]) + SUMPRODUCT([Thong_Tin_Ngay_Nghi_201506.$B$4:.$B$41]=[.B18];[Thong_Tin_Ngay_Nghi_201506.$C$4:.$C$41])  + SUMPRODUCT([Thong_Tin_Ngay_Nghi_201507.$B$4:.$B$44]=[.B18];[Thong_Tin_Ngay_Nghi_201507.$C$4:.$C$44])" office:value-type="float" office:value="13">
            <text:p>13</text:p>
          </table:table-cell>
          <table:table-cell table:style-name="ce47" table:formula="of:=IF(DATE(YEAR([.E18]);MONTH([.E18]);DAY([.E18]))&lt;=DATE(YEAR([.E18]);3;31); [.C18]-[.G18] + [.F18]; IF([.G18]-[.C18]&lt;0;[.G18] + [.F18] -[.H18];[.F18]+[.C18]-[.H18]))" office:value-type="float" office:value="0">
            <text:p>0</text:p>
          </table:table-cell>
          <table:table-cell table:style-name="ce47"/>
          <table:table-cell table:style-name="ce47" table:formula="of:=[.I18]+[.J18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1">
            <text:p>07/01/15</text:p>
          </table:table-cell>
          <table:table-cell table:style-name="ce49" table:formula="of:=IF(YEAR(NOW())&gt;YEAR([.D19]);DATE(YEAR([.D19]);12;31);NOW())" office:value-type="date" office:date-value="2015-08-12T09:31:09.68">
            <text:p>08/12/15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19];[Thong_Tin_Ngay_Nghi_201501.$C$3:.$C$25]) + SUMPRODUCT([Thong_Tin_Ngay_Nghi_201502.$B$5:.$B$31]=[.B19];[Thong_Tin_Ngay_Nghi_201502.$C$5:.$C$31])  + SUMPRODUCT([Thong_Tin_Ngay_Nghi_201503.$B$5:.$B$30]=[.B19];[Thong_Tin_Ngay_Nghi_201503.$C$5:.$C$30]) +  SUMPRODUCT([Thong_Tin_Ngay_Nghi_201504.$B$5:.$B$36]=[.B19];[Thong_Tin_Ngay_Nghi_201504.$C$5:.$C$36]) + SUMPRODUCT([Thong_Tin_Ngay_Nghi_201505.$B$5:.$B$39]=[.B19];[Thong_Tin_Ngay_Nghi_201505.$C$5:.$C$39]) + SUMPRODUCT([Thong_Tin_Ngay_Nghi_201506.$B$4:.$B$41]=[.B19];[Thong_Tin_Ngay_Nghi_201506.$C$4:.$C$41])  + SUMPRODUCT([Thong_Tin_Ngay_Nghi_201507.$B$4:.$B$44]=[.B19];[Thong_Tin_Ngay_Nghi_201507.$C$4:.$C$44])" office:value-type="float" office:value="0">
            <text:p>0</text:p>
          </table:table-cell>
          <table:table-cell table:style-name="ce47" table:formula="of:=IF(DATE(YEAR([.E19]);MONTH([.E19]);DAY([.E19]))&lt;=DATE(YEAR([.E19]);3;31); [.C19]-[.G19] + [.F19]; IF([.G19]-[.C19]&lt;0;[.G19] + [.F19] -[.H19];[.F19]+[.C19]-[.H19]))" office:value-type="float" office:value="1">
            <text:p>1</text:p>
          </table:table-cell>
          <table:table-cell table:style-name="ce47"/>
          <table:table-cell table:style-name="ce47" table:formula="of:=[.I19]+[.J19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KhoiNLD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0]);DATE(YEAR([.D20]);12;31);NOW())" office:value-type="date" office:date-value="2015-08-12T09:31:09.68">
            <text:p>08/12/15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2" table:formula="of:=SUMPRODUCT([Thong_Tin_Ngay_Nghi_201501.$B$3:.$B$25]=[.B20];[Thong_Tin_Ngay_Nghi_201501.$C$3:.$C$25]) + SUMPRODUCT([Thong_Tin_Ngay_Nghi_201502.$B$5:.$B$31]=[.B20];[Thong_Tin_Ngay_Nghi_201502.$C$5:.$C$31])  + SUMPRODUCT([Thong_Tin_Ngay_Nghi_201503.$B$5:.$B$30]=[.B20];[Thong_Tin_Ngay_Nghi_201503.$C$5:.$C$30])" office:value-type="float" office:value="3.5">
            <text:p>3.5</text:p>
          </table:table-cell>
          <table:table-cell table:style-name="ce55" table:formula="of:=SUMPRODUCT([Thong_Tin_Ngay_Nghi_201501.$B$3:.$B$25]=[.B20];[Thong_Tin_Ngay_Nghi_201501.$C$3:.$C$25]) + SUMPRODUCT([Thong_Tin_Ngay_Nghi_201502.$B$5:.$B$31]=[.B20];[Thong_Tin_Ngay_Nghi_201502.$C$5:.$C$31])  + SUMPRODUCT([Thong_Tin_Ngay_Nghi_201503.$B$5:.$B$30]=[.B20];[Thong_Tin_Ngay_Nghi_201503.$C$5:.$C$30]) +  SUMPRODUCT([Thong_Tin_Ngay_Nghi_201504.$B$5:.$B$36]=[.B20];[Thong_Tin_Ngay_Nghi_201504.$C$5:.$C$36]) + SUMPRODUCT([Thong_Tin_Ngay_Nghi_201505.$B$5:.$B$39]=[.B20];[Thong_Tin_Ngay_Nghi_201505.$C$5:.$C$39]) + SUMPRODUCT([Thong_Tin_Ngay_Nghi_201506.$B$4:.$B$41]=[.B20];[Thong_Tin_Ngay_Nghi_201506.$C$4:.$C$41])  + SUMPRODUCT([Thong_Tin_Ngay_Nghi_201507.$B$4:.$B$44]=[.B20];[Thong_Tin_Ngay_Nghi_201507.$C$4:.$C$44])" office:value-type="float" office:value="7.5">
            <text:p>7.5</text:p>
          </table:table-cell>
          <table:table-cell table:style-name="ce47" table:formula="of:=IF(DATE(YEAR([.E20]);MONTH([.E20]);DAY([.E20]))&lt;=DATE(YEAR([.E20]);3;31); [.C20]-[.G20] + [.F20]; IF([.G20]-[.C20]&lt;0;[.G20] + [.F20] -[.H20];[.F20]+[.C20]-[.H20]))" office:value-type="float" office:value="1.5">
            <text:p>1.5</text:p>
          </table:table-cell>
          <table:table-cell table:style-name="ce47"/>
          <table:table-cell table:style-name="ce47" table:formula="of:=[.I20]+[.J20]" office:value-type="float" office:value="1.5">
            <text:p>1.5</text:p>
          </table:table-cell>
          <table:table-cell table:style-name="ce56"/>
          <table:table-cell table:number-columns-repeated="1012"/>
        </table:table-row>
        <table:table-row table:style-name="ro15">
          <table:table-cell table:style-name="ce41" office:value-type="float" office:value="15">
            <text:p>15</text:p>
          </table:table-cell>
          <table:table-cell table:style-name="ce43" office:value-type="string">
            <text:p>LongN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1]);DATE(YEAR([.D21]);12;31);NOW())" office:value-type="date" office:date-value="2015-08-12T09:31:09.68">
            <text:p>08/12/15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2" table:formula="of:=SUMPRODUCT([Thong_Tin_Ngay_Nghi_201501.$B$3:.$B$25]=[.B21];[Thong_Tin_Ngay_Nghi_201501.$C$3:.$C$25]) + SUMPRODUCT([Thong_Tin_Ngay_Nghi_201502.$B$5:.$B$31]=[.B21];[Thong_Tin_Ngay_Nghi_201502.$C$5:.$C$31])  + SUMPRODUCT([Thong_Tin_Ngay_Nghi_201503.$B$5:.$B$30]=[.B21];[Thong_Tin_Ngay_Nghi_201503.$C$5:.$C$30])" office:value-type="float" office:value="1.5">
            <text:p>1.5</text:p>
          </table:table-cell>
          <table:table-cell table:style-name="ce55" table:formula="of:=SUMPRODUCT([Thong_Tin_Ngay_Nghi_201501.$B$3:.$B$25]=[.B21];[Thong_Tin_Ngay_Nghi_201501.$C$3:.$C$25]) + SUMPRODUCT([Thong_Tin_Ngay_Nghi_201502.$B$5:.$B$31]=[.B21];[Thong_Tin_Ngay_Nghi_201502.$C$5:.$C$31])  + SUMPRODUCT([Thong_Tin_Ngay_Nghi_201503.$B$5:.$B$30]=[.B21];[Thong_Tin_Ngay_Nghi_201503.$C$5:.$C$30]) +  SUMPRODUCT([Thong_Tin_Ngay_Nghi_201504.$B$5:.$B$36]=[.B21];[Thong_Tin_Ngay_Nghi_201504.$C$5:.$C$36]) + SUMPRODUCT([Thong_Tin_Ngay_Nghi_201505.$B$5:.$B$39]=[.B21];[Thong_Tin_Ngay_Nghi_201505.$C$5:.$C$39]) + SUMPRODUCT([Thong_Tin_Ngay_Nghi_201506.$B$4:.$B$41]=[.B21];[Thong_Tin_Ngay_Nghi_201506.$C$4:.$C$41])  + SUMPRODUCT([Thong_Tin_Ngay_Nghi_201507.$B$4:.$B$44]=[.B21];[Thong_Tin_Ngay_Nghi_201507.$C$4:.$C$44])" office:value-type="float" office:value="2.5">
            <text:p>2.5</text:p>
          </table:table-cell>
          <table:table-cell table:style-name="ce47" table:formula="of:=IF(DATE(YEAR([.E21]);MONTH([.E21]);DAY([.E21]))&lt;=DATE(YEAR([.E21]);3;31); [.C21]-[.G21] + [.F21]; IF([.G21]-[.C21]&lt;0;[.G21] + [.F21] -[.H21];[.F21]+[.C21]-[.H21]))" office:value-type="float" office:value="4.5">
            <text:p>4.5</text:p>
          </table:table-cell>
          <table:table-cell table:style-name="ce47" office:value-type="float" office:value="0.5">
            <text:p>0.5</text:p>
          </table:table-cell>
          <table:table-cell table:style-name="ce47" table:formula="of:=[.I21]+[.J21]" office:value-type="float" office:value="5">
            <text:p>5</text:p>
          </table:table-cell>
          <table:table-cell table:style-name="ce56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6-08">
            <text:p>06/08/15</text:p>
          </table:table-cell>
          <table:table-cell table:style-name="ce49" table:formula="of:=IF(YEAR(NOW())&gt;YEAR([.D22]);DATE(YEAR([.D22]);12;31);NOW())" office:value-type="date" office:date-value="2015-08-12T09:31:09.68">
            <text:p>08/12/15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5]=[.B22];[Thong_Tin_Ngay_Nghi_201501.$C$3:.$C$25]) + SUMPRODUCT([Thong_Tin_Ngay_Nghi_201502.$B$5:.$B$31]=[.B22];[Thong_Tin_Ngay_Nghi_201502.$C$5:.$C$31])  + SUMPRODUCT([Thong_Tin_Ngay_Nghi_201503.$B$5:.$B$30]=[.B22];[Thong_Tin_Ngay_Nghi_201503.$C$5:.$C$30]) +  SUMPRODUCT([Thong_Tin_Ngay_Nghi_201504.$B$5:.$B$36]=[.B22];[Thong_Tin_Ngay_Nghi_201504.$C$5:.$C$36]) + SUMPRODUCT([Thong_Tin_Ngay_Nghi_201505.$B$5:.$B$39]=[.B22];[Thong_Tin_Ngay_Nghi_201505.$C$5:.$C$39]) + SUMPRODUCT([Thong_Tin_Ngay_Nghi_201506.$B$4:.$B$41]=[.B22];[Thong_Tin_Ngay_Nghi_201506.$C$4:.$C$41])  + SUMPRODUCT([Thong_Tin_Ngay_Nghi_201507.$B$4:.$B$44]=[.B22];[Thong_Tin_Ngay_Nghi_201507.$C$4:.$C$44])" office:value-type="float" office:value="0">
            <text:p>0</text:p>
          </table:table-cell>
          <table:table-cell table:style-name="ce47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style-name="ce47"/>
          <table:table-cell table:style-name="ce47" table:formula="of:=[.I22]+[.J22]" office:value-type="float" office:value="2">
            <text:p>2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17">
            <text:p>17</text:p>
          </table:table-cell>
          <table:table-cell table:style-name="ce43" office:value-type="string">
            <text:p>MaiDT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3]);DATE(YEAR([.D23]);12;31);NOW())" office:value-type="date" office:date-value="2015-08-12T09:31:09.69">
            <text:p>08/12/15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52" table:formula="of:=SUMPRODUCT([Thong_Tin_Ngay_Nghi_201501.$B$3:.$B$25]=[.B23];[Thong_Tin_Ngay_Nghi_201501.$C$3:.$C$25]) + SUMPRODUCT([Thong_Tin_Ngay_Nghi_201502.$B$5:.$B$31]=[.B23];[Thong_Tin_Ngay_Nghi_201502.$C$5:.$C$31])  + SUMPRODUCT([Thong_Tin_Ngay_Nghi_201503.$B$5:.$B$30]=[.B23];[Thong_Tin_Ngay_Nghi_201503.$C$5:.$C$30])" office:value-type="float" office:value="9">
            <text:p>9</text:p>
          </table:table-cell>
          <table:table-cell table:style-name="ce55" table:formula="of:=SUMPRODUCT([Thong_Tin_Ngay_Nghi_201501.$B$3:.$B$25]=[.B23];[Thong_Tin_Ngay_Nghi_201501.$C$3:.$C$25]) + SUMPRODUCT([Thong_Tin_Ngay_Nghi_201502.$B$5:.$B$31]=[.B23];[Thong_Tin_Ngay_Nghi_201502.$C$5:.$C$31])  + SUMPRODUCT([Thong_Tin_Ngay_Nghi_201503.$B$5:.$B$30]=[.B23];[Thong_Tin_Ngay_Nghi_201503.$C$5:.$C$30]) +  SUMPRODUCT([Thong_Tin_Ngay_Nghi_201504.$B$5:.$B$36]=[.B23];[Thong_Tin_Ngay_Nghi_201504.$C$5:.$C$36]) + SUMPRODUCT([Thong_Tin_Ngay_Nghi_201505.$B$5:.$B$39]=[.B23];[Thong_Tin_Ngay_Nghi_201505.$C$5:.$C$39]) + SUMPRODUCT([Thong_Tin_Ngay_Nghi_201506.$B$4:.$B$41]=[.B23];[Thong_Tin_Ngay_Nghi_201506.$C$4:.$C$41])  + SUMPRODUCT([Thong_Tin_Ngay_Nghi_201507.$B$4:.$B$44]=[.B23];[Thong_Tin_Ngay_Nghi_201507.$C$4:.$C$44])" office:value-type="float" office:value="13">
            <text:p>13</text:p>
          </table:table-cell>
          <table:table-cell table:style-name="ce47" table:formula="of:=IF(DATE(YEAR([.E23]);MONTH([.E23]);DAY([.E23]))&lt;=DATE(YEAR([.E23]);3;31); [.C23]-[.G23] + [.F23]; IF([.G23]-[.C23]&lt;0;[.G23] + [.F23] -[.H23];[.F23]+[.C23]-[.H23]))" office:value-type="float" office:value="-6">
            <text:p>-6</text:p>
          </table:table-cell>
          <table:table-cell table:style-name="ce47" office:value-type="float" office:value="7">
            <text:p>7</text:p>
          </table:table-cell>
          <table:table-cell table:style-name="ce47" table:formula="of:=[.I23]+[.J23]" office:value-type="float" office:value="1">
            <text:p>1</text:p>
          </table:table-cell>
          <table:table-cell table:style-name="ce56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6-17">
            <text:p>06/17/15</text:p>
          </table:table-cell>
          <table:table-cell table:style-name="ce49" table:formula="of:=IF(YEAR(NOW())&gt;YEAR([.D24]);DATE(YEAR([.D24]);12;31);NOW())" office:value-type="date" office:date-value="2015-08-12T09:31:09.69">
            <text:p>08/12/15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24];[Thong_Tin_Ngay_Nghi_201501.$C$3:.$C$25]) + SUMPRODUCT([Thong_Tin_Ngay_Nghi_201502.$B$5:.$B$31]=[.B24];[Thong_Tin_Ngay_Nghi_201502.$C$5:.$C$31])  + SUMPRODUCT([Thong_Tin_Ngay_Nghi_201503.$B$5:.$B$30]=[.B24];[Thong_Tin_Ngay_Nghi_201503.$C$5:.$C$30]) +  SUMPRODUCT([Thong_Tin_Ngay_Nghi_201504.$B$5:.$B$36]=[.B24];[Thong_Tin_Ngay_Nghi_201504.$C$5:.$C$36]) + SUMPRODUCT([Thong_Tin_Ngay_Nghi_201505.$B$5:.$B$39]=[.B24];[Thong_Tin_Ngay_Nghi_201505.$C$5:.$C$39]) + SUMPRODUCT([Thong_Tin_Ngay_Nghi_201506.$B$4:.$B$41]=[.B24];[Thong_Tin_Ngay_Nghi_201506.$C$4:.$C$41])  + SUMPRODUCT([Thong_Tin_Ngay_Nghi_201507.$B$4:.$B$44]=[.B24];[Thong_Tin_Ngay_Nghi_201507.$C$4:.$C$44])" office:value-type="float" office:value="0">
            <text:p>0</text:p>
          </table:table-cell>
          <table:table-cell table:style-name="ce47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style-name="ce47"/>
          <table:table-cell table:style-name="ce47" table:formula="of:=[.I24]+[.J24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25">
            <text:p>05/25/15</text:p>
          </table:table-cell>
          <table:table-cell table:style-name="ce49" table:formula="of:=IF(YEAR(NOW())&gt;YEAR([.D25]);DATE(YEAR([.D25]);12;31);NOW())" office:value-type="date" office:date-value="2015-08-12T09:31:09.69">
            <text:p>08/12/15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5]=[.B25];[Thong_Tin_Ngay_Nghi_201501.$C$3:.$C$25]) + SUMPRODUCT([Thong_Tin_Ngay_Nghi_201502.$B$5:.$B$31]=[.B25];[Thong_Tin_Ngay_Nghi_201502.$C$5:.$C$31])  + SUMPRODUCT([Thong_Tin_Ngay_Nghi_201503.$B$5:.$B$30]=[.B25];[Thong_Tin_Ngay_Nghi_201503.$C$5:.$C$30]) +  SUMPRODUCT([Thong_Tin_Ngay_Nghi_201504.$B$5:.$B$36]=[.B25];[Thong_Tin_Ngay_Nghi_201504.$C$5:.$C$36]) + SUMPRODUCT([Thong_Tin_Ngay_Nghi_201505.$B$5:.$B$39]=[.B25];[Thong_Tin_Ngay_Nghi_201505.$C$5:.$C$39]) + SUMPRODUCT([Thong_Tin_Ngay_Nghi_201506.$B$4:.$B$41]=[.B25];[Thong_Tin_Ngay_Nghi_201506.$C$4:.$C$41])  + SUMPRODUCT([Thong_Tin_Ngay_Nghi_201507.$B$4:.$B$44]=[.B25];[Thong_Tin_Ngay_Nghi_201507.$C$4:.$C$44])" office:value-type="float" office:value="0">
            <text:p>0</text:p>
          </table:table-cell>
          <table:table-cell table:style-name="ce47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style-name="ce47"/>
          <table:table-cell table:style-name="ce47" table:formula="of:=[.I25]+[.J25]" office:value-type="float" office:value="2">
            <text:p>2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6]);DATE(YEAR([.D26]);12;31);NOW())" office:value-type="date" office:date-value="2015-08-12T09:31:09.69">
            <text:p>08/12/15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2" table:formula="of:=SUMPRODUCT([Thong_Tin_Ngay_Nghi_201501.$B$3:.$B$25]=[.B26];[Thong_Tin_Ngay_Nghi_201501.$C$3:.$C$25]) + SUMPRODUCT([Thong_Tin_Ngay_Nghi_201502.$B$5:.$B$31]=[.B26];[Thong_Tin_Ngay_Nghi_201502.$C$5:.$C$31])  + SUMPRODUCT([Thong_Tin_Ngay_Nghi_201503.$B$5:.$B$30]=[.B26];[Thong_Tin_Ngay_Nghi_201503.$C$5:.$C$30])" office:value-type="float" office:value="4.5">
            <text:p>4.5</text:p>
          </table:table-cell>
          <table:table-cell table:style-name="ce55" table:formula="of:=SUMPRODUCT([Thong_Tin_Ngay_Nghi_201501.$B$3:.$B$25]=[.B26];[Thong_Tin_Ngay_Nghi_201501.$C$3:.$C$25]) + SUMPRODUCT([Thong_Tin_Ngay_Nghi_201502.$B$5:.$B$31]=[.B26];[Thong_Tin_Ngay_Nghi_201502.$C$5:.$C$31])  + SUMPRODUCT([Thong_Tin_Ngay_Nghi_201503.$B$5:.$B$30]=[.B26];[Thong_Tin_Ngay_Nghi_201503.$C$5:.$C$30]) +  SUMPRODUCT([Thong_Tin_Ngay_Nghi_201504.$B$5:.$B$36]=[.B26];[Thong_Tin_Ngay_Nghi_201504.$C$5:.$C$36]) + SUMPRODUCT([Thong_Tin_Ngay_Nghi_201505.$B$5:.$B$39]=[.B26];[Thong_Tin_Ngay_Nghi_201505.$C$5:.$C$39]) + SUMPRODUCT([Thong_Tin_Ngay_Nghi_201506.$B$4:.$B$41]=[.B26];[Thong_Tin_Ngay_Nghi_201506.$C$4:.$C$41])  + SUMPRODUCT([Thong_Tin_Ngay_Nghi_201507.$B$4:.$B$44]=[.B26];[Thong_Tin_Ngay_Nghi_201507.$C$4:.$C$44])" office:value-type="float" office:value="6">
            <text:p>6</text:p>
          </table:table-cell>
          <table:table-cell table:style-name="ce47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style-name="ce47"/>
          <table:table-cell table:style-name="ce47" table:formula="of:=[.I26]+[.J26]" office:value-type="float" office:value="3">
            <text:p>3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7]);DATE(YEAR([.D27]);12;31);NOW())" office:value-type="date" office:date-value="2015-08-12T09:31:09.69">
            <text:p>08/12/15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2" table:formula="of:=SUMPRODUCT([Thong_Tin_Ngay_Nghi_201501.$B$3:.$B$25]=[.B27];[Thong_Tin_Ngay_Nghi_201501.$C$3:.$C$25]) + SUMPRODUCT([Thong_Tin_Ngay_Nghi_201502.$B$5:.$B$31]=[.B27];[Thong_Tin_Ngay_Nghi_201502.$C$5:.$C$31])  + SUMPRODUCT([Thong_Tin_Ngay_Nghi_201503.$B$5:.$B$30]=[.B27];[Thong_Tin_Ngay_Nghi_201503.$C$5:.$C$30])" office:value-type="float" office:value="2.5">
            <text:p>2.5</text:p>
          </table:table-cell>
          <table:table-cell table:style-name="ce55" table:formula="of:=SUMPRODUCT([Thong_Tin_Ngay_Nghi_201501.$B$3:.$B$25]=[.B27];[Thong_Tin_Ngay_Nghi_201501.$C$3:.$C$25]) + SUMPRODUCT([Thong_Tin_Ngay_Nghi_201502.$B$5:.$B$31]=[.B27];[Thong_Tin_Ngay_Nghi_201502.$C$5:.$C$31])  + SUMPRODUCT([Thong_Tin_Ngay_Nghi_201503.$B$5:.$B$30]=[.B27];[Thong_Tin_Ngay_Nghi_201503.$C$5:.$C$30]) +  SUMPRODUCT([Thong_Tin_Ngay_Nghi_201504.$B$5:.$B$36]=[.B27];[Thong_Tin_Ngay_Nghi_201504.$C$5:.$C$36]) + SUMPRODUCT([Thong_Tin_Ngay_Nghi_201505.$B$5:.$B$39]=[.B27];[Thong_Tin_Ngay_Nghi_201505.$C$5:.$C$39]) + SUMPRODUCT([Thong_Tin_Ngay_Nghi_201506.$B$4:.$B$41]=[.B27];[Thong_Tin_Ngay_Nghi_201506.$C$4:.$C$41])  + SUMPRODUCT([Thong_Tin_Ngay_Nghi_201507.$B$4:.$B$44]=[.B27];[Thong_Tin_Ngay_Nghi_201507.$C$4:.$C$44])" office:value-type="float" office:value="4.5">
            <text:p>4.5</text:p>
          </table:table-cell>
          <table:table-cell table:style-name="ce47" table:formula="of:=IF(DATE(YEAR([.E27]);MONTH([.E27]);DAY([.E27]))&lt;=DATE(YEAR([.E27]);3;31); [.C27]-[.G27] + [.F27]; IF([.G27]-[.C27]&lt;0;[.G27] + [.F27] -[.H27];[.F27]+[.C27]-[.H27]))" office:value-type="float" office:value="2.5">
            <text:p>2.5</text:p>
          </table:table-cell>
          <table:table-cell table:style-name="ce47"/>
          <table:table-cell table:style-name="ce47" table:formula="of:=[.I27]+[.J27]" office:value-type="float" office:value="2.5">
            <text:p>2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8]);DATE(YEAR([.D28]);12;31);NOW())" office:value-type="date" office:date-value="2015-08-12T09:31:09.69">
            <text:p>08/12/15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2" table:formula="of:=SUMPRODUCT([Thong_Tin_Ngay_Nghi_201501.$B$3:.$B$25]=[.B28];[Thong_Tin_Ngay_Nghi_201501.$C$3:.$C$25]) + SUMPRODUCT([Thong_Tin_Ngay_Nghi_201502.$B$5:.$B$31]=[.B28];[Thong_Tin_Ngay_Nghi_201502.$C$5:.$C$31])  + SUMPRODUCT([Thong_Tin_Ngay_Nghi_201503.$B$5:.$B$30]=[.B28];[Thong_Tin_Ngay_Nghi_201503.$C$5:.$C$30])" office:value-type="float" office:value="5">
            <text:p>5</text:p>
          </table:table-cell>
          <table:table-cell table:style-name="ce55" table:formula="of:=SUMPRODUCT([Thong_Tin_Ngay_Nghi_201501.$B$3:.$B$25]=[.B28];[Thong_Tin_Ngay_Nghi_201501.$C$3:.$C$25]) + SUMPRODUCT([Thong_Tin_Ngay_Nghi_201502.$B$5:.$B$31]=[.B28];[Thong_Tin_Ngay_Nghi_201502.$C$5:.$C$31])  + SUMPRODUCT([Thong_Tin_Ngay_Nghi_201503.$B$5:.$B$30]=[.B28];[Thong_Tin_Ngay_Nghi_201503.$C$5:.$C$30]) +  SUMPRODUCT([Thong_Tin_Ngay_Nghi_201504.$B$5:.$B$36]=[.B28];[Thong_Tin_Ngay_Nghi_201504.$C$5:.$C$36]) + SUMPRODUCT([Thong_Tin_Ngay_Nghi_201505.$B$5:.$B$39]=[.B28];[Thong_Tin_Ngay_Nghi_201505.$C$5:.$C$39]) + SUMPRODUCT([Thong_Tin_Ngay_Nghi_201506.$B$4:.$B$41]=[.B28];[Thong_Tin_Ngay_Nghi_201506.$C$4:.$C$41])  + SUMPRODUCT([Thong_Tin_Ngay_Nghi_201507.$B$4:.$B$44]=[.B28];[Thong_Tin_Ngay_Nghi_201507.$C$4:.$C$44])" office:value-type="float" office:value="6">
            <text:p>6</text:p>
          </table:table-cell>
          <table:table-cell table:style-name="ce47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style-name="ce47"/>
          <table:table-cell table:style-name="ce47" table:formula="of:=[.I28]+[.J28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9]);DATE(YEAR([.D29]);12;31);NOW())" office:value-type="date" office:date-value="2015-08-12T09:31:09.69">
            <text:p>08/12/15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2" table:formula="of:=SUMPRODUCT([Thong_Tin_Ngay_Nghi_201501.$B$3:.$B$25]=[.B29];[Thong_Tin_Ngay_Nghi_201501.$C$3:.$C$25]) + SUMPRODUCT([Thong_Tin_Ngay_Nghi_201502.$B$5:.$B$31]=[.B29];[Thong_Tin_Ngay_Nghi_201502.$C$5:.$C$31])  + SUMPRODUCT([Thong_Tin_Ngay_Nghi_201503.$B$5:.$B$30]=[.B29];[Thong_Tin_Ngay_Nghi_201503.$C$5:.$C$30])" office:value-type="float" office:value="2">
            <text:p>2</text:p>
          </table:table-cell>
          <table:table-cell table:style-name="ce55" table:formula="of:=SUMPRODUCT([Thong_Tin_Ngay_Nghi_201501.$B$3:.$B$25]=[.B29];[Thong_Tin_Ngay_Nghi_201501.$C$3:.$C$25]) + SUMPRODUCT([Thong_Tin_Ngay_Nghi_201502.$B$5:.$B$31]=[.B29];[Thong_Tin_Ngay_Nghi_201502.$C$5:.$C$31])  + SUMPRODUCT([Thong_Tin_Ngay_Nghi_201503.$B$5:.$B$30]=[.B29];[Thong_Tin_Ngay_Nghi_201503.$C$5:.$C$30]) +  SUMPRODUCT([Thong_Tin_Ngay_Nghi_201504.$B$5:.$B$36]=[.B29];[Thong_Tin_Ngay_Nghi_201504.$C$5:.$C$36]) + SUMPRODUCT([Thong_Tin_Ngay_Nghi_201505.$B$5:.$B$39]=[.B29];[Thong_Tin_Ngay_Nghi_201505.$C$5:.$C$39]) + SUMPRODUCT([Thong_Tin_Ngay_Nghi_201506.$B$4:.$B$41]=[.B29];[Thong_Tin_Ngay_Nghi_201506.$C$4:.$C$41])  + SUMPRODUCT([Thong_Tin_Ngay_Nghi_201507.$B$4:.$B$44]=[.B29];[Thong_Tin_Ngay_Nghi_201507.$C$4:.$C$44])" office:value-type="float" office:value="3">
            <text:p>3</text:p>
          </table:table-cell>
          <table:table-cell table:style-name="ce47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style-name="ce47"/>
          <table:table-cell table:style-name="ce47" table:formula="of:=[.I29]+[.J29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0]);DATE(YEAR([.D30]);12;31);NOW())" office:value-type="date" office:date-value="2015-08-12T09:31:09.69">
            <text:p>08/12/15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2" table:formula="of:=SUMPRODUCT([Thong_Tin_Ngay_Nghi_201501.$B$3:.$B$25]=[.B30];[Thong_Tin_Ngay_Nghi_201501.$C$3:.$C$25]) + SUMPRODUCT([Thong_Tin_Ngay_Nghi_201502.$B$5:.$B$31]=[.B30];[Thong_Tin_Ngay_Nghi_201502.$C$5:.$C$31])  + SUMPRODUCT([Thong_Tin_Ngay_Nghi_201503.$B$5:.$B$30]=[.B30];[Thong_Tin_Ngay_Nghi_201503.$C$5:.$C$30])" office:value-type="float" office:value="11">
            <text:p>11</text:p>
          </table:table-cell>
          <table:table-cell table:style-name="ce55" table:formula="of:=SUMPRODUCT([Thong_Tin_Ngay_Nghi_201501.$B$3:.$B$25]=[.B30];[Thong_Tin_Ngay_Nghi_201501.$C$3:.$C$25]) + SUMPRODUCT([Thong_Tin_Ngay_Nghi_201502.$B$5:.$B$31]=[.B30];[Thong_Tin_Ngay_Nghi_201502.$C$5:.$C$31])  + SUMPRODUCT([Thong_Tin_Ngay_Nghi_201503.$B$5:.$B$30]=[.B30];[Thong_Tin_Ngay_Nghi_201503.$C$5:.$C$30]) +  SUMPRODUCT([Thong_Tin_Ngay_Nghi_201504.$B$5:.$B$36]=[.B30];[Thong_Tin_Ngay_Nghi_201504.$C$5:.$C$36]) + SUMPRODUCT([Thong_Tin_Ngay_Nghi_201505.$B$5:.$B$39]=[.B30];[Thong_Tin_Ngay_Nghi_201505.$C$5:.$C$39]) + SUMPRODUCT([Thong_Tin_Ngay_Nghi_201506.$B$4:.$B$41]=[.B30];[Thong_Tin_Ngay_Nghi_201506.$C$4:.$C$41])  + SUMPRODUCT([Thong_Tin_Ngay_Nghi_201507.$B$4:.$B$44]=[.B30];[Thong_Tin_Ngay_Nghi_201507.$C$4:.$C$44])" office:value-type="float" office:value="20.5">
            <text:p>20.5</text:p>
          </table:table-cell>
          <table:table-cell table:style-name="ce47" table:formula="of:=IF(DATE(YEAR([.E30]);MONTH([.E30]);DAY([.E30]))&lt;=DATE(YEAR([.E30]);3;31); [.C30]-[.G30] + [.F30]; IF([.G30]-[.C30]&lt;0;[.G30] + [.F30] -[.H30];[.F30]+[.C30]-[.H30]))" office:value-type="float" office:value="-13.5">
            <text:p>-13.5</text:p>
          </table:table-cell>
          <table:table-cell table:style-name="ce47"/>
          <table:table-cell table:style-name="ce47" table:formula="of:=[.I30]+[.J30]" office:value-type="float" office:value="-13.5">
            <text:p>-13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2">
            <text:p>01/02/15</text:p>
          </table:table-cell>
          <table:table-cell table:style-name="ce49" table:formula="of:=IF(YEAR(NOW())&gt;YEAR([.D31]);DATE(YEAR([.D31]);12;31);NOW())" office:value-type="date" office:date-value="2015-08-12T09:31:09.7">
            <text:p>08/12/15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2" table:formula="of:=SUMPRODUCT([Thong_Tin_Ngay_Nghi_201501.$B$3:.$B$25]=[.B31];[Thong_Tin_Ngay_Nghi_201501.$C$3:.$C$25]) + SUMPRODUCT([Thong_Tin_Ngay_Nghi_201502.$B$5:.$B$31]=[.B31];[Thong_Tin_Ngay_Nghi_201502.$C$5:.$C$31])  + SUMPRODUCT([Thong_Tin_Ngay_Nghi_201503.$B$5:.$B$30]=[.B31];[Thong_Tin_Ngay_Nghi_201503.$C$5:.$C$30])" office:value-type="float" office:value="2.5">
            <text:p>2.5</text:p>
          </table:table-cell>
          <table:table-cell table:style-name="ce55" table:formula="of:=SUMPRODUCT([Thong_Tin_Ngay_Nghi_201501.$B$3:.$B$25]=[.B31];[Thong_Tin_Ngay_Nghi_201501.$C$3:.$C$25]) + SUMPRODUCT([Thong_Tin_Ngay_Nghi_201502.$B$5:.$B$31]=[.B31];[Thong_Tin_Ngay_Nghi_201502.$C$5:.$C$31])  + SUMPRODUCT([Thong_Tin_Ngay_Nghi_201503.$B$5:.$B$30]=[.B31];[Thong_Tin_Ngay_Nghi_201503.$C$5:.$C$30]) +  SUMPRODUCT([Thong_Tin_Ngay_Nghi_201504.$B$5:.$B$36]=[.B31];[Thong_Tin_Ngay_Nghi_201504.$C$5:.$C$36]) + SUMPRODUCT([Thong_Tin_Ngay_Nghi_201505.$B$5:.$B$39]=[.B31];[Thong_Tin_Ngay_Nghi_201505.$C$5:.$C$39]) + SUMPRODUCT([Thong_Tin_Ngay_Nghi_201506.$B$4:.$B$41]=[.B31];[Thong_Tin_Ngay_Nghi_201506.$C$4:.$C$41])  + SUMPRODUCT([Thong_Tin_Ngay_Nghi_201507.$B$4:.$B$44]=[.B31];[Thong_Tin_Ngay_Nghi_201507.$C$4:.$C$44])" office:value-type="float" office:value="3.5">
            <text:p>3.5</text:p>
          </table:table-cell>
          <table:table-cell table:style-name="ce47" table:formula="of:=IF(DATE(YEAR([.E31]);MONTH([.E31]);DAY([.E31]))&lt;=DATE(YEAR([.E31]);3;31); [.C31]-[.G31] + [.F31]; IF([.G31]-[.C31]&lt;0;[.G31] + [.F31] -[.H31];[.F31]+[.C31]-[.H31]))" office:value-type="float" office:value="3.5">
            <text:p>3.5</text:p>
          </table:table-cell>
          <table:table-cell table:style-name="ce47"/>
          <table:table-cell table:style-name="ce47" table:formula="of:=[.I31]+[.J31]" office:value-type="float" office:value="3.5">
            <text:p>3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4" office:value-type="string">
            <text:p>ThaoTP</text:p>
          </table:table-cell>
          <table:table-cell table:style-name="ce48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50" table:formula="of:=IF(YEAR(NOW())&gt;YEAR([.D32]);DATE(YEAR([.D32]);12;31);NOW())" office:value-type="date" office:date-value="2015-08-12T09:31:09.7">
            <text:p>08/12/15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2" table:formula="of:=SUMPRODUCT([Thong_Tin_Ngay_Nghi_201501.$B$3:.$B$25]=[.B32];[Thong_Tin_Ngay_Nghi_201501.$C$3:.$C$25]) + SUMPRODUCT([Thong_Tin_Ngay_Nghi_201502.$B$5:.$B$31]=[.B32];[Thong_Tin_Ngay_Nghi_201502.$C$5:.$C$31])  + SUMPRODUCT([Thong_Tin_Ngay_Nghi_201503.$B$5:.$B$30]=[.B32];[Thong_Tin_Ngay_Nghi_201503.$C$5:.$C$30])" office:value-type="float" office:value="4">
            <text:p>4</text:p>
          </table:table-cell>
          <table:table-cell table:style-name="ce55" table:formula="of:=SUMPRODUCT([Thong_Tin_Ngay_Nghi_201501.$B$3:.$B$25]=[.B32];[Thong_Tin_Ngay_Nghi_201501.$C$3:.$C$25]) + SUMPRODUCT([Thong_Tin_Ngay_Nghi_201502.$B$5:.$B$31]=[.B32];[Thong_Tin_Ngay_Nghi_201502.$C$5:.$C$31])  + SUMPRODUCT([Thong_Tin_Ngay_Nghi_201503.$B$5:.$B$30]=[.B32];[Thong_Tin_Ngay_Nghi_201503.$C$5:.$C$30]) +  SUMPRODUCT([Thong_Tin_Ngay_Nghi_201504.$B$5:.$B$36]=[.B32];[Thong_Tin_Ngay_Nghi_201504.$C$5:.$C$36]) + SUMPRODUCT([Thong_Tin_Ngay_Nghi_201505.$B$5:.$B$39]=[.B32];[Thong_Tin_Ngay_Nghi_201505.$C$5:.$C$39]) + SUMPRODUCT([Thong_Tin_Ngay_Nghi_201506.$B$4:.$B$41]=[.B32];[Thong_Tin_Ngay_Nghi_201506.$C$4:.$C$41])  + SUMPRODUCT([Thong_Tin_Ngay_Nghi_201507.$B$4:.$B$44]=[.B32];[Thong_Tin_Ngay_Nghi_201507.$C$4:.$C$44])" office:value-type="float" office:value="8">
            <text:p>8</text:p>
          </table:table-cell>
          <table:table-cell table:style-name="ce47" table:formula="of:=IF(DATE(YEAR([.E32]);MONTH([.E32]);DAY([.E32]))&lt;=DATE(YEAR([.E32]);3;31); [.C32]-[.G32] + [.F32]; IF([.G32]-[.C32]&lt;0;[.G32] + [.F32] -[.H32];[.F32]+[.C32]-[.H32]))" office:value-type="float" office:value="-1">
            <text:p>-1</text:p>
          </table:table-cell>
          <table:table-cell table:style-name="ce47"/>
          <table:table-cell table:style-name="ce47" table:formula="of:=[.I32]+[.J32]" office:value-type="float" office:value="-1">
            <text:p>-1</text:p>
          </table:table-cell>
          <table:table-cell table:style-name="ce56"/>
          <table:table-cell table:style-name="ce57"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3]);DATE(YEAR([.D33]);12;31);NOW())" office:value-type="date" office:date-value="2015-08-12T09:31:09.7">
            <text:p>08/12/15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2" table:formula="of:=SUMPRODUCT([Thong_Tin_Ngay_Nghi_201501.$B$3:.$B$25]=[.B33];[Thong_Tin_Ngay_Nghi_201501.$C$3:.$C$25]) + SUMPRODUCT([Thong_Tin_Ngay_Nghi_201502.$B$5:.$B$31]=[.B33];[Thong_Tin_Ngay_Nghi_201502.$C$5:.$C$31])  + SUMPRODUCT([Thong_Tin_Ngay_Nghi_201503.$B$5:.$B$30]=[.B33];[Thong_Tin_Ngay_Nghi_201503.$C$5:.$C$30])" office:value-type="float" office:value="10">
            <text:p>10</text:p>
          </table:table-cell>
          <table:table-cell table:style-name="ce55" table:formula="of:=SUMPRODUCT([Thong_Tin_Ngay_Nghi_201501.$B$3:.$B$25]=[.B33];[Thong_Tin_Ngay_Nghi_201501.$C$3:.$C$25]) + SUMPRODUCT([Thong_Tin_Ngay_Nghi_201502.$B$5:.$B$31]=[.B33];[Thong_Tin_Ngay_Nghi_201502.$C$5:.$C$31])  + SUMPRODUCT([Thong_Tin_Ngay_Nghi_201503.$B$5:.$B$30]=[.B33];[Thong_Tin_Ngay_Nghi_201503.$C$5:.$C$30]) +  SUMPRODUCT([Thong_Tin_Ngay_Nghi_201504.$B$5:.$B$36]=[.B33];[Thong_Tin_Ngay_Nghi_201504.$C$5:.$C$36]) + SUMPRODUCT([Thong_Tin_Ngay_Nghi_201505.$B$5:.$B$39]=[.B33];[Thong_Tin_Ngay_Nghi_201505.$C$5:.$C$39]) + SUMPRODUCT([Thong_Tin_Ngay_Nghi_201506.$B$4:.$B$41]=[.B33];[Thong_Tin_Ngay_Nghi_201506.$C$4:.$C$41])  + SUMPRODUCT([Thong_Tin_Ngay_Nghi_201507.$B$4:.$B$44]=[.B33];[Thong_Tin_Ngay_Nghi_201507.$C$4:.$C$44])" office:value-type="float" office:value="13">
            <text:p>13</text:p>
          </table:table-cell>
          <table:table-cell table:style-name="ce47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7"/>
          <table:table-cell table:style-name="ce47" table:formula="of:=[.I33]+[.J33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28">
            <text:p>28</text:p>
          </table:table-cell>
          <table:table-cell table:style-name="ce43" office:value-type="string">
            <text:p>ThienT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18">
            <text:p>05/18/15</text:p>
          </table:table-cell>
          <table:table-cell table:style-name="ce49" table:formula="of:=IF(YEAR(NOW())&gt;YEAR([.D34]);DATE(YEAR([.D34]);12;31);NOW())" office:value-type="date" office:date-value="2015-08-12T09:31:09.7">
            <text:p>08/12/15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5]=[.B34];[Thong_Tin_Ngay_Nghi_201501.$C$3:.$C$25]) + SUMPRODUCT([Thong_Tin_Ngay_Nghi_201502.$B$5:.$B$31]=[.B34];[Thong_Tin_Ngay_Nghi_201502.$C$5:.$C$31])  + SUMPRODUCT([Thong_Tin_Ngay_Nghi_201503.$B$5:.$B$30]=[.B34];[Thong_Tin_Ngay_Nghi_201503.$C$5:.$C$30]) +  SUMPRODUCT([Thong_Tin_Ngay_Nghi_201504.$B$5:.$B$36]=[.B34];[Thong_Tin_Ngay_Nghi_201504.$C$5:.$C$36]) + SUMPRODUCT([Thong_Tin_Ngay_Nghi_201505.$B$5:.$B$39]=[.B34];[Thong_Tin_Ngay_Nghi_201505.$C$5:.$C$39]) + SUMPRODUCT([Thong_Tin_Ngay_Nghi_201506.$B$4:.$B$41]=[.B34];[Thong_Tin_Ngay_Nghi_201506.$C$4:.$C$41])  + SUMPRODUCT([Thong_Tin_Ngay_Nghi_201507.$B$4:.$B$44]=[.B34];[Thong_Tin_Ngay_Nghi_201507.$C$4:.$C$44])" office:value-type="float" office:value="2">
            <text:p>2</text:p>
          </table:table-cell>
          <table:table-cell table:style-name="ce47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47" office:value-type="float" office:value="1.5">
            <text:p>1.5</text:p>
          </table:table-cell>
          <table:table-cell table:style-name="ce47" table:formula="of:=[.I34]+[.J34]" office:value-type="float" office:value="1.5">
            <text:p>1.5</text:p>
          </table:table-cell>
          <table:table-cell table:style-name="ce56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uNV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5]);DATE(YEAR([.D35]);12;31);NOW())" office:value-type="date" office:date-value="2015-08-12T09:31:09.71">
            <text:p>08/12/15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2" table:formula="of:=SUMPRODUCT([Thong_Tin_Ngay_Nghi_201501.$B$3:.$B$25]=[.B35];[Thong_Tin_Ngay_Nghi_201501.$C$3:.$C$25]) + SUMPRODUCT([Thong_Tin_Ngay_Nghi_201502.$B$5:.$B$31]=[.B35];[Thong_Tin_Ngay_Nghi_201502.$C$5:.$C$31])  + SUMPRODUCT([Thong_Tin_Ngay_Nghi_201503.$B$5:.$B$30]=[.B35];[Thong_Tin_Ngay_Nghi_201503.$C$5:.$C$30])" office:value-type="float" office:value="5.5">
            <text:p>5.5</text:p>
          </table:table-cell>
          <table:table-cell table:style-name="ce55" table:formula="of:=SUMPRODUCT([Thong_Tin_Ngay_Nghi_201501.$B$3:.$B$25]=[.B35];[Thong_Tin_Ngay_Nghi_201501.$C$3:.$C$25]) + SUMPRODUCT([Thong_Tin_Ngay_Nghi_201502.$B$5:.$B$31]=[.B35];[Thong_Tin_Ngay_Nghi_201502.$C$5:.$C$31])  + SUMPRODUCT([Thong_Tin_Ngay_Nghi_201503.$B$5:.$B$30]=[.B35];[Thong_Tin_Ngay_Nghi_201503.$C$5:.$C$30]) +  SUMPRODUCT([Thong_Tin_Ngay_Nghi_201504.$B$5:.$B$36]=[.B35];[Thong_Tin_Ngay_Nghi_201504.$C$5:.$C$36]) + SUMPRODUCT([Thong_Tin_Ngay_Nghi_201505.$B$5:.$B$39]=[.B35];[Thong_Tin_Ngay_Nghi_201505.$C$5:.$C$39]) + SUMPRODUCT([Thong_Tin_Ngay_Nghi_201506.$B$4:.$B$41]=[.B35];[Thong_Tin_Ngay_Nghi_201506.$C$4:.$C$41])  + SUMPRODUCT([Thong_Tin_Ngay_Nghi_201507.$B$4:.$B$44]=[.B35];[Thong_Tin_Ngay_Nghi_201507.$C$4:.$C$44])" office:value-type="float" office:value="8.5">
            <text:p>8.5</text:p>
          </table:table-cell>
          <table:table-cell table:style-name="ce47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style-name="ce47"/>
          <table:table-cell table:style-name="ce47" table:formula="of:=[.I35]+[.J35]" office:value-type="float" office:value="3.5">
            <text:p>3.5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30">
            <text:p>30</text:p>
          </table:table-cell>
          <table:table-cell table:style-name="ce43" office:value-type="string">
            <text:p>Thinh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13">
            <text:p>04/13/15</text:p>
          </table:table-cell>
          <table:table-cell table:style-name="ce49" table:formula="of:=IF(YEAR(NOW())&gt;YEAR([.D36]);DATE(YEAR([.D36]);12;31);NOW())" office:value-type="date" office:date-value="2015-08-12T09:31:09.71">
            <text:p>08/12/15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2" table:formula="of:=SUMPRODUCT([Thong_Tin_Ngay_Nghi_201501.$B$3:.$B$25]=[.B36];[Thong_Tin_Ngay_Nghi_201501.$C$3:.$C$25]) + SUMPRODUCT([Thong_Tin_Ngay_Nghi_201502.$B$5:.$B$31]=[.B36];[Thong_Tin_Ngay_Nghi_201502.$C$5:.$C$31])  + SUMPRODUCT([Thong_Tin_Ngay_Nghi_201503.$B$5:.$B$30]=[.B36];[Thong_Tin_Ngay_Nghi_201503.$C$5:.$C$30])" office:value-type="float" office:value="0">
            <text:p>0</text:p>
          </table:table-cell>
          <table:table-cell table:style-name="ce55" table:formula="of:=SUMPRODUCT([Thong_Tin_Ngay_Nghi_201501.$B$3:.$B$25]=[.B36];[Thong_Tin_Ngay_Nghi_201501.$C$3:.$C$25]) + SUMPRODUCT([Thong_Tin_Ngay_Nghi_201502.$B$5:.$B$31]=[.B36];[Thong_Tin_Ngay_Nghi_201502.$C$5:.$C$31])  + SUMPRODUCT([Thong_Tin_Ngay_Nghi_201503.$B$5:.$B$30]=[.B36];[Thong_Tin_Ngay_Nghi_201503.$C$5:.$C$30]) +  SUMPRODUCT([Thong_Tin_Ngay_Nghi_201504.$B$5:.$B$36]=[.B36];[Thong_Tin_Ngay_Nghi_201504.$C$5:.$C$36]) + SUMPRODUCT([Thong_Tin_Ngay_Nghi_201505.$B$5:.$B$39]=[.B36];[Thong_Tin_Ngay_Nghi_201505.$C$5:.$C$39]) + SUMPRODUCT([Thong_Tin_Ngay_Nghi_201506.$B$4:.$B$41]=[.B36];[Thong_Tin_Ngay_Nghi_201506.$C$4:.$C$41])  + SUMPRODUCT([Thong_Tin_Ngay_Nghi_201507.$B$4:.$B$44]=[.B36];[Thong_Tin_Ngay_Nghi_201507.$C$4:.$C$44])" office:value-type="float" office:value="1.5">
            <text:p>1.5</text:p>
          </table:table-cell>
          <table:table-cell table:style-name="ce47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style-name="ce47" office:value-type="float" office:value="1.5">
            <text:p>1.5</text:p>
          </table:table-cell>
          <table:table-cell table:style-name="ce47" table:formula="of:=[.I36]+[.J36]" office:value-type="float" office:value="4">
            <text:p>4</text:p>
          </table:table-cell>
          <table:table-cell table:style-name="ce56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41" office:value-type="float" office:value="31">
            <text:p>31</text:p>
          </table:table-cell>
          <table:table-cell table:style-name="ce43" office:value-type="string">
            <text:p>ThoNX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6-01">
            <text:p>06/01/15</text:p>
          </table:table-cell>
          <table:table-cell table:style-name="ce49" office:value-type="date" office:date-value="2015-07-14">
            <text:p>07/14/15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37];[Thong_Tin_Ngay_Nghi_201501.$C$3:.$C$25]) + SUMPRODUCT([Thong_Tin_Ngay_Nghi_201502.$B$5:.$B$31]=[.B37];[Thong_Tin_Ngay_Nghi_201502.$C$5:.$C$31])  + SUMPRODUCT([Thong_Tin_Ngay_Nghi_201503.$B$5:.$B$30]=[.B37];[Thong_Tin_Ngay_Nghi_201503.$C$5:.$C$30]) +  SUMPRODUCT([Thong_Tin_Ngay_Nghi_201504.$B$5:.$B$36]=[.B37];[Thong_Tin_Ngay_Nghi_201504.$C$5:.$C$36]) + SUMPRODUCT([Thong_Tin_Ngay_Nghi_201505.$B$5:.$B$39]=[.B37];[Thong_Tin_Ngay_Nghi_201505.$C$5:.$C$39]) + SUMPRODUCT([Thong_Tin_Ngay_Nghi_201506.$B$4:.$B$41]=[.B37];[Thong_Tin_Ngay_Nghi_201506.$C$4:.$C$41])  + SUMPRODUCT([Thong_Tin_Ngay_Nghi_201507.$B$4:.$B$44]=[.B37];[Thong_Tin_Ngay_Nghi_201507.$C$4:.$C$44])" office:value-type="float" office:value="1.5">
            <text:p>1.5</text:p>
          </table:table-cell>
          <table:table-cell table:style-name="ce47" table:formula="of:=IF(DATE(YEAR([.E37]);MONTH([.E37]);DAY([.E37]))&lt;=DATE(YEAR([.E37]);3;31); [.C37]-[.G37] + [.F37]; IF([.G37]-[.C37]&lt;0;[.G37] + [.F37] -[.H37];[.F37]+[.C37]-[.H37]))" office:value-type="float" office:value="-0.5">
            <text:p>-0.5</text:p>
          </table:table-cell>
          <table:table-cell table:style-name="ce47" office:value-type="float" office:value="1.5">
            <text:p>1.5</text:p>
          </table:table-cell>
          <table:table-cell table:style-name="ce47" table:formula="of:=[.I37]+[.J37]" office:value-type="float" office:value="1">
            <text:p>1</text:p>
          </table:table-cell>
          <table:table-cell table:style-name="ce56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6">
            <text:p>07/06/15</text:p>
          </table:table-cell>
          <table:table-cell table:style-name="ce49" table:formula="of:=IF(YEAR(NOW())&gt;YEAR([.D38]);DATE(YEAR([.D38]);12;31);NOW())" office:value-type="date" office:date-value="2015-08-12T09:31:09.71">
            <text:p>08/12/15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38];[Thong_Tin_Ngay_Nghi_201501.$C$3:.$C$25]) + SUMPRODUCT([Thong_Tin_Ngay_Nghi_201502.$B$5:.$B$31]=[.B38];[Thong_Tin_Ngay_Nghi_201502.$C$5:.$C$31])  + SUMPRODUCT([Thong_Tin_Ngay_Nghi_201503.$B$5:.$B$30]=[.B38];[Thong_Tin_Ngay_Nghi_201503.$C$5:.$C$30]) +  SUMPRODUCT([Thong_Tin_Ngay_Nghi_201504.$B$5:.$B$36]=[.B38];[Thong_Tin_Ngay_Nghi_201504.$C$5:.$C$36]) + SUMPRODUCT([Thong_Tin_Ngay_Nghi_201505.$B$5:.$B$39]=[.B38];[Thong_Tin_Ngay_Nghi_201505.$C$5:.$C$39]) + SUMPRODUCT([Thong_Tin_Ngay_Nghi_201506.$B$4:.$B$41]=[.B38];[Thong_Tin_Ngay_Nghi_201506.$C$4:.$C$41])  + SUMPRODUCT([Thong_Tin_Ngay_Nghi_201507.$B$4:.$B$44]=[.B38];[Thong_Tin_Ngay_Nghi_201507.$C$4:.$C$44])" office:value-type="float" office:value="1">
            <text:p>1</text:p>
          </table:table-cell>
          <table:table-cell table:style-name="ce47" table:formula="of:=IF(DATE(YEAR([.E38]);MONTH([.E38]);DAY([.E38]))&lt;=DATE(YEAR([.E38]);3;31); [.C38]-[.G38] + [.F38]; IF([.G38]-[.C38]&lt;0;[.G38] + [.F38] -[.H38];[.F38]+[.C38]-[.H38]))" office:value-type="float" office:value="0">
            <text:p>0</text:p>
          </table:table-cell>
          <table:table-cell table:style-name="ce47"/>
          <table:table-cell table:style-name="ce47" table:formula="of:=[.I38]+[.J38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9]);DATE(YEAR([.D39]);12;31);NOW())" office:value-type="date" office:date-value="2015-08-12T09:31:09.71">
            <text:p>08/12/15</text:p>
          </table:table-cell>
          <table:table-cell table:style-name="ce51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2" table:formula="of:=SUMPRODUCT([Thong_Tin_Ngay_Nghi_201501.$B$3:.$B$25]=[.B39];[Thong_Tin_Ngay_Nghi_201501.$C$3:.$C$25]) + SUMPRODUCT([Thong_Tin_Ngay_Nghi_201502.$B$5:.$B$31]=[.B39];[Thong_Tin_Ngay_Nghi_201502.$C$5:.$C$31])  + SUMPRODUCT([Thong_Tin_Ngay_Nghi_201503.$B$5:.$B$30]=[.B39];[Thong_Tin_Ngay_Nghi_201503.$C$5:.$C$30])" office:value-type="float" office:value="7.5">
            <text:p>7.5</text:p>
          </table:table-cell>
          <table:table-cell table:style-name="ce55" table:formula="of:=SUMPRODUCT([Thong_Tin_Ngay_Nghi_201501.$B$3:.$B$25]=[.B39];[Thong_Tin_Ngay_Nghi_201501.$C$3:.$C$25]) + SUMPRODUCT([Thong_Tin_Ngay_Nghi_201502.$B$5:.$B$31]=[.B39];[Thong_Tin_Ngay_Nghi_201502.$C$5:.$C$31])  + SUMPRODUCT([Thong_Tin_Ngay_Nghi_201503.$B$5:.$B$30]=[.B39];[Thong_Tin_Ngay_Nghi_201503.$C$5:.$C$30]) +  SUMPRODUCT([Thong_Tin_Ngay_Nghi_201504.$B$5:.$B$36]=[.B39];[Thong_Tin_Ngay_Nghi_201504.$C$5:.$C$36]) + SUMPRODUCT([Thong_Tin_Ngay_Nghi_201505.$B$5:.$B$39]=[.B39];[Thong_Tin_Ngay_Nghi_201505.$C$5:.$C$39]) + SUMPRODUCT([Thong_Tin_Ngay_Nghi_201506.$B$4:.$B$41]=[.B39];[Thong_Tin_Ngay_Nghi_201506.$C$4:.$C$41])  + SUMPRODUCT([Thong_Tin_Ngay_Nghi_201507.$B$4:.$B$44]=[.B39];[Thong_Tin_Ngay_Nghi_201507.$C$4:.$C$44])" office:value-type="float" office:value="14">
            <text:p>14</text:p>
          </table:table-cell>
          <table:table-cell table:style-name="ce47" table:formula="of:=IF(DATE(YEAR([.E39]);MONTH([.E39]);DAY([.E39]))&lt;=DATE(YEAR([.E39]);3;31); [.C39]-[.G39] + [.F39]; IF([.G39]-[.C39]&lt;0;[.G39] + [.F39] -[.H39];[.F39]+[.C39]-[.H39]))" office:value-type="float" office:value="-6">
            <text:p>-6</text:p>
          </table:table-cell>
          <table:table-cell table:style-name="ce47"/>
          <table:table-cell table:style-name="ce47" table:formula="of:=[.I39]+[.J39]" office:value-type="float" office:value="-6">
            <text:p>-6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40]);DATE(YEAR([.D40]);12;31);NOW())" office:value-type="date" office:date-value="2015-08-12T09:31:09.71">
            <text:p>08/12/15</text:p>
          </table:table-cell>
          <table:table-cell table:style-name="ce51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52" table:formula="of:=SUMPRODUCT([Thong_Tin_Ngay_Nghi_201501.$B$3:.$B$25]=[.B40];[Thong_Tin_Ngay_Nghi_201501.$C$3:.$C$25]) + SUMPRODUCT([Thong_Tin_Ngay_Nghi_201502.$B$5:.$B$31]=[.B40];[Thong_Tin_Ngay_Nghi_201502.$C$5:.$C$31])  + SUMPRODUCT([Thong_Tin_Ngay_Nghi_201503.$B$5:.$B$30]=[.B40];[Thong_Tin_Ngay_Nghi_201503.$C$5:.$C$30])" office:value-type="float" office:value="0">
            <text:p>0</text:p>
          </table:table-cell>
          <table:table-cell table:style-name="ce55" table:formula="of:=SUMPRODUCT([Thong_Tin_Ngay_Nghi_201501.$B$3:.$B$25]=[.B40];[Thong_Tin_Ngay_Nghi_201501.$C$3:.$C$25]) + SUMPRODUCT([Thong_Tin_Ngay_Nghi_201502.$B$5:.$B$31]=[.B40];[Thong_Tin_Ngay_Nghi_201502.$C$5:.$C$31])  + SUMPRODUCT([Thong_Tin_Ngay_Nghi_201503.$B$5:.$B$30]=[.B40];[Thong_Tin_Ngay_Nghi_201503.$C$5:.$C$30]) +  SUMPRODUCT([Thong_Tin_Ngay_Nghi_201504.$B$5:.$B$36]=[.B40];[Thong_Tin_Ngay_Nghi_201504.$C$5:.$C$36]) + SUMPRODUCT([Thong_Tin_Ngay_Nghi_201505.$B$5:.$B$39]=[.B40];[Thong_Tin_Ngay_Nghi_201505.$C$5:.$C$39]) + SUMPRODUCT([Thong_Tin_Ngay_Nghi_201506.$B$4:.$B$41]=[.B40];[Thong_Tin_Ngay_Nghi_201506.$C$4:.$C$41])  + SUMPRODUCT([Thong_Tin_Ngay_Nghi_201507.$B$4:.$B$44]=[.B40];[Thong_Tin_Ngay_Nghi_201507.$C$4:.$C$44])" office:value-type="float" office:value="0">
            <text:p>0</text:p>
          </table:table-cell>
          <table:table-cell table:style-name="ce47" table:formula="of:=IF(DATE(YEAR([.E40]);MONTH([.E40]);DAY([.E40]))&lt;=DATE(YEAR([.E40]);3;31); [.C40]-[.G40] + [.F40]; IF([.G40]-[.C40]&lt;0;[.G40] + [.F40] -[.H40];[.F40]+[.C40]-[.H40]))" office:value-type="float" office:value="4">
            <text:p>4</text:p>
          </table:table-cell>
          <table:table-cell table:style-name="ce47"/>
          <table:table-cell table:style-name="ce47" table:formula="of:=[.I40]+[.J40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41]);DATE(YEAR([.D41]);12;31);NOW())" office:value-type="date" office:date-value="2015-08-12T09:31:09.71">
            <text:p>08/12/15</text:p>
          </table:table-cell>
          <table:table-cell table:style-name="ce51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2" table:formula="of:=SUMPRODUCT([Thong_Tin_Ngay_Nghi_201501.$B$3:.$B$25]=[.B41];[Thong_Tin_Ngay_Nghi_201501.$C$3:.$C$25]) + SUMPRODUCT([Thong_Tin_Ngay_Nghi_201502.$B$5:.$B$31]=[.B41];[Thong_Tin_Ngay_Nghi_201502.$C$5:.$C$31])  + SUMPRODUCT([Thong_Tin_Ngay_Nghi_201503.$B$5:.$B$30]=[.B41];[Thong_Tin_Ngay_Nghi_201503.$C$5:.$C$30])" office:value-type="float" office:value="1.5">
            <text:p>1.5</text:p>
          </table:table-cell>
          <table:table-cell table:style-name="ce55" table:formula="of:=SUMPRODUCT([Thong_Tin_Ngay_Nghi_201501.$B$3:.$B$25]=[.B41];[Thong_Tin_Ngay_Nghi_201501.$C$3:.$C$25]) + SUMPRODUCT([Thong_Tin_Ngay_Nghi_201502.$B$5:.$B$31]=[.B41];[Thong_Tin_Ngay_Nghi_201502.$C$5:.$C$31])  + SUMPRODUCT([Thong_Tin_Ngay_Nghi_201503.$B$5:.$B$30]=[.B41];[Thong_Tin_Ngay_Nghi_201503.$C$5:.$C$30]) +  SUMPRODUCT([Thong_Tin_Ngay_Nghi_201504.$B$5:.$B$36]=[.B41];[Thong_Tin_Ngay_Nghi_201504.$C$5:.$C$36]) + SUMPRODUCT([Thong_Tin_Ngay_Nghi_201505.$B$5:.$B$39]=[.B41];[Thong_Tin_Ngay_Nghi_201505.$C$5:.$C$39]) + SUMPRODUCT([Thong_Tin_Ngay_Nghi_201506.$B$4:.$B$41]=[.B41];[Thong_Tin_Ngay_Nghi_201506.$C$4:.$C$41])  + SUMPRODUCT([Thong_Tin_Ngay_Nghi_201507.$B$4:.$B$44]=[.B41];[Thong_Tin_Ngay_Nghi_201507.$C$4:.$C$44])" office:value-type="float" office:value="1.5">
            <text:p>1.5</text:p>
          </table:table-cell>
          <table:table-cell table:style-name="ce47" table:formula="of:=IF(DATE(YEAR([.E41]);MONTH([.E41]);DAY([.E41]))&lt;=DATE(YEAR([.E41]);3;31); [.C41]-[.G41] + [.F41]; IF([.G41]-[.C41]&lt;0;[.G41] + [.F41] -[.H41];[.F41]+[.C41]-[.H41]))" office:value-type="float" office:value="6.5">
            <text:p>6.5</text:p>
          </table:table-cell>
          <table:table-cell table:style-name="ce47"/>
          <table:table-cell table:style-name="ce47" table:formula="of:=[.I41]+[.J41]" office:value-type="float" office:value="6.5">
            <text:p>6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5" office:value-type="string">
            <text:p>Vinh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7">
            <text:p>07/07/15</text:p>
          </table:table-cell>
          <table:table-cell table:style-name="ce49" table:formula="of:=IF(YEAR(NOW())&gt;YEAR([.D42]);DATE(YEAR([.D42]);12;31);NOW())" office:value-type="date" office:date-value="2015-08-12T09:31:09.72">
            <text:p>08/12/15</text:p>
          </table:table-cell>
          <table:table-cell table:style-name="ce51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5]=[.B42];[Thong_Tin_Ngay_Nghi_201501.$C$3:.$C$25]) + SUMPRODUCT([Thong_Tin_Ngay_Nghi_201502.$B$5:.$B$31]=[.B42];[Thong_Tin_Ngay_Nghi_201502.$C$5:.$C$31])  + SUMPRODUCT([Thong_Tin_Ngay_Nghi_201503.$B$5:.$B$30]=[.B42];[Thong_Tin_Ngay_Nghi_201503.$C$5:.$C$30]) +  SUMPRODUCT([Thong_Tin_Ngay_Nghi_201504.$B$5:.$B$36]=[.B42];[Thong_Tin_Ngay_Nghi_201504.$C$5:.$C$36]) + SUMPRODUCT([Thong_Tin_Ngay_Nghi_201505.$B$5:.$B$39]=[.B42];[Thong_Tin_Ngay_Nghi_201505.$C$5:.$C$39]) + SUMPRODUCT([Thong_Tin_Ngay_Nghi_201506.$B$4:.$B$41]=[.B42];[Thong_Tin_Ngay_Nghi_201506.$C$4:.$C$41])  + SUMPRODUCT([Thong_Tin_Ngay_Nghi_201507.$B$4:.$B$44]=[.B42];[Thong_Tin_Ngay_Nghi_201507.$C$4:.$C$44])" office:value-type="float" office:value="0">
            <text:p>0</text:p>
          </table:table-cell>
          <table:table-cell table:style-name="ce47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style-name="ce47"/>
          <table:table-cell table:style-name="ce47" table:formula="of:=[.I42]+[.J42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43]);DATE(YEAR([.D43]);12;31);NOW())" office:value-type="date" office:date-value="2015-08-12T09:31:09.72">
            <text:p>08/12/15</text:p>
          </table:table-cell>
          <table:table-cell table:style-name="ce51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2" table:formula="of:=SUMPRODUCT([Thong_Tin_Ngay_Nghi_201501.$B$3:.$B$25]=[.B43];[Thong_Tin_Ngay_Nghi_201501.$C$3:.$C$25]) + SUMPRODUCT([Thong_Tin_Ngay_Nghi_201502.$B$5:.$B$31]=[.B43];[Thong_Tin_Ngay_Nghi_201502.$C$5:.$C$31])  + SUMPRODUCT([Thong_Tin_Ngay_Nghi_201503.$B$5:.$B$30]=[.B43];[Thong_Tin_Ngay_Nghi_201503.$C$5:.$C$30])" office:value-type="float" office:value="0">
            <text:p>0</text:p>
          </table:table-cell>
          <table:table-cell table:style-name="ce55" table:formula="of:=SUMPRODUCT([Thong_Tin_Ngay_Nghi_201501.$B$3:.$B$25]=[.B43];[Thong_Tin_Ngay_Nghi_201501.$C$3:.$C$25]) + SUMPRODUCT([Thong_Tin_Ngay_Nghi_201502.$B$5:.$B$31]=[.B43];[Thong_Tin_Ngay_Nghi_201502.$C$5:.$C$31])  + SUMPRODUCT([Thong_Tin_Ngay_Nghi_201503.$B$5:.$B$30]=[.B43];[Thong_Tin_Ngay_Nghi_201503.$C$5:.$C$30]) +  SUMPRODUCT([Thong_Tin_Ngay_Nghi_201504.$B$5:.$B$36]=[.B43];[Thong_Tin_Ngay_Nghi_201504.$C$5:.$C$36]) + SUMPRODUCT([Thong_Tin_Ngay_Nghi_201505.$B$5:.$B$39]=[.B43];[Thong_Tin_Ngay_Nghi_201505.$C$5:.$C$39]) + SUMPRODUCT([Thong_Tin_Ngay_Nghi_201506.$B$4:.$B$41]=[.B43];[Thong_Tin_Ngay_Nghi_201506.$C$4:.$C$41])  + SUMPRODUCT([Thong_Tin_Ngay_Nghi_201507.$B$4:.$B$44]=[.B43];[Thong_Tin_Ngay_Nghi_201507.$C$4:.$C$44])" office:value-type="float" office:value="1">
            <text:p>1</text:p>
          </table:table-cell>
          <table:table-cell table:style-name="ce47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style-name="ce47"/>
          <table:table-cell table:style-name="ce47" table:formula="of:=[.I43]+[.J43]" office:value-type="float" office:value="3">
            <text:p>3</text:p>
          </table:table-cell>
          <table:table-cell table:style-name="ce56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60" office:value-type="string" table:number-columns-spanned="31" table:number-rows-spanned="1">
            <text:p>January</text:p>
          </table:table-cell>
          <table:covered-table-cell table:number-columns-repeated="30" table:style-name="ce63"/>
          <table:table-cell table:style-name="ce65" table:number-columns-repeated="975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61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1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1" office:value-type="float" office:value="-3">
            <text:p>-3</text:p>
          </table:table-cell>
          <table:table-cell table:style-name="ce61" office:value-type="float" office:value="-4">
            <text:p>-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1" office:value-type="float" office:value="-11">
            <text:p>-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4" office:value-type="float" office:value="-17">
            <text:p>-17</text:p>
          </table:table-cell>
          <table:table-cell table:style-name="ce61" office:value-type="float" office:value="-18">
            <text:p>-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-24">
            <text:p>-24</text:p>
          </table:table-cell>
          <table:table-cell table:style-name="ce61" office:value-type="float" office:value="-25">
            <text:p>-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-31">
            <text:p>-31</text:p>
          </table:table-cell>
          <table:table-cell table:style-name="ce65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9" table:formula="of:=SUM([.D3:.AH3])" office:value-type="float" office:value="3">
            <text:p>3</text:p>
          </table:table-cell>
          <table:table-cell table:style-name="ce62" table:number-columns-repeated="11"/>
          <table:table-cell table:style-name="ce62" office:value-type="float" office:value="0">
            <office:annotation draw:style-name="gr3" draw:text-style-name="P1" svg:width="1.1413in" svg:height="0.7012in" svg:x="6.6224in" svg:y="0.011in" draw:caption-point-x="-0.2402in" draw:caption-point-y="0.473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9.578in" svg:y="0.011in" draw:caption-point-x="-0.2402in" draw:caption-point-y="0.4736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9" table:formula="of:=SUM([.D4:.AH4])" office:value-type="float" office:value="2.5">
            <text:p>2.5</text:p>
          </table:table-cell>
          <table:table-cell table:style-name="ce62" table:number-columns-repeated="4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9" table:formula="of:=SUM([.D5:.AH5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9" table:formula="of:=SUM([.D6:.AH6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9" table:formula="of:=SUM([.D7:.AH7])" office:value-type="float" office:value="0">
            <text:p>0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">
            <office:annotation draw:style-name="gr6" draw:text-style-name="P1" svg:width="1.1413in" svg:height="0.2346in" svg:x="5.8835in" svg:y="0.9693in" draw:caption-point-x="-0.2402in" draw:caption-point-y="0.5059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2"/>
          <table:table-cell table:style-name="ce62" office:value-type="float" office:value="0">
            <office:annotation draw:style-name="gr2" draw:text-style-name="P1" svg:width="1.1413in" svg:height="0.5457in" svg:x="6.6224in" svg:y="0.976in" draw:caption-point-x="-0.2402in" draw:caption-point-y="0.4992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4" draw:text-style-name="P1" svg:width="1.1413in" svg:height="0.3902in" svg:x="9.2087in" svg:y="0.976in" draw:caption-point-x="-0.2402in" draw:caption-point-y="0.499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4" draw:text-style-name="P1" svg:width="1.1413in" svg:height="0.3902in" svg:x="11.7949in" svg:y="0.976in" draw:caption-point-x="-0.2402in" draw:caption-point-y="0.4992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9" table:formula="of:=SUM([.D8:.AH8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nNV</text:p>
          </table:table-cell>
          <table:table-cell table:style-name="ce59" table:formula="of:=SUM([.D9:.AH9])" office:value-type="float" office:value="2">
            <text:p>2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pNH</text:p>
          </table:table-cell>
          <table:table-cell table:style-name="ce59" table:formula="of:=SUM([.D10:.AH10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KhoiNLD</text:p>
          </table:table-cell>
          <table:table-cell table:style-name="ce59" table:formula="of:=SUM([.D11:.AH11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LongNH</text:p>
          </table:table-cell>
          <table:table-cell table:style-name="ce59" table:formula="of:=SUM([.D12:.AH12])" office:value-type="float" office:value="0.5">
            <text:p>0.5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">
            <office:annotation draw:style-name="gr7" draw:text-style-name="P1" svg:width="1.1413in" svg:height="0.8567in" svg:x="5.8835in" svg:y="2.3126in" draw:caption-point-x="-0.2402in" draw:caption-point-y="0.3941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MaiDTP</text:p>
          </table:table-cell>
          <table:table-cell table:style-name="ce59" table:formula="of:=SUM([.D13:.AH13])" office:value-type="float" office:value="7">
            <text:p>7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4.4059in" svg:y="2.6016in" draw:caption-point-x="-0.2402in" draw:caption-point-y="0.3528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5.1449in" svg:y="2.6031in" draw:caption-point-x="-0.2402in" draw:caption-point-y="0.3512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6.9921in" svg:y="2.6063in" draw:caption-point-x="-0.2402in" draw:caption-point-y="0.348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7.7307in" svg:y="2.6079in" draw:caption-point-x="-0.2402in" draw:caption-point-y="0.3465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9.578in" svg:y="2.6102in" draw:caption-point-x="-0.2402in" draw:caption-point-y="0.3441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10.3169in" svg:y="2.615in" draw:caption-point-x="-0.2402in" draw:caption-point-y="0.3394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0.5">
            <office:annotation draw:style-name="gr4" draw:text-style-name="P1" svg:width="1.1413in" svg:height="0.3902in" svg:x="12.1642in" svg:y="2.615in" draw:caption-point-x="-0.2402in" draw:caption-point-y="0.3394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office:annotation draw:style-name="gr6" draw:text-style-name="P1" svg:width="1.1413in" svg:height="0.2346in" svg:x="12.9031in" svg:y="2.615in" draw:caption-point-x="-0.2402in" draw:caption-point-y="0.3394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amTV</text:p>
          </table:table-cell>
          <table:table-cell table:style-name="ce59" table:formula="of:=SUM([.D14:.AH14])" office:value-type="float" office:value="1">
            <text:p>1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guyenHTT</text:p>
          </table:table-cell>
          <table:table-cell table:style-name="ce59" table:formula="of:=SUM([.D15:.AH15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M</text:p>
          </table:table-cell>
          <table:table-cell table:style-name="ce59" table:formula="of:=SUM([.D16:.AH16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hanNV</text:p>
          </table:table-cell>
          <table:table-cell table:style-name="ce59" table:formula="of:=SUM([.D17:.AH17])" office:value-type="float" office:value="1">
            <text:p>1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chBK</text:p>
          </table:table-cell>
          <table:table-cell table:style-name="ce59" table:formula="of:=SUM([.D18:.AH18])" office:value-type="float" office:value="3">
            <text:p>3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/>
          <table:table-cell table:style-name="ce62" office:value-type="float" office:value="1">
            <office:annotation draw:style-name="gr6" draw:text-style-name="P1" svg:width="1.1413in" svg:height="0.2346in" svg:x="6.6224in" svg:y="3.9307in" draw:caption-point-x="-0.2402in" draw:caption-point-y="0.2622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oTP</text:p>
          </table:table-cell>
          <table:table-cell table:style-name="ce59" table:formula="of:=SUM([.D19:.AH19])" office:value-type="float" office:value="1">
            <text:p>1</text:p>
          </table:table-cell>
          <table:table-cell table:style-name="ce62" table:number-columns-repeated="11"/>
          <table:table-cell table:style-name="ce62" office:value-type="float" office:value="0">
            <office:annotation draw:style-name="gr3" draw:text-style-name="P1" svg:width="1.1413in" svg:height="0.7012in" svg:x="6.6224in" svg:y="4.1953in" draw:caption-point-x="-0.2402in" draw:caption-point-y="0.2453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1"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0">
            <office:annotation draw:style-name="gr5" draw:text-style-name="P1" svg:width="1.1413in" svg:height="1.4787in" svg:x="12.1642in" svg:y="4.2008in" draw:caption-point-x="-0.2402in" draw:caption-point-y="0.2398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">
            <office:annotation draw:style-name="gr8" draw:text-style-name="P1" svg:width="1.1413in" svg:height="1.0122in" svg:x="12.9031in" svg:y="4.2024in" draw:caption-point-x="-0.2402in" draw:caption-point-y="0.2382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mDT</text:p>
          </table:table-cell>
          <table:table-cell table:style-name="ce59" table:formula="of:=SUM([.D20:.AH20])" office:value-type="float" office:value="1">
            <text:p>1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9" draw:text-style-name="P1" svg:width="1.1413in" svg:height="0.2634in" svg:x="12.1642in" svg:y="4.463in" draw:caption-point-x="-0.2402in" draw:caption-point-y="0.2252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ieuNV</text:p>
          </table:table-cell>
          <table:table-cell table:style-name="ce59" table:formula="of:=SUM([.D21:.AH21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uyLTT</text:p>
          </table:table-cell>
          <table:table-cell table:style-name="ce59" table:formula="of:=SUM([.D22:.AH22])" office:value-type="float" office:value="4">
            <text:p>4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4.4059in" svg:y="4.9764in" draw:caption-point-x="-0.2402in" draw:caption-point-y="0.207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2" office:value-type="float" office:value="1">
            <office:annotation draw:style-name="gr6" draw:text-style-name="P1" svg:width="1.1413in" svg:height="0.2346in" svg:x="4.7752in" svg:y="4.9764in" draw:caption-point-x="-0.2402in" draw:caption-point-y="0.2071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VietBA</text:p>
          </table:table-cell>
          <table:table-cell table:style-name="ce59" table:formula="of:=SUM([.D23:.AH23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6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69" office:value-type="string" table:number-columns-spanned="28" table:number-rows-spanned="1">
            <text:p>Febuary</text:p>
          </table:table-cell>
          <table:covered-table-cell table:number-columns-repeated="27" table:style-name="ce73"/>
          <table:table-cell table:style-name="ce65" table:number-columns-repeated="975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-7">
            <text:p>-7</text:p>
          </table:table-cell>
          <table:table-cell table:style-name="ce70" office:value-type="float" office:value="-8">
            <text:p>-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-14">
            <text:p>-14</text:p>
          </table:table-cell>
          <table:table-cell table:style-name="ce70" office:value-type="float" office:value="-15">
            <text:p>-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0" office:value-type="float" office:value="19">
            <office:annotation draw:style-name="gr6" draw:text-style-name="P1" svg:width="1.1413in" svg:height="0.2346in" svg:x="9.2087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0" office:value-type="float" office:value="20">
            <office:annotation draw:style-name="gr6" draw:text-style-name="P1" svg:width="1.1413in" svg:height="0.2346in" svg:x="9.578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0" office:value-type="float" office:value="-21">
            <text:p>-21</text:p>
          </table:table-cell>
          <table:table-cell table:style-name="ce70" office:value-type="float" office:value="-22">
            <text:p>-22</text:p>
          </table:table-cell>
          <table:table-cell table:style-name="ce70" office:value-type="float" office:value="23">
            <office:annotation draw:style-name="gr6" draw:text-style-name="P1" svg:width="1.1413in" svg:height="0.2346in" svg:x="10.6866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0" office:value-type="float" office:value="24">
            <office:annotation draw:style-name="gr6" draw:text-style-name="P1" svg:width="1.1413in" svg:height="0.2346in" svg:x="11.0559in" svg:y="0.05in" draw:caption-point-x="-0.2402in" draw:caption-point-y="0.187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26">
            <text:p>26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-28">
            <text:p>-28</text:p>
          </table:table-cell>
          <table:table-cell table:style-name="ce65" table:number-columns-repeated="955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71" table:formula="of:=SUM([.D5:.D26])" office:value-type="float" office:value="0">
            <text:p>0</text:p>
          </table:table-cell>
          <table:table-cell table:style-name="ce71" table:formula="of:=SUM([.E5:.E26])" office:value-type="float" office:value="0">
            <text:p>0</text:p>
          </table:table-cell>
          <table:table-cell table:style-name="ce71" table:formula="of:=SUM([.F5:.F26])" office:value-type="float" office:value="0">
            <text:p>0</text:p>
          </table:table-cell>
          <table:table-cell table:style-name="ce71" table:formula="of:=SUM([.G5:.G26])" office:value-type="float" office:value="0">
            <text:p>0</text:p>
          </table:table-cell>
          <table:table-cell table:style-name="ce71" table:formula="of:=SUM([.H5:.H26])" office:value-type="float" office:value="0.5">
            <text:p>0.5</text:p>
          </table:table-cell>
          <table:table-cell table:style-name="ce71" table:formula="of:=SUM([.I5:.I26])" office:value-type="float" office:value="1.5">
            <text:p>1.5</text:p>
          </table:table-cell>
          <table:table-cell table:style-name="ce71" table:formula="of:=SUM([.J5:.J26])" office:value-type="float" office:value="0">
            <text:p>0</text:p>
          </table:table-cell>
          <table:table-cell table:style-name="ce71" table:formula="of:=SUM([.K5:.K26])" office:value-type="float" office:value="0">
            <text:p>0</text:p>
          </table:table-cell>
          <table:table-cell table:style-name="ce71" table:formula="of:=SUM([.L5:.L26])" office:value-type="float" office:value="1.5">
            <text:p>1.5</text:p>
          </table:table-cell>
          <table:table-cell table:style-name="ce71" table:formula="of:=SUM([.M5:.M26])" office:value-type="float" office:value="0">
            <text:p>0</text:p>
          </table:table-cell>
          <table:table-cell table:style-name="ce71" table:formula="of:=SUM([.N5:.N26])" office:value-type="float" office:value="0">
            <text:p>0</text:p>
          </table:table-cell>
          <table:table-cell table:style-name="ce71" table:formula="of:=SUM([.O5:.O26])" office:value-type="float" office:value="0">
            <text:p>0</text:p>
          </table:table-cell>
          <table:table-cell table:style-name="ce71" table:formula="of:=SUM([.P5:.P26])" office:value-type="float" office:value="3">
            <text:p>3</text:p>
          </table:table-cell>
          <table:table-cell table:style-name="ce71" table:formula="of:=SUM([.Q5:.Q26])" office:value-type="float" office:value="0">
            <text:p>0</text:p>
          </table:table-cell>
          <table:table-cell table:style-name="ce71" table:formula="of:=SUM([.R5:.R26])" office:value-type="float" office:value="0">
            <text:p>0</text:p>
          </table:table-cell>
          <table:table-cell table:style-name="ce71" table:formula="of:=SUM([.S5:.S26])" office:value-type="float" office:value="17">
            <text:p>17</text:p>
          </table:table-cell>
          <table:table-cell table:style-name="ce71" table:formula="of:=SUM([.T5:.T26])" office:value-type="float" office:value="19">
            <text:p>19</text:p>
          </table:table-cell>
          <table:table-cell table:style-name="ce71" table:formula="of:=SUM([.U5:.U26])" office:value-type="float" office:value="0">
            <text:p>0</text:p>
          </table:table-cell>
          <table:table-cell table:style-name="ce71" table:formula="of:=SUM([.V5:.V26])" office:value-type="float" office:value="0">
            <text:p>0</text:p>
          </table:table-cell>
          <table:table-cell table:style-name="ce71" table:formula="of:=SUM([.W5:.W26])" office:value-type="float" office:value="0">
            <text:p>0</text:p>
          </table:table-cell>
          <table:table-cell table:style-name="ce71" table:formula="of:=SUM([.X5:.X26])" office:value-type="float" office:value="0">
            <text:p>0</text:p>
          </table:table-cell>
          <table:table-cell table:style-name="ce71" table:formula="of:=SUM([.Y5:.Y26])" office:value-type="float" office:value="0">
            <text:p>0</text:p>
          </table:table-cell>
          <table:table-cell table:style-name="ce71" table:formula="of:=SUM([.Z5:.Z26])" office:value-type="float" office:value="0">
            <text:p>0</text:p>
          </table:table-cell>
          <table:table-cell table:style-name="ce71" table:formula="of:=SUM([.AA5:.AA26])" office:value-type="float" office:value="0">
            <text:p>0</text:p>
          </table:table-cell>
          <table:table-cell table:style-name="ce71" table:formula="of:=SUM([.AB5:.AB26])" office:value-type="float" office:value="10">
            <text:p>10</text:p>
          </table:table-cell>
          <table:table-cell table:style-name="ce71" table:formula="of:=SUM([.AC5:.AC26])" office:value-type="float" office:value="9">
            <text:p>9</text:p>
          </table:table-cell>
          <table:table-cell table:style-name="ce71" table:formula="of:=SUM([.AD5:.AD26])" office:value-type="float" office:value="9">
            <text:p>9</text:p>
          </table:table-cell>
          <table:table-cell table:style-name="ce71" table:formula="of:=SUM([.AE5:.AE26])" office:value-type="float" office:value="0">
            <text:p>0</text:p>
          </table:table-cell>
          <table:table-cell table:style-name="ce65" table:number-columns-repeated="955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71" table:formula="of:=ROWS([.D5:.D26])-[.D3]" office:value-type="float" office:value="22">
            <text:p>22</text:p>
          </table:table-cell>
          <table:table-cell table:style-name="ce71" table:formula="of:=ROWS([.E5:.E26])-[.E3]" office:value-type="float" office:value="22">
            <text:p>22</text:p>
          </table:table-cell>
          <table:table-cell table:style-name="ce71" table:formula="of:=ROWS([.F5:.F26])-[.F3]" office:value-type="float" office:value="22">
            <text:p>22</text:p>
          </table:table-cell>
          <table:table-cell table:style-name="ce71" table:formula="of:=ROWS([.G5:.G26])-[.G3]" office:value-type="float" office:value="22">
            <text:p>22</text:p>
          </table:table-cell>
          <table:table-cell table:style-name="ce71" table:formula="of:=ROWS([.H5:.H26])-[.H3]" office:value-type="float" office:value="21.5">
            <text:p>21.5</text:p>
          </table:table-cell>
          <table:table-cell table:style-name="ce71" table:formula="of:=ROWS([.I5:.I26])-[.I3]" office:value-type="float" office:value="20.5">
            <text:p>20.5</text:p>
          </table:table-cell>
          <table:table-cell table:style-name="ce71" table:formula="of:=ROWS([.J5:.J26])-[.J3]" office:value-type="float" office:value="22">
            <text:p>22</text:p>
          </table:table-cell>
          <table:table-cell table:style-name="ce71" table:formula="of:=ROWS([.K5:.K26])-[.K3]" office:value-type="float" office:value="22">
            <text:p>22</text:p>
          </table:table-cell>
          <table:table-cell table:style-name="ce71" table:formula="of:=ROWS([.L5:.L26])-[.L3]" office:value-type="float" office:value="20.5">
            <text:p>20.5</text:p>
          </table:table-cell>
          <table:table-cell table:style-name="ce71" table:formula="of:=ROWS([.M5:.M26])-[.M3]" office:value-type="float" office:value="22">
            <text:p>22</text:p>
          </table:table-cell>
          <table:table-cell table:style-name="ce71" table:formula="of:=ROWS([.N5:.N26])-[.N3]" office:value-type="float" office:value="22">
            <text:p>22</text:p>
          </table:table-cell>
          <table:table-cell table:style-name="ce71" table:formula="of:=ROWS([.O5:.O26])-[.O3]" office:value-type="float" office:value="22">
            <text:p>22</text:p>
          </table:table-cell>
          <table:table-cell table:style-name="ce71" table:formula="of:=ROWS([.P5:.P26])-[.P3]" office:value-type="float" office:value="19">
            <text:p>19</text:p>
          </table:table-cell>
          <table:table-cell table:style-name="ce71" table:formula="of:=ROWS([.Q5:.Q26])-[.Q3]" office:value-type="float" office:value="22">
            <text:p>22</text:p>
          </table:table-cell>
          <table:table-cell table:style-name="ce71" table:formula="of:=ROWS([.R5:.R26])-[.R3]" office:value-type="float" office:value="22">
            <text:p>22</text:p>
          </table:table-cell>
          <table:table-cell table:style-name="ce71" table:formula="of:=ROWS([.S5:.S26])-[.S3]" office:value-type="float" office:value="5">
            <text:p>5</text:p>
          </table:table-cell>
          <table:table-cell table:style-name="ce71" table:formula="of:=ROWS([.T5:.T26])-[.T3]" office:value-type="float" office:value="3">
            <text:p>3</text:p>
          </table:table-cell>
          <table:table-cell table:style-name="ce71" table:formula="of:=ROWS([.U5:.U26])-[.U3]" office:value-type="float" office:value="22">
            <text:p>22</text:p>
          </table:table-cell>
          <table:table-cell table:style-name="ce71" table:formula="of:=ROWS([.V5:.V26])-[.V3]" office:value-type="float" office:value="22">
            <text:p>22</text:p>
          </table:table-cell>
          <table:table-cell table:style-name="ce71" table:formula="of:=ROWS([.W5:.W26])-[.W3]" office:value-type="float" office:value="22">
            <text:p>22</text:p>
          </table:table-cell>
          <table:table-cell table:style-name="ce71" table:formula="of:=ROWS([.X5:.X26])-[.X3]" office:value-type="float" office:value="22">
            <text:p>22</text:p>
          </table:table-cell>
          <table:table-cell table:style-name="ce71" table:formula="of:=ROWS([.Y5:.Y26])-[.Y3]" office:value-type="float" office:value="22">
            <text:p>22</text:p>
          </table:table-cell>
          <table:table-cell table:style-name="ce71" table:formula="of:=ROWS([.Z5:.Z26])-[.Z3]" office:value-type="float" office:value="22">
            <text:p>22</text:p>
          </table:table-cell>
          <table:table-cell table:style-name="ce71" table:formula="of:=ROWS([.AA5:.AA26])-[.AA3]" office:value-type="float" office:value="22">
            <text:p>22</text:p>
          </table:table-cell>
          <table:table-cell table:style-name="ce71" table:formula="of:=ROWS([.AB5:.AB26])-[.AB3]" office:value-type="float" office:value="12">
            <text:p>12</text:p>
          </table:table-cell>
          <table:table-cell table:style-name="ce71" table:formula="of:=ROWS([.AC5:.AC26])-[.AC3]" office:value-type="float" office:value="13">
            <text:p>13</text:p>
          </table:table-cell>
          <table:table-cell table:style-name="ce71" table:formula="of:=ROWS([.AD5:.AD26])-[.AD3]" office:value-type="float" office:value="13">
            <text:p>13</text:p>
          </table:table-cell>
          <table:table-cell table:style-name="ce71" table:formula="of:=ROWS([.AE5:.AE26])-[.AE3]" office:value-type="float" office:value="22">
            <text:p>22</text:p>
          </table:table-cell>
          <table:table-cell table:style-name="ce65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8" table:formula="of:=SUM([.D5:.AE5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8" table:formula="of:=SUM([.D6:.AE6])" office:value-type="float" office:value="0">
            <text:p>0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8" table:formula="of:=SUM([.D7:.AE7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8" table:formula="of:=SUM([.D8:.AE8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8" table:formula="of:=SUM([.D9:.AE9])" office:value-type="float" office:value="6">
            <text:p>6</text:p>
          </table:table-cell>
          <table:table-cell table:style-name="ce72"/>
          <table:table-cell table:style-name="ce72" office:value-type="float" office:value="0">
            <office:annotation draw:style-name="gr4" draw:text-style-name="P1" svg:width="1.1413in" svg:height="0.3902in" svg:x="2.928in" svg:y="1.3362in" draw:caption-point-x="-0.2402in" draw:caption-point-y="0.6055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4.4059in" svg:y="1.3382in" draw:caption-point-x="-0.2402in" draw:caption-point-y="0.6035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8" table:formula="of:=SUM([.D10:.AE10])" office:value-type="float" office:value="3">
            <text:p>3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nNV</text:p>
          </table:table-cell>
          <table:table-cell table:style-name="ce68" table:formula="of:=SUM([.D11:.AE11])" office:value-type="float" office:value="3.5">
            <text:p>3.5</text:p>
          </table:table-cell>
          <table:table-cell table:style-name="ce7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4.0362in" svg:y="1.8248in" draw:caption-point-x="-0.2402in" draw:caption-point-y="0.6051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pNH</text:p>
          </table:table-cell>
          <table:table-cell table:style-name="ce68" table:formula="of:=SUM([.D12:.AE12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KhoiNLD</text:p>
          </table:table-cell>
          <table:table-cell table:style-name="ce68" table:formula="of:=SUM([.D13:.AE13])" office:value-type="float" office:value="2.5">
            <text:p>2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6.9921in" svg:y="2.3252in" draw:caption-point-x="-0.2402in" draw:caption-point-y="0.600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LongNH</text:p>
          </table:table-cell>
          <table:table-cell table:style-name="ce68" table:formula="of:=SUM([.D14:.AE14])" office:value-type="float" office:value="0">
            <text:p>0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MaiDTP</text:p>
          </table:table-cell>
          <table:table-cell table:style-name="ce68" table:formula="of:=SUM([.D15:.AE15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amTV</text:p>
          </table:table-cell>
          <table:table-cell table:style-name="ce68" table:formula="of:=SUM([.D16:.AE16])" office:value-type="float" office:value="3">
            <text:p>3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346in" svg:x="5.5142in" svg:y="3.0661in" draw:caption-point-x="-0.2402in" draw:caption-point-y="0.6024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guyenHTT</text:p>
          </table:table-cell>
          <table:table-cell table:style-name="ce68" table:formula="of:=SUM([.D17:.AE17])" office:value-type="float" office:value="2.5">
            <text:p>2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6.9921in" svg:y="3.3157in" draw:caption-point-x="-0.2402in" draw:caption-point-y="0.6004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M</text:p>
          </table:table-cell>
          <table:table-cell table:style-name="ce68" table:formula="of:=SUM([.D18:.AE18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hanNV</text:p>
          </table:table-cell>
          <table:table-cell table:style-name="ce68" table:formula="of:=SUM([.D19:.AE19])" office:value-type="float" office:value="1">
            <text:p>1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chBK</text:p>
          </table:table-cell>
          <table:table-cell table:style-name="ce68" table:formula="of:=SUM([.D20:.AE20])" office:value-type="float" office:value="6.5">
            <text:p>6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5.5142in" svg:y="4.0563in" draw:caption-point-x="-0.2402in" draw:caption-point-y="0.6028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oDTH</text:p>
          </table:table-cell>
          <table:table-cell table:style-name="ce68" table:formula="of:=SUM([.D21:.AE21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oTP</text:p>
          </table:table-cell>
          <table:table-cell table:style-name="ce68" table:formula="of:=SUM([.D22:.AE22])" office:value-type="float" office:value="2.5">
            <text:p>2.5</text:p>
          </table:table-cell>
          <table:table-cell table:style-name="ce7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4.4059in" svg:y="4.5512in" draw:caption-point-x="-0.2402in" draw:caption-point-y="0.6035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mDT</text:p>
          </table:table-cell>
          <table:table-cell table:style-name="ce68" table:formula="of:=SUM([.D23:.AE23])" office:value-type="float" office:value="6">
            <text:p>6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ieuNV</text:p>
          </table:table-cell>
          <table:table-cell table:style-name="ce68" table:formula="of:=SUM([.D24:.AE24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uyLTT</text:p>
          </table:table-cell>
          <table:table-cell table:style-name="ce68" table:formula="of:=SUM([.D25:.AE25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VietBA</text:p>
          </table:table-cell>
          <table:table-cell table:style-name="ce68" table:formula="of:=SUM([.D26:.AE26])" office:value-type="float" office:value="1">
            <text:p>1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3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75" office:value-type="string" table:number-columns-spanned="31" table:number-rows-spanned="1">
            <text:p>March</text:p>
          </table:table-cell>
          <table:covered-table-cell table:number-columns-repeated="10" table:style-name="ce79"/>
          <table:covered-table-cell table:style-name="ce79" office:value-type="string">
            <text:p>x</text:p>
          </table:covered-table-cell>
          <table:covered-table-cell table:number-columns-repeated="19" table:style-name="ce79"/>
          <table:table-cell table:style-name="ce65" table:number-columns-repeated="97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76" office:value-type="float" office:value="-1">
            <text:p>-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-7">
            <text:p>-7</text:p>
          </table:table-cell>
          <table:table-cell table:style-name="ce76" office:value-type="float" office:value="-8">
            <text:p>-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-14">
            <text:p>-14</text:p>
          </table:table-cell>
          <table:table-cell table:style-name="ce76" office:value-type="float" office:value="-15">
            <text:p>-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-21">
            <text:p>-21</text:p>
          </table:table-cell>
          <table:table-cell table:style-name="ce76" office:value-type="float" office:value="-22">
            <text:p>-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-28">
            <text:p>-28</text:p>
          </table:table-cell>
          <table:table-cell table:style-name="ce76" office:value-type="float" office:value="-29">
            <text:p>-29</text:p>
          </table:table-cell>
          <table:table-cell table:style-name="ce76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77" table:formula="of:=SUM([.D5:.D26])" office:value-type="float" office:value="0">
            <text:p>0</text:p>
          </table:table-cell>
          <table:table-cell table:style-name="ce77" table:formula="of:=SUM([.E5:.E26])" office:value-type="float" office:value="1">
            <text:p>1</text:p>
          </table:table-cell>
          <table:table-cell table:style-name="ce77" table:formula="of:=SUM([.F5:.F26])" office:value-type="float" office:value="0">
            <text:p>0</text:p>
          </table:table-cell>
          <table:table-cell table:style-name="ce77" table:formula="of:=SUM([.G5:.G26])" office:value-type="float" office:value="0.5">
            <text:p>0.5</text:p>
          </table:table-cell>
          <table:table-cell table:style-name="ce77" table:formula="of:=SUM([.H5:.H26])" office:value-type="float" office:value="0">
            <text:p>0</text:p>
          </table:table-cell>
          <table:table-cell table:style-name="ce77" table:formula="of:=SUM([.I5:.I26])" office:value-type="float" office:value="1">
            <text:p>1</text:p>
          </table:table-cell>
          <table:table-cell table:style-name="ce77" table:formula="of:=SUM([.J5:.J26])" office:value-type="float" office:value="0">
            <text:p>0</text:p>
          </table:table-cell>
          <table:table-cell table:style-name="ce77" table:formula="of:=SUM([.K5:.K26])" office:value-type="float" office:value="0">
            <text:p>0</text:p>
          </table:table-cell>
          <table:table-cell table:style-name="ce77" table:formula="of:=SUM([.L5:.L26])" office:value-type="float" office:value="0.5">
            <text:p>0.5</text:p>
          </table:table-cell>
          <table:table-cell table:style-name="ce77" table:formula="of:=SUM([.M5:.M26])" office:value-type="float" office:value="0.5">
            <text:p>0.5</text:p>
          </table:table-cell>
          <table:table-cell table:style-name="ce77" table:formula="of:=SUM([.N5:.N26])" office:value-type="float" office:value="0">
            <text:p>0</text:p>
          </table:table-cell>
          <table:table-cell table:style-name="ce77" table:formula="of:=SUM([.O5:.O26])" office:value-type="float" office:value="1.5">
            <text:p>1.5</text:p>
          </table:table-cell>
          <table:table-cell table:style-name="ce77" table:formula="of:=SUM([.P5:.P26])" office:value-type="float" office:value="1.5">
            <text:p>1.5</text:p>
          </table:table-cell>
          <table:table-cell table:style-name="ce77" table:formula="of:=SUM([.Q5:.Q26])" office:value-type="float" office:value="0">
            <text:p>0</text:p>
          </table:table-cell>
          <table:table-cell table:style-name="ce77" table:formula="of:=SUM([.R5:.R26])" office:value-type="float" office:value="0">
            <text:p>0</text:p>
          </table:table-cell>
          <table:table-cell table:style-name="ce77" table:formula="of:=SUM([.S5:.S26])" office:value-type="float" office:value="1.5">
            <text:p>1.5</text:p>
          </table:table-cell>
          <table:table-cell table:style-name="ce77" table:formula="of:=SUM([.T5:.T26])" office:value-type="float" office:value="0.5">
            <text:p>0.5</text:p>
          </table:table-cell>
          <table:table-cell table:style-name="ce77" table:formula="of:=SUM([.U5:.U26])" office:value-type="float" office:value="1">
            <text:p>1</text:p>
          </table:table-cell>
          <table:table-cell table:style-name="ce77" table:formula="of:=SUM([.V5:.V26])" office:value-type="float" office:value="0.5">
            <text:p>0.5</text:p>
          </table:table-cell>
          <table:table-cell table:style-name="ce77" table:formula="of:=SUM([.W5:.W26])" office:value-type="float" office:value="0">
            <text:p>0</text:p>
          </table:table-cell>
          <table:table-cell table:style-name="ce77" table:formula="of:=SUM([.X5:.X26])" office:value-type="float" office:value="0">
            <text:p>0</text:p>
          </table:table-cell>
          <table:table-cell table:style-name="ce77" table:formula="of:=SUM([.Y5:.Y26])" office:value-type="float" office:value="0">
            <text:p>0</text:p>
          </table:table-cell>
          <table:table-cell table:style-name="ce77" table:formula="of:=SUM([.Z5:.Z26])" office:value-type="float" office:value="0.5">
            <text:p>0.5</text:p>
          </table:table-cell>
          <table:table-cell table:style-name="ce77" table:formula="of:=SUM([.AA5:.AA26])" office:value-type="float" office:value="2">
            <text:p>2</text:p>
          </table:table-cell>
          <table:table-cell table:style-name="ce77" table:formula="of:=SUM([.AB5:.AB26])" office:value-type="float" office:value="0">
            <text:p>0</text:p>
          </table:table-cell>
          <table:table-cell table:style-name="ce77" table:formula="of:=SUM([.AC5:.AC26])" office:value-type="float" office:value="1">
            <text:p>1</text:p>
          </table:table-cell>
          <table:table-cell table:style-name="ce77" table:formula="of:=SUM([.AD5:.AD26])" office:value-type="float" office:value="1">
            <text:p>1</text:p>
          </table:table-cell>
          <table:table-cell table:style-name="ce77" table:formula="of:=SUM([.AE5:.AE26])" office:value-type="float" office:value="0">
            <text:p>0</text:p>
          </table:table-cell>
          <table:table-cell table:style-name="ce77" table:formula="of:=SUM([.AF5:.AF26])" office:value-type="float" office:value="0">
            <text:p>0</text:p>
          </table:table-cell>
          <table:table-cell table:style-name="ce77" table:formula="of:=SUM([.AG5:.AG26])" office:value-type="float" office:value="1">
            <text:p>1</text:p>
          </table:table-cell>
          <table:table-cell table:style-name="ce77" table:formula="of:=SUM([.AH5:.AH26])" office:value-type="float" office:value="1">
            <text:p>1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77" table:formula="of:=ROWS([.D5:.D26])-[.D3]" office:value-type="float" office:value="22">
            <text:p>22</text:p>
          </table:table-cell>
          <table:table-cell table:style-name="ce77" table:formula="of:=ROWS([.E5:.E26])-[.E3]" office:value-type="float" office:value="21">
            <text:p>21</text:p>
          </table:table-cell>
          <table:table-cell table:style-name="ce77" table:formula="of:=ROWS([.F5:.F26])-[.F3]" office:value-type="float" office:value="22">
            <text:p>22</text:p>
          </table:table-cell>
          <table:table-cell table:style-name="ce77" table:formula="of:=ROWS([.G5:.G26])-[.G3]" office:value-type="float" office:value="21.5">
            <text:p>21.5</text:p>
          </table:table-cell>
          <table:table-cell table:style-name="ce77" table:formula="of:=ROWS([.H5:.H26])-[.H3]" office:value-type="float" office:value="22">
            <text:p>22</text:p>
          </table:table-cell>
          <table:table-cell table:style-name="ce77" table:formula="of:=ROWS([.I5:.I26])-[.I3]" office:value-type="float" office:value="21">
            <text:p>21</text:p>
          </table:table-cell>
          <table:table-cell table:style-name="ce77" table:formula="of:=ROWS([.J5:.J26])-[.J3]" office:value-type="float" office:value="22">
            <text:p>22</text:p>
          </table:table-cell>
          <table:table-cell table:style-name="ce77" table:formula="of:=ROWS([.K5:.K26])-[.K3]" office:value-type="float" office:value="22">
            <text:p>22</text:p>
          </table:table-cell>
          <table:table-cell table:style-name="ce77" table:formula="of:=ROWS([.L5:.L26])-[.L3]" office:value-type="float" office:value="21.5">
            <text:p>21.5</text:p>
          </table:table-cell>
          <table:table-cell table:style-name="ce77" table:formula="of:=ROWS([.M5:.M26])-[.M3]" office:value-type="float" office:value="21.5">
            <text:p>21.5</text:p>
          </table:table-cell>
          <table:table-cell table:style-name="ce77" table:formula="of:=ROWS([.N5:.N26])-[.N3]" office:value-type="float" office:value="22">
            <text:p>22</text:p>
          </table:table-cell>
          <table:table-cell table:style-name="ce77" table:formula="of:=ROWS([.O5:.O26])-[.O3]" office:value-type="float" office:value="20.5">
            <text:p>20.5</text:p>
          </table:table-cell>
          <table:table-cell table:style-name="ce77" table:formula="of:=ROWS([.P5:.P26])-[.P3]" office:value-type="float" office:value="20.5">
            <text:p>20.5</text:p>
          </table:table-cell>
          <table:table-cell table:style-name="ce77" table:formula="of:=ROWS([.Q5:.Q26])-[.Q3]" office:value-type="float" office:value="22">
            <text:p>22</text:p>
          </table:table-cell>
          <table:table-cell table:style-name="ce77" table:formula="of:=ROWS([.R5:.R26])-[.R3]" office:value-type="float" office:value="22">
            <text:p>22</text:p>
          </table:table-cell>
          <table:table-cell table:style-name="ce77" table:formula="of:=ROWS([.S5:.S26])-[.S3]" office:value-type="float" office:value="20.5">
            <text:p>20.5</text:p>
          </table:table-cell>
          <table:table-cell table:style-name="ce77" table:formula="of:=ROWS([.T5:.T26])-[.T3]" office:value-type="float" office:value="21.5">
            <text:p>21.5</text:p>
          </table:table-cell>
          <table:table-cell table:style-name="ce77" table:formula="of:=ROWS([.U5:.U26])-[.U3]" office:value-type="float" office:value="21">
            <text:p>21</text:p>
          </table:table-cell>
          <table:table-cell table:style-name="ce77" table:formula="of:=ROWS([.V5:.V26])-[.V3]" office:value-type="float" office:value="21.5">
            <text:p>21.5</text:p>
          </table:table-cell>
          <table:table-cell table:style-name="ce77" table:formula="of:=ROWS([.W5:.W26])-[.W3]" office:value-type="float" office:value="22">
            <text:p>22</text:p>
          </table:table-cell>
          <table:table-cell table:style-name="ce77" table:formula="of:=ROWS([.X5:.X26])-[.X3]" office:value-type="float" office:value="22">
            <text:p>22</text:p>
          </table:table-cell>
          <table:table-cell table:style-name="ce77" table:formula="of:=ROWS([.Y5:.Y26])-[.Y3]" office:value-type="float" office:value="22">
            <text:p>22</text:p>
          </table:table-cell>
          <table:table-cell table:style-name="ce77" table:formula="of:=ROWS([.Z5:.Z26])-[.Z3]" office:value-type="float" office:value="21.5">
            <text:p>21.5</text:p>
          </table:table-cell>
          <table:table-cell table:style-name="ce77" table:formula="of:=ROWS([.AA5:.AA26])-[.AA3]" office:value-type="float" office:value="20">
            <text:p>20</text:p>
          </table:table-cell>
          <table:table-cell table:style-name="ce77" table:formula="of:=ROWS([.AB5:.AB26])-[.AB3]" office:value-type="float" office:value="22">
            <text:p>22</text:p>
          </table:table-cell>
          <table:table-cell table:style-name="ce77" table:formula="of:=ROWS([.AC5:.AC26])-[.AC3]" office:value-type="float" office:value="21">
            <text:p>21</text:p>
          </table:table-cell>
          <table:table-cell table:style-name="ce77" table:formula="of:=ROWS([.AD5:.AD26])-[.AD3]" office:value-type="float" office:value="21">
            <text:p>21</text:p>
          </table:table-cell>
          <table:table-cell table:style-name="ce77" table:formula="of:=ROWS([.AE5:.AE26])-[.AE3]" office:value-type="float" office:value="22">
            <text:p>22</text:p>
          </table:table-cell>
          <table:table-cell table:style-name="ce77" table:formula="of:=ROWS([.AF5:.AF26])-[.AF3]" office:value-type="float" office:value="22">
            <text:p>22</text:p>
          </table:table-cell>
          <table:table-cell table:style-name="ce77" table:formula="of:=ROWS([.AG5:.AG26])-[.AG3]" office:value-type="float" office:value="21">
            <text:p>21</text:p>
          </table:table-cell>
          <table:table-cell table:style-name="ce77" table:formula="of:=ROWS([.AH5:.AH26])-[.AH3]" office:value-type="float" office:value="21">
            <text:p>21</text:p>
          </table:table-cell>
          <table:table-cell table:style-name="ce65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4" table:formula="of:=SUM([.D5:.AH5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4" table:formula="of:=SUM([.D6:.AH6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4" table:formula="of:=SUM([.D7:.AH7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74" table:formula="of:=SUM([.D8:.AH8])" office:value-type="float" office:value="1">
            <text:p>1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6.2531in" svg:y="1.0843in" draw:caption-point-x="-0.2402in" draw:caption-point-y="0.6098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4" table:formula="of:=SUM([.D9:.AH9])" office:value-type="float" office:value="2.5">
            <text:p>2.5</text:p>
          </table:table-cell>
          <table:table-cell table:style-name="ce78"/>
          <table:table-cell table:style-name="ce78" office:value-type="float" office:value="0.5">
            <office:annotation draw:style-name="gr9" draw:text-style-name="P1" svg:width="1.1413in" svg:height="0.2634in" svg:x="2.928in" svg:y="1.3299in" draw:caption-point-x="-0.2402in" draw:caption-point-y="0.611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9" draw:text-style-name="P1" svg:width="1.1413in" svg:height="0.2634in" svg:x="5.5142in" svg:y="1.3299in" draw:caption-point-x="-0.2402in" draw:caption-point-y="0.611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8.1004in" svg:y="1.335in" draw:caption-point-x="-0.2402in" draw:caption-point-y="0.6067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0.6866in" svg:y="1.3425in" draw:caption-point-x="-0.2402in" draw:caption-point-y="0.599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3.2724in" svg:y="1.3425in" draw:caption-point-x="-0.2402in" draw:caption-point-y="0.599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4" table:formula="of:=SUM([.D10:.AH10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nNV</text:p>
          </table:table-cell>
          <table:table-cell table:style-name="ce74" table:formula="of:=SUM([.D11:.AH11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pNH</text:p>
          </table:table-cell>
          <table:table-cell table:style-name="ce74" table:formula="of:=SUM([.D12:.AH12])" office:value-type="float" office:value="1">
            <text:p>1</text:p>
          </table:table-cell>
          <table:table-cell table:style-name="ce78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3.6669in" svg:y="2.0665in" draw:caption-point-x="-0.2402in" draw:caption-point-y="0.611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5.8835in" svg:y="2.0673in" draw:caption-point-x="-0.2402in" draw:caption-point-y="0.6102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9" draw:text-style-name="P1" svg:width="1.1413in" svg:height="0.2634in" svg:x="6.6224in" svg:y="2.0681in" draw:caption-point-x="-0.2402in" draw:caption-point-y="0.6094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KhoiNLD</text:p>
          </table:table-cell>
          <table:table-cell table:style-name="ce74" table:formula="of:=SUM([.D13:.AH13])" office:value-type="float" office:value="1">
            <text:p>1</text:p>
          </table:table-cell>
          <table:table-cell table:style-name="ce78"/>
          <table:table-cell table:style-name="ce78" office:value-type="float" office:value="0.5">
            <office:annotation draw:style-name="gr4" draw:text-style-name="P1" svg:width="1.1413in" svg:height="0.3902in" svg:x="2.928in" svg:y="2.3138in" draw:caption-point-x="-0.2402in" draw:caption-point-y="0.6118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8" office:value-type="float" office:value="0">
            <office:annotation draw:style-name="gr2" draw:text-style-name="P1" svg:width="1.1413in" svg:height="0.5457in" svg:x="3.2976in" svg:y="2.3146in" draw:caption-point-x="-0.2402in" draw:caption-point-y="0.611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3.2724in" svg:y="2.324in" draw:caption-point-x="-0.2402in" draw:caption-point-y="0.6016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LongNH</text:p>
          </table:table-cell>
          <table:table-cell table:style-name="ce74" table:formula="of:=SUM([.D14:.AH14])" office:value-type="float" office:value="1">
            <text:p>1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8.1004in" svg:y="2.5654in" draw:caption-point-x="-0.2402in" draw:caption-point-y="0.6079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MaiDTP</text:p>
          </table:table-cell>
          <table:table-cell table:style-name="ce74" table:formula="of:=SUM([.D15:.AH15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5.8835in" svg:y="2.8102in" draw:caption-point-x="-0.2402in" draw:caption-point-y="0.6106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amTV</text:p>
          </table:table-cell>
          <table:table-cell table:style-name="ce74" table:formula="of:=SUM([.D16:.AH16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guyenHTT</text:p>
          </table:table-cell>
          <table:table-cell table:style-name="ce74" table:formula="of:=SUM([.D17:.AH17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8.8394in" svg:y="3.3102in" draw:caption-point-x="-0.2402in" draw:caption-point-y="0.6059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M</text:p>
          </table:table-cell>
          <table:table-cell table:style-name="ce74" table:formula="of:=SUM([.D18:.AH18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hanNV</text:p>
          </table:table-cell>
          <table:table-cell table:style-name="ce74" table:formula="of:=SUM([.D19:.AH19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10.6866in" svg:y="3.8067in" draw:caption-point-x="-0.2402in" draw:caption-point-y="0.6047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346in" svg:x="13.2724in" svg:y="3.8098in" draw:caption-point-x="-0.2402in" draw:caption-point-y="0.6016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chBK</text:p>
          </table:table-cell>
          <table:table-cell table:style-name="ce74" table:formula="of:=SUM([.D20:.AH20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11.7949in" svg:y="4.0567in" draw:caption-point-x="-0.2402in" draw:caption-point-y="0.6024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oDTH</text:p>
          </table:table-cell>
          <table:table-cell table:style-name="ce74" table:formula="of:=SUM([.D21:.AH21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9" draw:text-style-name="P1" svg:width="1.1413in" svg:height="0.2634in" svg:x="6.6224in" svg:y="4.2976in" draw:caption-point-x="-0.2402in" draw:caption-point-y="0.6091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oTP</text:p>
          </table:table-cell>
          <table:table-cell table:style-name="ce74" table:formula="of:=SUM([.D22:.AH22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mDT</text:p>
          </table:table-cell>
          <table:table-cell table:style-name="ce74" table:formula="of:=SUM([.D23:.AH23])" office:value-type="float" office:value="3">
            <text:p>3</text:p>
          </table:table-cell>
          <table:table-cell table:style-name="ce78"/>
          <table:table-cell table:style-name="ce78" office:value-type="float" office:value="0">
            <office:annotation draw:style-name="gr4" draw:text-style-name="P1" svg:width="1.1413in" svg:height="0.3902in" svg:x="2.928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3.2976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3.6669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4.0362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1">
            <office:annotation draw:style-name="gr4" draw:text-style-name="P1" svg:width="1.1413in" svg:height="0.3902in" svg:x="4.4059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5.5142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5.8835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6.2531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6.6224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8" office:value-type="float" office:value="1">
            <office:annotation draw:style-name="gr4" draw:text-style-name="P1" svg:width="1.1413in" svg:height="0.3902in" svg:x="6.9921in" svg:y="4.7906in" draw:caption-point-x="-0.2402in" draw:caption-point-y="0.611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11.0559in" svg:y="4.7992in" draw:caption-point-x="-0.2402in" draw:caption-point-y="0.6031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ieuNV</text:p>
          </table:table-cell>
          <table:table-cell table:style-name="ce74" table:formula="of:=SUM([.D24:.AH24])" office:value-type="float" office:value="0.5">
            <text:p>0.5</text:p>
          </table:table-cell>
          <table:table-cell table:style-name="ce78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3.6669in" svg:y="5.0323in" draw:caption-point-x="-0.2402in" draw:caption-point-y="0.6177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uyLTT</text:p>
          </table:table-cell>
          <table:table-cell table:style-name="ce74" table:formula="of:=SUM([.D25:.AH25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6.9921in" svg:y="5.2827in" draw:caption-point-x="-0.2402in" draw:caption-point-y="0.615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VietBA</text:p>
          </table:table-cell>
          <table:table-cell table:style-name="ce74" table:formula="of:=SUM([.D26:.AH26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346in" svg:x="13.2724in" svg:y="5.537in" draw:caption-point-x="-0.2402in" draw:caption-point-y="0.6083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3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81" office:value-type="string" table:number-columns-spanned="30" table:number-rows-spanned="1">
            <text:p>April</text:p>
          </table:table-cell>
          <table:covered-table-cell table:number-columns-repeated="10" table:style-name="ce85"/>
          <table:covered-table-cell table:style-name="ce85" office:value-type="string">
            <text:p>x</text:p>
          </table:covered-table-cell>
          <table:covered-table-cell table:number-columns-repeated="18" table:style-name="ce85"/>
          <table:table-cell table:style-name="ce65" table:number-columns-repeated="97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-4">
            <text:p>-4</text:p>
          </table:table-cell>
          <table:table-cell table:style-name="ce82" office:value-type="float" office:value="-5">
            <text:p>-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-11">
            <text:p>-11</text:p>
          </table:table-cell>
          <table:table-cell table:style-name="ce82" office:value-type="float" office:value="-12">
            <text:p>-12</text:p>
          </table:table-cell>
          <table:table-cell table:style-name="ce82" office:value-type="float" office:value="13">
            <text:p>13</text:p>
          </table:table-cell>
          <table:table-cell table:style-name="ce82" office:value-type="float" office:value="14">
            <text:p>14</text:p>
          </table:table-cell>
          <table:table-cell table:style-name="ce82" office:value-type="float" office:value="15">
            <text:p>15</text:p>
          </table:table-cell>
          <table:table-cell table:style-name="ce82" office:value-type="float" office:value="16">
            <text:p>16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-18">
            <text:p>-18</text:p>
          </table:table-cell>
          <table:table-cell table:style-name="ce82" office:value-type="float" office:value="-19">
            <text:p>-19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">
            <text:p>21</text:p>
          </table:table-cell>
          <table:table-cell table:style-name="ce82" office:value-type="float" office:value="22">
            <text:p>22</text:p>
          </table:table-cell>
          <table:table-cell table:style-name="ce82" office:value-type="float" office:value="23">
            <text:p>23</text:p>
          </table:table-cell>
          <table:table-cell table:style-name="ce82" office:value-type="float" office:value="24">
            <text:p>24</text:p>
          </table:table-cell>
          <table:table-cell table:style-name="ce82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2" office:value-type="float" office:value="-26">
            <text:p>-26</text:p>
          </table:table-cell>
          <table:table-cell table:style-name="ce82" office:value-type="float" office:value="27">
            <text:p>27</text:p>
          </table:table-cell>
          <table:table-cell table:style-name="ce82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2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2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83" table:formula="of:=SUM([.D5:.D30])" office:value-type="float" office:value="0">
            <text:p>0</text:p>
          </table:table-cell>
          <table:table-cell table:style-name="ce83" table:formula="of:=SUM([.E5:.E30])" office:value-type="float" office:value="0.5">
            <text:p>0.5</text:p>
          </table:table-cell>
          <table:table-cell table:style-name="ce83" table:formula="of:=SUM([.F5:.F30])" office:value-type="float" office:value="2">
            <text:p>2</text:p>
          </table:table-cell>
          <table:table-cell table:style-name="ce83" table:formula="of:=SUM([.G5:.G30])" office:value-type="float" office:value="0">
            <text:p>0</text:p>
          </table:table-cell>
          <table:table-cell table:style-name="ce83" table:formula="of:=SUM([.H5:.H30])" office:value-type="float" office:value="0">
            <text:p>0</text:p>
          </table:table-cell>
          <table:table-cell table:style-name="ce83" table:formula="of:=SUM([.I5:.I30])" office:value-type="float" office:value="0">
            <text:p>0</text:p>
          </table:table-cell>
          <table:table-cell table:style-name="ce83" table:formula="of:=SUM([.J5:.J30])" office:value-type="float" office:value="1">
            <text:p>1</text:p>
          </table:table-cell>
          <table:table-cell table:style-name="ce83" table:formula="of:=SUM([.K5:.K30])" office:value-type="float" office:value="0.5">
            <text:p>0.5</text:p>
          </table:table-cell>
          <table:table-cell table:style-name="ce83" table:formula="of:=SUM([.L5:.L30])" office:value-type="float" office:value="2">
            <text:p>2</text:p>
          </table:table-cell>
          <table:table-cell table:style-name="ce83" table:formula="of:=SUM([.M5:.M30])" office:value-type="float" office:value="1">
            <text:p>1</text:p>
          </table:table-cell>
          <table:table-cell table:style-name="ce83" table:formula="of:=SUM([.N5:.N30])" office:value-type="float" office:value="0">
            <text:p>0</text:p>
          </table:table-cell>
          <table:table-cell table:style-name="ce83" table:formula="of:=SUM([.O5:.O30])" office:value-type="float" office:value="0">
            <text:p>0</text:p>
          </table:table-cell>
          <table:table-cell table:style-name="ce83" table:formula="of:=SUM([.P5:.P30])" office:value-type="float" office:value="4">
            <text:p>4</text:p>
          </table:table-cell>
          <table:table-cell table:style-name="ce83" table:formula="of:=SUM([.Q5:.Q30])" office:value-type="float" office:value="1.5">
            <text:p>1.5</text:p>
          </table:table-cell>
          <table:table-cell table:style-name="ce83" table:formula="of:=SUM([.R5:.R30])" office:value-type="float" office:value="0">
            <text:p>0</text:p>
          </table:table-cell>
          <table:table-cell table:style-name="ce83" table:formula="of:=SUM([.S5:.S30])" office:value-type="float" office:value="1">
            <text:p>1</text:p>
          </table:table-cell>
          <table:table-cell table:style-name="ce83" table:formula="of:=SUM([.T5:.T30])" office:value-type="float" office:value="0">
            <text:p>0</text:p>
          </table:table-cell>
          <table:table-cell table:style-name="ce83" table:formula="of:=SUM([.U5:.U30])" office:value-type="float" office:value="0">
            <text:p>0</text:p>
          </table:table-cell>
          <table:table-cell table:style-name="ce83" table:formula="of:=SUM([.V5:.V30])" office:value-type="float" office:value="0">
            <text:p>0</text:p>
          </table:table-cell>
          <table:table-cell table:style-name="ce83" table:formula="of:=SUM([.W5:.W30])" office:value-type="float" office:value="0.5">
            <text:p>0.5</text:p>
          </table:table-cell>
          <table:table-cell table:style-name="ce83" table:formula="of:=SUM([.X5:.X30])" office:value-type="float" office:value="1.5">
            <text:p>1.5</text:p>
          </table:table-cell>
          <table:table-cell table:style-name="ce83" table:formula="of:=SUM([.Y5:.Y30])" office:value-type="float" office:value="0.5">
            <text:p>0.5</text:p>
          </table:table-cell>
          <table:table-cell table:style-name="ce83" table:formula="of:=SUM([.Z5:.Z30])" office:value-type="float" office:value="2">
            <text:p>2</text:p>
          </table:table-cell>
          <table:table-cell table:style-name="ce83" table:formula="of:=SUM([.AA5:.AA30])" office:value-type="float" office:value="1.5">
            <text:p>1.5</text:p>
          </table:table-cell>
          <table:table-cell table:style-name="ce83" table:formula="of:=SUM([.AB5:.AB30])" office:value-type="float" office:value="1">
            <text:p>1</text:p>
          </table:table-cell>
          <table:table-cell table:style-name="ce83" table:formula="of:=SUM([.AC5:.AC30])" office:value-type="float" office:value="0">
            <text:p>0</text:p>
          </table:table-cell>
          <table:table-cell table:style-name="ce83" table:formula="of:=SUM([.AD5:.AD30])" office:value-type="float" office:value="2.5">
            <text:p>2.5</text:p>
          </table:table-cell>
          <table:table-cell table:style-name="ce83" table:formula="of:=SUM([.AE5:.AE30])" office:value-type="float" office:value="0">
            <text:p>0</text:p>
          </table:table-cell>
          <table:table-cell table:style-name="ce83" table:formula="of:=SUM([.AF5:.AF30])" office:value-type="float" office:value="0">
            <text:p>0</text:p>
          </table:table-cell>
          <table:table-cell table:style-name="ce83" table:formula="of:=SUM([.AG5:.AG30])" office:value-type="float" office:value="0">
            <text:p>0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83" table:formula="of:=ROWS([.D5:.D31])-[.D3]" office:value-type="float" office:value="27">
            <text:p>27</text:p>
          </table:table-cell>
          <table:table-cell table:style-name="ce83" table:formula="of:=ROWS([.E5:.E31])-[.E3]" office:value-type="float" office:value="26.5">
            <text:p>26.5</text:p>
          </table:table-cell>
          <table:table-cell table:style-name="ce83" table:formula="of:=ROWS([.F5:.F31])-[.F3]" office:value-type="float" office:value="25">
            <text:p>25</text:p>
          </table:table-cell>
          <table:table-cell table:style-name="ce83" table:formula="of:=ROWS([.G5:.G31])-[.G3]" office:value-type="float" office:value="27">
            <text:p>27</text:p>
          </table:table-cell>
          <table:table-cell table:style-name="ce83" table:formula="of:=ROWS([.H5:.H31])-[.H3]" office:value-type="float" office:value="27">
            <text:p>27</text:p>
          </table:table-cell>
          <table:table-cell table:style-name="ce83" table:formula="of:=ROWS([.I5:.I31])-[.I3]" office:value-type="float" office:value="27">
            <text:p>27</text:p>
          </table:table-cell>
          <table:table-cell table:style-name="ce83" table:formula="of:=ROWS([.J5:.J31])-[.J3]" office:value-type="float" office:value="26">
            <text:p>26</text:p>
          </table:table-cell>
          <table:table-cell table:style-name="ce83" table:formula="of:=ROWS([.K5:.K31])-[.K3]" office:value-type="float" office:value="26.5">
            <text:p>26.5</text:p>
          </table:table-cell>
          <table:table-cell table:style-name="ce83" table:formula="of:=ROWS([.L5:.L31])-[.L3]" office:value-type="float" office:value="25">
            <text:p>25</text:p>
          </table:table-cell>
          <table:table-cell table:style-name="ce83" table:formula="of:=ROWS([.M5:.M31])-[.M3]" office:value-type="float" office:value="26">
            <text:p>26</text:p>
          </table:table-cell>
          <table:table-cell table:style-name="ce83" table:formula="of:=ROWS([.N5:.N31])-[.N3]" office:value-type="float" office:value="27">
            <text:p>27</text:p>
          </table:table-cell>
          <table:table-cell table:style-name="ce83" table:formula="of:=ROWS([.O5:.O31])-[.O3]" office:value-type="float" office:value="27">
            <text:p>27</text:p>
          </table:table-cell>
          <table:table-cell table:style-name="ce83" table:formula="of:=ROWS([.P5:.P31])-[.P3]" office:value-type="float" office:value="23">
            <text:p>23</text:p>
          </table:table-cell>
          <table:table-cell table:style-name="ce83" table:formula="of:=ROWS([.Q5:.Q31])-[.Q3]" office:value-type="float" office:value="25.5">
            <text:p>25.5</text:p>
          </table:table-cell>
          <table:table-cell table:style-name="ce83" table:formula="of:=ROWS([.R5:.R31])-[.R3]" office:value-type="float" office:value="27">
            <text:p>27</text:p>
          </table:table-cell>
          <table:table-cell table:style-name="ce83" table:formula="of:=ROWS([.S5:.S31])-[.S3]" office:value-type="float" office:value="26">
            <text:p>26</text:p>
          </table:table-cell>
          <table:table-cell table:style-name="ce83" table:formula="of:=ROWS([.T5:.T31])-[.T3]" office:value-type="float" office:value="27">
            <text:p>27</text:p>
          </table:table-cell>
          <table:table-cell table:style-name="ce83" table:formula="of:=ROWS([.U5:.U31])-[.U3]" office:value-type="float" office:value="27">
            <text:p>27</text:p>
          </table:table-cell>
          <table:table-cell table:style-name="ce83" table:formula="of:=ROWS([.V5:.V31])-[.V3]" office:value-type="float" office:value="27">
            <text:p>27</text:p>
          </table:table-cell>
          <table:table-cell table:style-name="ce83" table:formula="of:=ROWS([.W5:.W31])-[.W3]" office:value-type="float" office:value="26.5">
            <text:p>26.5</text:p>
          </table:table-cell>
          <table:table-cell table:style-name="ce83" table:formula="of:=ROWS([.X5:.X31])-[.X3]" office:value-type="float" office:value="25.5">
            <text:p>25.5</text:p>
          </table:table-cell>
          <table:table-cell table:style-name="ce83" table:formula="of:=ROWS([.Y5:.Y31])-[.Y3]" office:value-type="float" office:value="26.5">
            <text:p>26.5</text:p>
          </table:table-cell>
          <table:table-cell table:style-name="ce83" table:formula="of:=ROWS([.Z5:.Z31])-[.Z3]" office:value-type="float" office:value="25">
            <text:p>25</text:p>
          </table:table-cell>
          <table:table-cell table:style-name="ce83" table:formula="of:=ROWS([.AA5:.AA31])-[.AA3]" office:value-type="float" office:value="25.5">
            <text:p>25.5</text:p>
          </table:table-cell>
          <table:table-cell table:style-name="ce83" table:formula="of:=ROWS([.AB5:.AB31])-[.AB3]" office:value-type="float" office:value="26">
            <text:p>26</text:p>
          </table:table-cell>
          <table:table-cell table:style-name="ce83" table:formula="of:=ROWS([.AC5:.AC31])-[.AC3]" office:value-type="float" office:value="27">
            <text:p>27</text:p>
          </table:table-cell>
          <table:table-cell table:style-name="ce83" table:formula="of:=ROWS([.AD5:.AD31])-[.AD3]" office:value-type="float" office:value="24.5">
            <text:p>24.5</text:p>
          </table:table-cell>
          <table:table-cell table:style-name="ce83" table:formula="of:=ROWS([.AE5:.AE31])-[.AE3]" office:value-type="float" office:value="27">
            <text:p>27</text:p>
          </table:table-cell>
          <table:table-cell table:style-name="ce83" table:formula="of:=ROWS([.AF5:.AF31])-[.AF3]" office:value-type="float" office:value="27">
            <text:p>27</text:p>
          </table:table-cell>
          <table:table-cell table:style-name="ce83" table:formula="of:=ROWS([.AG5:.AG31])-[.AG3]" office:value-type="float" office:value="27">
            <text:p>27</text:p>
          </table:table-cell>
          <table:table-cell table:style-name="ce65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0" table:formula="of:=SUM([.D5:.AG5])" office:value-type="float" office:value="1"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4.7752in" svg:y="0.3469in" draw:caption-point-x="-0.2402in" draw:caption-point-y="0.603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10.6866in" svg:y="0.3531in" draw:caption-point-x="-0.2402in" draw:caption-point-y="0.5976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0" table:formula="of:=SUM([.D6:.AG6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0" table:formula="of:=SUM([.D7:.AG7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0.8492in" draw:caption-point-x="-0.2402in" draw:caption-point-y="0.5969in">
              <dc:date>2015-04-27T00:00:00</dc:date>
              <text:p text:style-name="P1"><text:span text:style-name="T1">Về sớm &gt;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0" table:formula="of:=SUM([.D8:.AG8])" office:value-type="float" office:value="1"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3.2976in" svg:y="1.0811in" draw:caption-point-x="-0.2402in" draw:caption-point-y="0.613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80" table:formula="of:=SUM([.D9:.AG9])" office:value-type="float" office:value="0">
            <text:p>0</text:p>
          </table:table-cell>
          <table:table-cell table:style-name="ce84" table:number-columns-repeated="19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80" table:formula="of:=SUM([.D10:.AG10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80" table:formula="of:=SUM([.D11:.AG11])" office:value-type="float" office:value="4">
            <text:p>4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1449in" svg:y="1.8201in" draw:caption-point-x="-0.2402in" draw:caption-point-y="0.6098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5.8835in" svg:y="1.8264in" draw:caption-point-x="-0.2402in" draw:caption-point-y="0.6035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1.8236in" draw:caption-point-x="-0.2402in" draw:caption-point-y="0.6063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4" office:value-type="float" office:value="1">
            <office:annotation draw:style-name="gr4" draw:text-style-name="P1" svg:width="1.1413in" svg:height="0.3902in" svg:x="7.3614in" svg:y="1.8224in" draw:caption-point-x="-0.2402in" draw:caption-point-y="0.6075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9.578in" svg:y="1.8264in" draw:caption-point-x="-0.2402in" draw:caption-point-y="0.603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4" office:value-type="float" office:value="0.5">
            <office:annotation draw:style-name="gr4" draw:text-style-name="P1" svg:width="1.1413in" svg:height="0.3902in" svg:x="9.9476in" svg:y="1.8264in" draw:caption-point-x="-0.2402in" draw:caption-point-y="0.6035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4252in" svg:y="1.8311in" draw:caption-point-x="-0.2402in" draw:caption-point-y="0.5988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80" table:formula="of:=SUM([.D12:.AG12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80" table:formula="of:=SUM([.D13:.AG13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80" table:formula="of:=SUM([.D14:.AG14])" office:value-type="float" office:value="1"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1">
            <office:annotation draw:style-name="gr7" draw:text-style-name="P1" svg:width="1.1413in" svg:height="0.8567in" svg:x="10.6866in" svg:y="2.5756in" draw:caption-point-x="-0.2402in" draw:caption-point-y="0.5976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80" table:formula="of:=SUM([.D15:.AG15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7.3614in" svg:y="2.8134in" draw:caption-point-x="-0.2402in" draw:caption-point-y="0.6075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2.824in" draw:caption-point-x="-0.2402in" draw:caption-point-y="0.5969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80" table:formula="of:=SUM([.D16:.AG16])" office:value-type="float" office:value="0"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2976in" svg:y="3.0559in" draw:caption-point-x="-0.2402in" draw:caption-point-y="0.6126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3.0701in" draw:caption-point-x="-0.2402in" draw:caption-point-y="0.5984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MaiDTP</text:p>
          </table:table-cell>
          <table:table-cell table:style-name="ce80" table:formula="of:=SUM([.D17:.AG17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5.5142in" svg:y="3.3055in" draw:caption-point-x="-0.2402in" draw:caption-point-y="0.6106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9.9476in" svg:y="3.313in" draw:caption-point-x="-0.2402in" draw:caption-point-y="0.6031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amTV</text:p>
          </table:table-cell>
          <table:table-cell table:style-name="ce80" table:formula="of:=SUM([.D18:.AG18])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0559in" svg:y="3.5634in" draw:caption-point-x="-0.2402in" draw:caption-point-y="0.6004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guyenHTT</text:p>
          </table:table-cell>
          <table:table-cell table:style-name="ce80" table:formula="of:=SUM([.D19:.AG19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5142in" svg:y="3.8008in" draw:caption-point-x="-0.2402in" draw:caption-point-y="0.6106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hanNM</text:p>
          </table:table-cell>
          <table:table-cell table:style-name="ce80" table:formula="of:=SUM([.D20:.AG20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4.4059in" svg:y="4.0472in" draw:caption-point-x="-0.2402in" draw:caption-point-y="0.6118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hanNV</text:p>
          </table:table-cell>
          <table:table-cell table:style-name="ce80" table:formula="of:=SUM([.D21:.AG21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1.0559in" svg:y="4.3063in" draw:caption-point-x="-0.2402in" draw:caption-point-y="0.6004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chBK</text:p>
          </table:table-cell>
          <table:table-cell table:style-name="ce80" table:formula="of:=SUM([.D22:.AG22])" office:value-type="float" office:value="3.5">
            <text:p>3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5142in" svg:y="4.5457in" draw:caption-point-x="-0.2402in" draw:caption-point-y="0.6091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4.5472in" draw:caption-point-x="-0.2402in" draw:caption-point-y="0.6075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8.1004in" svg:y="4.5496in" draw:caption-point-x="-0.2402in" draw:caption-point-y="0.6051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10.3169in" svg:y="4.5531in" draw:caption-point-x="-0.2402in" draw:caption-point-y="0.6016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/>
          <table:table-cell table:style-name="ce84" office:value-type="float" office:value="1">
            <office:annotation draw:style-name="gr4" draw:text-style-name="P1" svg:width="1.1413in" svg:height="0.3902in" svg:x="12.1642in" svg:y="4.5559in" draw:caption-point-x="-0.2402in" draw:caption-point-y="0.5988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oDTH</text:p>
          </table:table-cell>
          <table:table-cell table:style-name="ce80" table:formula="of:=SUM([.D23:.AG23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4.4059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4.7752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1449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5142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8835in" svg:y="4.7913in" draw:caption-point-x="-0.2402in" draw:caption-point-y="0.611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3" draw:text-style-name="P1" svg:width="1.1413in" svg:height="0.7012in" svg:x="6.9921in" svg:y="4.7949in" draw:caption-point-x="-0.2402in" draw:caption-point-y="0.6075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oTP</text:p>
          </table:table-cell>
          <table:table-cell table:style-name="ce80" table:formula="of:=SUM([.D24:.AG24])" office:value-type="float" office:value="2">
            <text:p>2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3.2976in" svg:y="5.037in" draw:caption-point-x="-0.2402in" draw:caption-point-y="0.613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4.7752in" svg:y="5.0461in" draw:caption-point-x="-0.2402in" draw:caption-point-y="0.603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5.0425in" draw:caption-point-x="-0.2402in" draw:caption-point-y="0.6075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7.7307in" svg:y="5.0441in" draw:caption-point-x="-0.2402in" draw:caption-point-y="0.6059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mDT</text:p>
          </table:table-cell>
          <table:table-cell table:style-name="ce80" table:formula="of:=SUM([.D25:.AG25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8835in" svg:y="5.2882in" draw:caption-point-x="-0.2402in" draw:caption-point-y="0.6094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6.9921in" svg:y="5.2882in" draw:caption-point-x="-0.2402in" draw:caption-point-y="0.6094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0.6866in" svg:y="5.2969in" draw:caption-point-x="-0.2402in" draw:caption-point-y="0.6008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ieuNV</text:p>
          </table:table-cell>
          <table:table-cell table:style-name="ce80" table:formula="of:=SUM([.D26:.AG26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.5">
            <office:annotation draw:style-name="gr4" draw:text-style-name="P1" svg:width="1.1413in" svg:height="0.3902in" svg:x="12.1642in" svg:y="5.5484in" draw:caption-point-x="-0.2402in" draw:caption-point-y="0.5969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nhT</text:p>
          </table:table-cell>
          <table:table-cell table:style-name="ce80" table:formula="of:=SUM([.D27:.AG27])" office:value-type="float" office:value="0">
            <text:p>0</text:p>
          </table:table-cell>
          <table:table-cell table:style-name="ce84" table:number-columns-repeated="1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5.7957in" draw:caption-point-x="-0.2402in" draw:caption-point-y="0.597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uyLTT</text:p>
          </table:table-cell>
          <table:table-cell table:style-name="ce80" table:formula="of:=SUM([.D28:.AG28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4252in" svg:y="6.0413in" draw:caption-point-x="-0.2402in" draw:caption-point-y="0.5992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4"/>
          <table:table-cell table:style-name="ce84" office:value-type="float" office:value="1">
            <office:annotation draw:style-name="gr4" draw:text-style-name="P1" svg:width="1.1413in" svg:height="0.3902in" svg:x="12.1642in" svg:y="6.0417in" draw:caption-point-x="-0.2402in" draw:caption-point-y="0.5988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uanND</text:p>
          </table:table-cell>
          <table:table-cell table:style-name="ce80" table:formula="of:=SUM([.D29:.AG29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80" table:formula="of:=SUM([.D30:.AG30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uNA</text:p>
          </table:table-cell>
          <table:table-cell table:style-name="ce80" table:formula="of:=SUM([.D31:.AG31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40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87" office:value-type="string" table:number-columns-spanned="31" table:number-rows-spanned="1">
            <text:p>May</text:p>
          </table:table-cell>
          <table:covered-table-cell table:number-columns-repeated="10" table:style-name="ce91"/>
          <table:covered-table-cell table:style-name="ce91" office:value-type="string">
            <text:p>x</text:p>
          </table:covered-table-cell>
          <table:covered-table-cell table:number-columns-repeated="19" table:style-name="ce91"/>
          <table:table-cell table:style-name="ce65" table:number-columns-repeated="960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88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8" office:value-type="float" office:value="-2">
            <text:p>-2</text:p>
          </table:table-cell>
          <table:table-cell table:style-name="ce88" office:value-type="float" office:value="-3">
            <text:p>-3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-9">
            <text:p>-9</text:p>
          </table:table-cell>
          <table:table-cell table:style-name="ce88" office:value-type="float" office:value="-10">
            <text:p>-10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-16">
            <text:p>-16</text:p>
          </table:table-cell>
          <table:table-cell table:style-name="ce88" office:value-type="float" office:value="-17">
            <text:p>-17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-23">
            <text:p>-23</text:p>
          </table:table-cell>
          <table:table-cell table:style-name="ce88" office:value-type="float" office:value="-24">
            <text:p>-24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26">
            <text:p>26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29">
            <text:p>29</text:p>
          </table:table-cell>
          <table:table-cell table:style-name="ce88" office:value-type="float" office:value="-30">
            <text:p>-30</text:p>
          </table:table-cell>
          <table:table-cell table:style-name="ce88" office:value-type="float" office:value="-31">
            <text:p>-31</text:p>
          </table:table-cell>
          <table:table-cell table:style-name="ce65" table:number-columns-repeated="952"/>
          <table:table-cell table:number-columns-repeated="8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89" table:formula="of:=SUM([.D5:.D33])" office:value-type="float" office:value="0">
            <text:p>0</text:p>
          </table:table-cell>
          <table:table-cell table:style-name="ce89" table:formula="of:=SUM([.E5:.E33])" office:value-type="float" office:value="0">
            <text:p>0</text:p>
          </table:table-cell>
          <table:table-cell table:style-name="ce89" table:formula="of:=SUM([.F5:.F33])" office:value-type="float" office:value="0">
            <text:p>0</text:p>
          </table:table-cell>
          <table:table-cell table:style-name="ce89" table:formula="of:=SUM([.G5:.G33])" office:value-type="float" office:value="5">
            <text:p>5</text:p>
          </table:table-cell>
          <table:table-cell table:style-name="ce89" table:formula="of:=SUM([.H5:.H33])" office:value-type="float" office:value="0">
            <text:p>0</text:p>
          </table:table-cell>
          <table:table-cell table:style-name="ce89" table:formula="of:=SUM([.I5:.I33])" office:value-type="float" office:value="0">
            <text:p>0</text:p>
          </table:table-cell>
          <table:table-cell table:style-name="ce89" table:formula="of:=SUM([.J5:.J33])" office:value-type="float" office:value="1.5">
            <text:p>1.5</text:p>
          </table:table-cell>
          <table:table-cell table:style-name="ce89" table:formula="of:=SUM([.K5:.K33])" office:value-type="float" office:value="0">
            <text:p>0</text:p>
          </table:table-cell>
          <table:table-cell table:style-name="ce89" table:formula="of:=SUM([.L5:.L33])" office:value-type="float" office:value="0">
            <text:p>0</text:p>
          </table:table-cell>
          <table:table-cell table:style-name="ce89" table:formula="of:=SUM([.M5:.M33])" office:value-type="float" office:value="0">
            <text:p>0</text:p>
          </table:table-cell>
          <table:table-cell table:style-name="ce89" table:formula="of:=SUM([.N5:.N33])" office:value-type="float" office:value="2.5">
            <text:p>2.5</text:p>
          </table:table-cell>
          <table:table-cell table:style-name="ce89" table:formula="of:=SUM([.O5:.O33])" office:value-type="float" office:value="1.5">
            <text:p>1.5</text:p>
          </table:table-cell>
          <table:table-cell table:style-name="ce89" table:formula="of:=SUM([.P5:.P33])" office:value-type="float" office:value="0">
            <text:p>0</text:p>
          </table:table-cell>
          <table:table-cell table:style-name="ce89" table:formula="of:=SUM([.Q5:.Q33])" office:value-type="float" office:value="0">
            <text:p>0</text:p>
          </table:table-cell>
          <table:table-cell table:style-name="ce89" table:formula="of:=SUM([.R5:.R33])" office:value-type="float" office:value="1">
            <text:p>1</text:p>
          </table:table-cell>
          <table:table-cell table:style-name="ce89" table:formula="of:=SUM([.S5:.S33])" office:value-type="float" office:value="0">
            <text:p>0</text:p>
          </table:table-cell>
          <table:table-cell table:style-name="ce89" table:formula="of:=SUM([.T5:.T33])" office:value-type="float" office:value="0">
            <text:p>0</text:p>
          </table:table-cell>
          <table:table-cell table:style-name="ce89" table:formula="of:=SUM([.U5:.U33])" office:value-type="float" office:value="3.5">
            <text:p>3.5</text:p>
          </table:table-cell>
          <table:table-cell table:style-name="ce89" table:formula="of:=SUM([.V5:.V33])" office:value-type="float" office:value="0.5">
            <text:p>0.5</text:p>
          </table:table-cell>
          <table:table-cell table:style-name="ce89" table:formula="of:=SUM([.W5:.W33])" office:value-type="float" office:value="0">
            <text:p>0</text:p>
          </table:table-cell>
          <table:table-cell table:style-name="ce89" table:formula="of:=SUM([.X5:.X33])" office:value-type="float" office:value="0.5">
            <text:p>0.5</text:p>
          </table:table-cell>
          <table:table-cell table:style-name="ce89" table:formula="of:=SUM([.Y5:.Y33])" office:value-type="float" office:value="1">
            <text:p>1</text:p>
          </table:table-cell>
          <table:table-cell table:style-name="ce89" table:formula="of:=SUM([.Z5:.Z33])" office:value-type="float" office:value="0">
            <text:p>0</text:p>
          </table:table-cell>
          <table:table-cell table:style-name="ce89" table:formula="of:=SUM([.AA5:.AA33])" office:value-type="float" office:value="0">
            <text:p>0</text:p>
          </table:table-cell>
          <table:table-cell table:style-name="ce89" table:formula="of:=SUM([.AB5:.AB33])" office:value-type="float" office:value="2.5">
            <text:p>2.5</text:p>
          </table:table-cell>
          <table:table-cell table:style-name="ce89" table:formula="of:=SUM([.AC5:.AC33])" office:value-type="float" office:value="0">
            <text:p>0</text:p>
          </table:table-cell>
          <table:table-cell table:style-name="ce89" table:formula="of:=SUM([.AD5:.AD33])" office:value-type="float" office:value="0">
            <text:p>0</text:p>
          </table:table-cell>
          <table:table-cell table:style-name="ce89" table:formula="of:=SUM([.AE5:.AE33])" office:value-type="float" office:value="0.5">
            <text:p>0.5</text:p>
          </table:table-cell>
          <table:table-cell table:style-name="ce89" table:formula="of:=SUM([.AF5:.AF33])" office:value-type="float" office:value="0.5">
            <text:p>0.5</text:p>
          </table:table-cell>
          <table:table-cell table:style-name="ce89" table:formula="of:=SUM([.AG5:.AG33])" office:value-type="float" office:value="0">
            <text:p>0</text:p>
          </table:table-cell>
          <table:table-cell table:style-name="ce89" table:formula="of:=SUM([.AH5:.AH33])" office:value-type="float" office:value="0">
            <text:p>0</text:p>
          </table:table-cell>
          <table:table-cell table:style-name="ce65" table:number-columns-repeated="952"/>
          <table:table-cell table:number-columns-repeated="8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89" table:formula="of:=ROWS([.D5:.D34])-[.D3]" office:value-type="float" office:value="30">
            <text:p>30</text:p>
          </table:table-cell>
          <table:table-cell table:style-name="ce89" table:formula="of:=ROWS([.E5:.E34])-[.E3]" office:value-type="float" office:value="30">
            <text:p>30</text:p>
          </table:table-cell>
          <table:table-cell table:style-name="ce89" table:formula="of:=ROWS([.F5:.F34])-[.F3]" office:value-type="float" office:value="30">
            <text:p>30</text:p>
          </table:table-cell>
          <table:table-cell table:style-name="ce89" table:formula="of:=ROWS([.G5:.G34])-[.G3]" office:value-type="float" office:value="25">
            <text:p>25</text:p>
          </table:table-cell>
          <table:table-cell table:style-name="ce89" table:formula="of:=ROWS([.H5:.H34])-[.H3]" office:value-type="float" office:value="30">
            <text:p>30</text:p>
          </table:table-cell>
          <table:table-cell table:style-name="ce89" table:formula="of:=ROWS([.I5:.I34])-[.I3]" office:value-type="float" office:value="30">
            <text:p>30</text:p>
          </table:table-cell>
          <table:table-cell table:style-name="ce89" table:formula="of:=ROWS([.J5:.J34])-[.J3]" office:value-type="float" office:value="28.5">
            <text:p>28.5</text:p>
          </table:table-cell>
          <table:table-cell table:style-name="ce89" table:formula="of:=ROWS([.K5:.K34])-[.K3]" office:value-type="float" office:value="30">
            <text:p>30</text:p>
          </table:table-cell>
          <table:table-cell table:style-name="ce89" table:formula="of:=ROWS([.L5:.L34])-[.L3]" office:value-type="float" office:value="30">
            <text:p>30</text:p>
          </table:table-cell>
          <table:table-cell table:style-name="ce89" table:formula="of:=ROWS([.M5:.M34])-[.M3]" office:value-type="float" office:value="30">
            <text:p>30</text:p>
          </table:table-cell>
          <table:table-cell table:style-name="ce89" table:formula="of:=ROWS([.N5:.N34])-[.N3]" office:value-type="float" office:value="27.5">
            <text:p>27.5</text:p>
          </table:table-cell>
          <table:table-cell table:style-name="ce89" table:formula="of:=ROWS([.O5:.O34])-[.O3]" office:value-type="float" office:value="28.5">
            <text:p>28.5</text:p>
          </table:table-cell>
          <table:table-cell table:style-name="ce89" table:formula="of:=ROWS([.P5:.P34])-[.P3]" office:value-type="float" office:value="30">
            <text:p>30</text:p>
          </table:table-cell>
          <table:table-cell table:style-name="ce89" table:formula="of:=ROWS([.Q5:.Q34])-[.Q3]" office:value-type="float" office:value="30">
            <text:p>30</text:p>
          </table:table-cell>
          <table:table-cell table:style-name="ce89" table:formula="of:=ROWS([.R5:.R34])-[.R3]" office:value-type="float" office:value="29">
            <text:p>29</text:p>
          </table:table-cell>
          <table:table-cell table:style-name="ce89" table:formula="of:=ROWS([.S5:.S34])-[.S3]" office:value-type="float" office:value="30">
            <text:p>30</text:p>
          </table:table-cell>
          <table:table-cell table:style-name="ce89" table:formula="of:=ROWS([.T5:.T34])-[.T3]" office:value-type="float" office:value="30">
            <text:p>30</text:p>
          </table:table-cell>
          <table:table-cell table:style-name="ce89" table:formula="of:=ROWS([.U5:.U34])-[.U3]" office:value-type="float" office:value="26.5">
            <text:p>26.5</text:p>
          </table:table-cell>
          <table:table-cell table:style-name="ce89" table:formula="of:=ROWS([.V5:.V34])-[.V3]" office:value-type="float" office:value="29.5">
            <text:p>29.5</text:p>
          </table:table-cell>
          <table:table-cell table:style-name="ce89" table:formula="of:=ROWS([.W5:.W34])-[.W3]" office:value-type="float" office:value="30">
            <text:p>30</text:p>
          </table:table-cell>
          <table:table-cell table:style-name="ce89" table:formula="of:=ROWS([.X5:.X34])-[.X3]" office:value-type="float" office:value="29.5">
            <text:p>29.5</text:p>
          </table:table-cell>
          <table:table-cell table:style-name="ce89" table:formula="of:=ROWS([.Y5:.Y34])-[.Y3]" office:value-type="float" office:value="29">
            <text:p>29</text:p>
          </table:table-cell>
          <table:table-cell table:style-name="ce89" table:formula="of:=ROWS([.Z5:.Z34])-[.Z3]" office:value-type="float" office:value="30">
            <text:p>30</text:p>
          </table:table-cell>
          <table:table-cell table:style-name="ce89" table:formula="of:=ROWS([.AA5:.AA34])-[.AA3]" office:value-type="float" office:value="30">
            <text:p>30</text:p>
          </table:table-cell>
          <table:table-cell table:style-name="ce89" table:formula="of:=ROWS([.AB5:.AB34])-[.AB3]" office:value-type="float" office:value="27.5">
            <text:p>27.5</text:p>
          </table:table-cell>
          <table:table-cell table:style-name="ce89" table:formula="of:=ROWS([.AC5:.AC34])-[.AC3]" office:value-type="float" office:value="30">
            <text:p>30</text:p>
          </table:table-cell>
          <table:table-cell table:style-name="ce89" table:formula="of:=ROWS([.AD5:.AD34])-[.AD3]" office:value-type="float" office:value="30">
            <text:p>30</text:p>
          </table:table-cell>
          <table:table-cell table:style-name="ce89" table:formula="of:=ROWS([.AE5:.AE34])-[.AE3]" office:value-type="float" office:value="29.5">
            <text:p>29.5</text:p>
          </table:table-cell>
          <table:table-cell table:style-name="ce89" table:formula="of:=ROWS([.AF5:.AF34])-[.AF3]" office:value-type="float" office:value="29.5">
            <text:p>29.5</text:p>
          </table:table-cell>
          <table:table-cell table:style-name="ce89" table:formula="of:=ROWS([.AG5:.AG34])-[.AG3]" office:value-type="float" office:value="30">
            <text:p>30</text:p>
          </table:table-cell>
          <table:table-cell table:style-name="ce89" table:formula="of:=ROWS([.AH5:.AH34])-[.AH3]" office:value-type="float" office:value="30">
            <text:p>30</text:p>
          </table:table-cell>
          <table:table-cell table:style-name="ce65" table:number-columns-repeated="952"/>
          <table:table-cell table:number-columns-repeated="8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6" table:formula="of:=SUM([.D5:.AH5])" office:value-type="float" office:value="0">
            <text:p>0</text:p>
          </table:table-cell>
          <table:table-cell table:style-name="ce90" table:number-columns-repeated="3"/>
          <table:table-cell table:style-name="ce86" table:formula="of:=SUM([.H5:.AL5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6" table:formula="of:=SUM([.D6:.AH6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6" table:formula="of:=SUM([.D7:.AH7])" office:value-type="float" office:value="1">
            <text:p>1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0.8362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6" table:formula="of:=SUM([.D8:.AH8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10.3169in" svg:y="1.0953in" draw:caption-point-x="-0.2402in" draw:caption-point-y="0.598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346in" svg:x="12.9031in" svg:y="1.0988in" draw:caption-point-x="-0.2402in" draw:caption-point-y="0.5953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86" table:formula="of:=SUM([.D9:.AH9])" office:value-type="float" office:value="1">
            <text:p>1</text:p>
          </table:table-cell>
          <table:table-cell table:style-name="ce90" table:number-columns-repeated="12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11.4252in" svg:y="1.3441in" draw:caption-point-x="-0.2402in" draw:caption-point-y="0.597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86" table:formula="of:=SUM([.D10:.AH10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86" table:formula="of:=SUM([.D11:.AH11])" office:value-type="float" office:value="0.5">
            <text:p>0.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4.7752in" svg:y="1.8303in" draw:caption-point-x="-0.2402in" draw:caption-point-y="0.6067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86" table:formula="of:=SUM([.D12:.AH12])" office:value-type="float" office:value="2.5">
            <text:p>2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2.0677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4.7752in" svg:y="2.0709in" draw:caption-point-x="-0.2402in" draw:caption-point-y="0.6067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7" draw:text-style-name="P1" svg:width="1.1413in" svg:height="0.8567in" svg:x="6.6224in" svg:y="2.0728in" draw:caption-point-x="-0.2402in" draw:caption-point-y="0.6047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8.8394in" svg:y="2.0764in" draw:caption-point-x="-0.2402in" draw:caption-point-y="0.6012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86" table:formula="of:=SUM([.D13:.AH13])" office:value-type="float" office:value="1">
            <text:p>1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2.3157in" draw:caption-point-x="-0.2402in" draw:caption-point-y="0.609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86" table:formula="of:=SUM([.D14:.AH14])" office:value-type="float" office:value="1">
            <text:p>1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346in" svg:x="4.7752in" svg:y="2.5665in" draw:caption-point-x="-0.2402in" draw:caption-point-y="0.6067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6.2531in" svg:y="2.5677in" draw:caption-point-x="-0.2402in" draw:caption-point-y="0.6055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86" table:formula="of:=SUM([.D15:.AH15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86" table:formula="of:=SUM([.D16:.AH16])" office:value-type="float" office:value="1.5">
            <text:p>1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3.0579in" draw:caption-point-x="-0.2402in" draw:caption-point-y="0.6106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6.6224in" svg:y="3.0642in" draw:caption-point-x="-0.2402in" draw:caption-point-y="0.6043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86" table:formula="of:=SUM([.D17:.AH17])" office:value-type="float" office:value="1">
            <text:p>1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4.7752in" svg:y="3.311in" draw:caption-point-x="-0.2402in" draw:caption-point-y="0.6051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1.3232in" svg:x="6.2531in" svg:y="3.311in" draw:caption-point-x="-0.2402in" draw:caption-point-y="0.6051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9.2087in" svg:y="3.3157in" draw:caption-point-x="-0.2402in" draw:caption-point-y="0.6004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86" table:formula="of:=SUM([.D18:.AH18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11.4252in" svg:y="3.5657in" draw:caption-point-x="-0.2402in" draw:caption-point-y="0.598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amTD</text:p>
          </table:table-cell>
          <table:table-cell table:style-name="ce86" table:formula="of:=SUM([.D19:.AH19])" office:value-type="float" office:value="0">
            <text:p>0</text:p>
          </table:table-cell>
          <table:table-cell table:style-name="ce90" table:number-columns-repeated="24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86" table:formula="of:=SUM([.D20:.AH20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86" table:formula="of:=SUM([.D21:.AH21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6.2531in" svg:y="4.3012in" draw:caption-point-x="-0.2402in" draw:caption-point-y="0.6055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86" table:formula="of:=SUM([.D22:.AH22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86" table:formula="of:=SUM([.D23:.AH23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86" table:formula="of:=SUM([.D24:.AH24])" office:value-type="float" office:value="3">
            <text:p>3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5457in" svg:x="4.7752in" svg:y="5.0433in" draw:caption-point-x="-0.2402in" draw:caption-point-y="0.6067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5457in" svg:x="7.7307in" svg:y="5.0476in" draw:caption-point-x="-0.2402in" draw:caption-point-y="0.6024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9.9476in" svg:y="5.0512in" draw:caption-point-x="-0.2402in" draw:caption-point-y="0.5988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12.9031in" svg:y="5.0539in" draw:caption-point-x="-0.2402in" draw:caption-point-y="0.5961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86" table:formula="of:=SUM([.D25:.AH25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86" table:formula="of:=SUM([.D26:.AH26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86" table:formula="of:=SUM([.D27:.AH27])" office:value-type="float" office:value="0.5">
            <text:p>0.5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3902in" svg:x="8.8394in" svg:y="5.7917in" draw:caption-point-x="-0.2402in" draw:caption-point-y="0.6012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nTN</text:p>
          </table:table-cell>
          <table:table-cell table:style-name="ce86" table:formula="of:=SUM([.D28:.AH28])" office:value-type="float" office:value="0">
            <text:p>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86" table:formula="of:=SUM([.D29:.AH29])" office:value-type="float" office:value="2.5">
            <text:p>2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6.2783in" draw:caption-point-x="-0.2402in" draw:caption-point-y="0.6098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8.8394in" svg:y="6.287in" draw:caption-point-x="-0.2402in" draw:caption-point-y="0.6012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3902in" svg:x="11.4252in" svg:y="6.2906in" draw:caption-point-x="-0.2402in" draw:caption-point-y="0.5976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nhT</text:p>
          </table:table-cell>
          <table:table-cell table:style-name="ce86" table:formula="of:=SUM([.D30:.AH30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86" table:formula="of:=SUM([.D31:.AH31])" office:value-type="float" office:value="2">
            <text:p>2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6.6224in" svg:y="6.7799in" draw:caption-point-x="-0.2402in" draw:caption-point-y="0.6039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12.5335in" svg:y="6.7874in" draw:caption-point-x="-0.2402in" draw:caption-point-y="0.5965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uanND</text:p>
          </table:table-cell>
          <table:table-cell table:style-name="ce86" table:formula="of:=SUM([.D32:.AH32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BA</text:p>
          </table:table-cell>
          <table:table-cell table:style-name="ce86" table:formula="of:=SUM([.D33:.AH33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uNA</text:p>
          </table:table-cell>
          <table:table-cell table:style-name="ce86" table:formula="of:=SUM([.D34:.AH34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37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99"/>
        <table:table-column table:style-name="co21" table:number-columns-repeated="7" table:default-cell-style-name="ce99"/>
        <table:table-column table:style-name="co20" table:number-columns-repeated="15" table:default-cell-style-name="ce99"/>
        <table:table-column table:style-name="co7" table:number-columns-repeated="949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94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6" table:number-columns-spanned="2" table:number-rows-spanned="1">
            <text:p>6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5" table:number-columns-spanned="2" table:number-rows-spanned="1">
            <text:p>2015</text:p>
          </table:table-cell>
          <table:covered-table-cell table:style-name="ce104"/>
          <table:table-cell table:style-name="ce94" table:number-columns-repeated="14"/>
          <table:table-cell table:style-name="ce65" table:number-columns-repeated="949"/>
        </table:table-row>
        <table:table-row table:style-name="ro2">
          <table:table-cell table:style-name="ce58" table:number-columns-repeated="3"/>
          <table:table-cell table:style-name="ce95" table:formula="of:=DATE([.$R$1];[.N1];1)" office:value-type="date" office:date-value="2015-06-01">
            <text:p>01</text:p>
          </table:table-cell>
          <table:table-cell table:style-name="ce95" table:formula="of:=[.D2]+1" office:value-type="date" office:date-value="2015-06-02">
            <text:p>02</text:p>
          </table:table-cell>
          <table:table-cell table:style-name="ce95" table:formula="of:=[.E2]+1" office:value-type="date" office:date-value="2015-06-03">
            <text:p>03</text:p>
          </table:table-cell>
          <table:table-cell table:style-name="ce95" table:formula="of:=[.F2]+1" office:value-type="date" office:date-value="2015-06-04">
            <text:p>04</text:p>
          </table:table-cell>
          <table:table-cell table:style-name="ce95" table:formula="of:=[.G2]+1" office:value-type="date" office:date-value="2015-06-05">
            <text:p>05</text:p>
          </table:table-cell>
          <table:table-cell table:style-name="ce95" table:formula="of:=[.H2]+1" office:value-type="date" office:date-value="2015-06-06">
            <text:p>06</text:p>
          </table:table-cell>
          <table:table-cell table:style-name="ce95" table:formula="of:=[.I2]+1" office:value-type="date" office:date-value="2015-06-07">
            <text:p>07</text:p>
          </table:table-cell>
          <table:table-cell table:style-name="ce95" table:formula="of:=[.J2]+1" office:value-type="date" office:date-value="2015-06-08">
            <text:p>08</text:p>
          </table:table-cell>
          <table:table-cell table:style-name="ce95" table:formula="of:=[.K2]+1" office:value-type="date" office:date-value="2015-06-09">
            <text:p>09</text:p>
          </table:table-cell>
          <table:table-cell table:style-name="ce95" table:formula="of:=[.L2]+1" office:value-type="date" office:date-value="2015-06-10">
            <text:p>10</text:p>
          </table:table-cell>
          <table:table-cell table:style-name="ce95" table:formula="of:=[.M2]+1" office:value-type="date" office:date-value="2015-06-11">
            <text:p>11</text:p>
          </table:table-cell>
          <table:table-cell table:style-name="ce95" table:formula="of:=[.N2]+1" office:value-type="date" office:date-value="2015-06-12">
            <text:p>12</text:p>
          </table:table-cell>
          <table:table-cell table:style-name="ce95" table:formula="of:=[.O2]+1" office:value-type="date" office:date-value="2015-06-13">
            <text:p>13</text:p>
          </table:table-cell>
          <table:table-cell table:style-name="ce95" table:formula="of:=[.P2]+1" office:value-type="date" office:date-value="2015-06-14">
            <text:p>14</text:p>
          </table:table-cell>
          <table:table-cell table:style-name="ce95" table:formula="of:=[.Q2]+1" office:value-type="date" office:date-value="2015-06-15">
            <text:p>15</text:p>
          </table:table-cell>
          <table:table-cell table:style-name="ce95" table:formula="of:=[.R2]+1" office:value-type="date" office:date-value="2015-06-16">
            <text:p>16</text:p>
          </table:table-cell>
          <table:table-cell table:style-name="ce95" table:formula="of:=[.S2]+1" office:value-type="date" office:date-value="2015-06-17">
            <text:p>17</text:p>
          </table:table-cell>
          <table:table-cell table:style-name="ce95" table:formula="of:=[.T2]+1" office:value-type="date" office:date-value="2015-06-18">
            <text:p>18</text:p>
          </table:table-cell>
          <table:table-cell table:style-name="ce95" table:formula="of:=[.U2]+1" office:value-type="date" office:date-value="2015-06-19">
            <text:p>19</text:p>
          </table:table-cell>
          <table:table-cell table:style-name="ce95" table:formula="of:=[.V2]+1" office:value-type="date" office:date-value="2015-06-20">
            <text:p>20</text:p>
          </table:table-cell>
          <table:table-cell table:style-name="ce95" table:formula="of:=[.W2]+1" office:value-type="date" office:date-value="2015-06-21">
            <text:p>21</text:p>
          </table:table-cell>
          <table:table-cell table:style-name="ce95" table:formula="of:=[.X2]+1" office:value-type="date" office:date-value="2015-06-22">
            <text:p>22</text:p>
          </table:table-cell>
          <table:table-cell table:style-name="ce95" table:formula="of:=[.Y2]+1" office:value-type="date" office:date-value="2015-06-23">
            <text:p>23</text:p>
          </table:table-cell>
          <table:table-cell table:style-name="ce95" table:formula="of:=[.Z2]+1" office:value-type="date" office:date-value="2015-06-24">
            <text:p>24</text:p>
          </table:table-cell>
          <table:table-cell table:style-name="ce95" table:formula="of:=[.AA2]+1" office:value-type="date" office:date-value="2015-06-25">
            <text:p>25</text:p>
          </table:table-cell>
          <table:table-cell table:style-name="ce95" table:formula="of:=[.AB2]+1" office:value-type="date" office:date-value="2015-06-26">
            <text:p>26</text:p>
          </table:table-cell>
          <table:table-cell table:style-name="ce95" table:formula="of:=[.AC2]+1" office:value-type="date" office:date-value="2015-06-27">
            <text:p>27</text:p>
          </table:table-cell>
          <table:table-cell table:style-name="ce95" table:formula="of:=[.AD2]+1" office:value-type="date" office:date-value="2015-06-28">
            <text:p>28</text:p>
          </table:table-cell>
          <table:table-cell table:style-name="ce95" table:formula="of:=[.AE2]+1" office:value-type="date" office:date-value="2015-06-29">
            <text:p>29</text:p>
          </table:table-cell>
          <table:table-cell table:style-name="ce95" table:formula="of:=[.AF2]+1" office:value-type="date" office:date-value="2015-06-30">
            <text:p>30</text:p>
          </table:table-cell>
          <table:table-cell table:style-name="ce65" table:number-columns-repeated="949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9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number-columns-repeated="949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3" table:formula="of:=SUM([.D4:.AG4])" office:value-type="float" office:value="1.5">
            <text:p>1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3.5591in" svg:y="0.1051in" draw:caption-point-x="-0.2402in" draw:caption-point-y="0.6126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0.1161in" draw:caption-point-x="-0.2402in" draw:caption-point-y="0.6016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3" table:formula="of:=SUM([.D5:.AG5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0.3583in" draw:caption-point-x="-0.2402in" draw:caption-point-y="0.6071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6" draw:text-style-name="P1" svg:width="1.1413in" svg:height="0.2346in" svg:x="12.4622in" svg:y="0.365in" draw:caption-point-x="-0.2402in" draw:caption-point-y="0.6004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3" table:formula="of:=SUM([.D6:.AG6])" office:value-type="float" office:value="1.5">
            <text:p>1.5</text:p>
          </table:table-cell>
          <table:table-cell table:style-name="ce97" office:value-type="float" office:value="0">
            <office:annotation draw:style-name="gr4" draw:text-style-name="P1" svg:width="1.1413in" svg:height="0.3902in" svg:x="2.6457in" svg:y="0.6055in" draw:caption-point-x="-0.2402in" draw:caption-point-y="0.6075in">
              <dc:date>2015-06-08T00:00:00</dc:date>
              <text:p text:style-name="P1"><text:span text:style-name="T1">Có việc riêng, vào trễ ~1h</text:span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4.472in" svg:y="0.6055in" draw:caption-point-x="-0.2402in" draw:caption-point-y="0.6075in">
              <dc:date>2015-06-08T00:00:00</dc:date>
              <text:p text:style-name="P1"><text:span text:style-name="T1">Ngủ quên, vào trễ ~ 1h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">
            <office:annotation draw:style-name="gr2" draw:text-style-name="P1" svg:width="1.1413in" svg:height="0.5457in" svg:x="5.8421in" svg:y="0.6043in" draw:caption-point-x="-0.2402in" draw:caption-point-y="0.6087in">
              <dc:date>2015-06-08T00:00:00</dc:date>
              <text:p text:style-name="P1"><text:span text:style-name="T1">Vào trễ ~ 1h, ra ngân hàng có việc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7.3094in" svg:y="0.6079in" draw:caption-point-x="-0.2402in" draw:caption-point-y="0.6051in">
              <dc:date>2015-06-11T00:00:00</dc:date>
              <text:p text:style-name="P1"><text:span text:style-name="T1">Bị ốm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4.289in" svg:y="0.6142in" draw:caption-point-x="-0.2402in" draw:caption-point-y="0.5988in">
              <dc:date>2015-06-25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3" table:formula="of:=SUM([.D7:.AG7])" office:value-type="float" office:value="5">
            <text:p>5</text:p>
          </table:table-cell>
          <table:table-cell table:style-name="ce97" office:value-type="float" office:value="0">
            <office:annotation draw:style-name="gr6" draw:text-style-name="P1" svg:width="1.1413in" svg:height="0.2346in" svg:x="2.6457in" svg:y="0.8622in" draw:caption-point-x="-0.2402in" draw:caption-point-y="0.598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4.472in" svg:y="0.8622in" draw:caption-point-x="-0.2402in" draw:caption-point-y="0.598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5.8421in" svg:y="0.8531in" draw:caption-point-x="-0.2402in" draw:caption-point-y="0.607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0.8531in" draw:caption-point-x="-0.2402in" draw:caption-point-y="0.607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8205in" svg:y="0.8531in" draw:caption-point-x="-0.2402in" draw:caption-point-y="0.607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3094in" svg:y="0.8531in" draw:caption-point-x="-0.2402in" draw:caption-point-y="0.607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7988in" svg:y="0.8531in" draw:caption-point-x="-0.2402in" draw:caption-point-y="0.6075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93" table:formula="of:=SUM([.D8:.AG8])" office:value-type="float" office:value="1.5">
            <text:p>1.5</text:p>
          </table:table-cell>
          <table:table-cell table:style-name="ce97" office:value-type="float" office:value="0.5">
            <office:annotation draw:style-name="gr6" draw:text-style-name="P1" svg:width="1.1413in" svg:height="0.2346in" svg:x="2.6457in" svg:y="1.0941in" draw:caption-point-x="-0.2402in" draw:caption-point-y="0.6142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1.0969in" draw:caption-point-x="-0.2402in" draw:caption-point-y="0.6114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3756in" svg:y="1.1091in" draw:caption-point-x="-0.2402in" draw:caption-point-y="0.5992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93" table:formula="of:=SUM([.D9:.AG9])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4.472in" svg:y="1.3409in" draw:caption-point-x="-0.2402in" draw:caption-point-y="0.6154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93" table:formula="of:=SUM([.D10:.AG10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13.8323in" svg:y="1.6051in" draw:caption-point-x="-0.2402in" draw:caption-point-y="0.5988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93" table:formula="of:=SUM([.D11:.AG11])" office:value-type="float" office:value="2">
            <text:p>2</text:p>
          </table:table-cell>
          <table:table-cell table:style-name="ce97" office:value-type="float" office:value="0.5">
            <office:annotation draw:style-name="gr2" draw:text-style-name="P1" svg:width="1.1413in" svg:height="0.5457in" svg:x="2.6457in" svg:y="1.8311in" draw:caption-point-x="-0.2402in" draw:caption-point-y="0.6134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1.837in" draw:caption-point-x="-0.2402in" draw:caption-point-y="0.6075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9.2661in" svg:y="1.8402in" draw:caption-point-x="-0.2402in" draw:caption-point-y="0.6043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0.6358in" svg:y="1.8425in" draw:caption-point-x="-0.2402in" draw:caption-point-y="0.602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1.0925in" svg:y="1.8425in" draw:caption-point-x="-0.2402in" draw:caption-point-y="0.602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8323in" svg:y="1.8457in" draw:caption-point-x="-0.2402in" draw:caption-point-y="0.5988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97" office:value-type="float" office:value="0">
            <office:annotation draw:style-name="gr3" draw:text-style-name="P1" svg:width="1.1413in" svg:height="0.7012in" svg:x="14.289in" svg:y="1.8457in" draw:caption-point-x="-0.2402in" draw:caption-point-y="0.5988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6.1154in" svg:y="1.848in" draw:caption-point-x="-0.2402in" draw:caption-point-y="0.5965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93" table:formula="of:=SUM([.D12:.AG12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93" table:formula="of:=SUM([.D13:.AG13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2.3421in" draw:caption-point-x="-0.2402in" draw:caption-point-y="0.5976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93" table:formula="of:=SUM([.D14:.AG14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9.2661in" svg:y="2.5827in" draw:caption-point-x="-0.2402in" draw:caption-point-y="0.6051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9.7228in" svg:y="2.5827in" draw:caption-point-x="-0.2402in" draw:caption-point-y="0.6051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93" table:formula="of:=SUM([.D15:.AG15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6.3311in" svg:y="2.828in" draw:caption-point-x="-0.2402in" draw:caption-point-y="0.6075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7" draw:text-style-name="P1" svg:width="1.1413in" svg:height="0.8567in" svg:x="9.7228in" svg:y="2.8327in" draw:caption-point-x="-0.2402in" draw:caption-point-y="0.6028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4.289in" svg:y="2.8358in" draw:caption-point-x="-0.2402in" draw:caption-point-y="0.5996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93" table:formula="of:=SUM([.D16:.AG16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3756in" svg:y="3.0839in" draw:caption-point-x="-0.2402in" draw:caption-point-y="0.5992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uanNN</text:p>
          </table:table-cell>
          <table:table-cell table:style-name="ce93" table:formula="of:=SUM([.D17:.AG17])" office:value-type="float" office:value="0">
            <text:p>0</text:p>
          </table:table-cell>
          <table:table-cell table:style-name="ce97" table:number-columns-repeated="7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93" table:formula="of:=SUM([.D18:.AG18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3.5807in" draw:caption-point-x="-0.2402in" draw:caption-point-y="0.5976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TD</text:p>
          </table:table-cell>
          <table:table-cell table:style-name="ce93" table:formula="of:=SUM([.D19:.AG19])" office:value-type="float" office:value="0">
            <text:p>0</text:p>
          </table:table-cell>
          <table:table-cell table:style-name="ce97" table:number-columns-repeated="16"/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D</text:p>
          </table:table-cell>
          <table:table-cell table:style-name="ce93" table:formula="of:=SUM([.D20:.AG20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93" table:formula="of:=SUM([.D21:.AG21])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4.472in" svg:y="4.3118in" draw:caption-point-x="-0.2402in" draw:caption-point-y="0.6094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93" table:formula="of:=SUM([.D22:.AG22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13.8323in" svg:y="4.5701in" draw:caption-point-x="-0.2402in" draw:caption-point-y="0.5988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93" table:formula="of:=SUM([.D23:.AG23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V</text:p>
          </table:table-cell>
          <table:table-cell table:style-name="ce93" table:formula="of:=SUM([.D24:.AG24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1" svg:width="1.1413in" svg:height="0.5457in" svg:x="4.0157in" svg:y="5.0555in" draw:caption-point-x="-0.2402in" draw:caption-point-y="0.6091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5.0575in" draw:caption-point-x="-0.2402in" draw:caption-point-y="0.6071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93" table:formula="of:=SUM([.D25:.AG25])" office:value-type="float" office:value="2">
            <text:p>2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5.8421in" svg:y="5.3035in" draw:caption-point-x="-0.2402in" draw:caption-point-y="0.6087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11.0925in" svg:y="5.311in" draw:caption-point-x="-0.2402in" draw:caption-point-y="0.6012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4" draw:text-style-name="P1" svg:width="1.1413in" svg:height="0.3902in" svg:x="12.4622in" svg:y="5.3118in" draw:caption-point-x="-0.2402in" draw:caption-point-y="0.6004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3.3756in" svg:y="5.3118in" draw:caption-point-x="-0.2402in" draw:caption-point-y="0.6004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93" table:formula="of:=SUM([.D26:.AG26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93" table:formula="of:=SUM([.D27:.AG27])" office:value-type="float" office:value="1.5">
            <text:p>1.5</text:p>
          </table:table-cell>
          <table:table-cell table:style-name="ce97" office:value-type="float" office:value="1">
            <office:annotation draw:style-name="gr6" draw:text-style-name="P1" svg:width="1.1413in" svg:height="0.2346in" svg:x="2.6457in" svg:y="5.7945in" draw:caption-point-x="-0.2402in" draw:caption-point-y="0.613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5.8059in" draw:caption-point-x="-0.2402in" draw:caption-point-y="0.6016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93" table:formula="of:=SUM([.D28:.AG28])" office:value-type="float" office:value="0.5">
            <text:p>0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6.0543in" draw:caption-point-x="-0.2402in" draw:caption-point-y="0.6008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nTN</text:p>
          </table:table-cell>
          <table:table-cell table:style-name="ce93" table:formula="of:=SUM([.D29:.AG29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6.2957in" draw:caption-point-x="-0.2402in" draw:caption-point-y="0.6071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11.0925in" svg:y="6.3012in" draw:caption-point-x="-0.2402in" draw:caption-point-y="0.6016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uNV</text:p>
          </table:table-cell>
          <table:table-cell table:style-name="ce93" table:formula="of:=SUM([.D30:.AG30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nhT</text:p>
          </table:table-cell>
          <table:table-cell table:style-name="ce93" table:formula="of:=SUM([.D31:.AG31])" office:value-type="float" office:value="1.5">
            <text:p>1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4.0157in" svg:y="6.789in" draw:caption-point-x="-0.2402in" draw:caption-point-y="0.6094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6.8205in" svg:y="6.7882in" draw:caption-point-x="-0.2402in" draw:caption-point-y="0.6102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7.3094in" svg:y="6.7898in" draw:caption-point-x="-0.2402in" draw:caption-point-y="0.6087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oNX</text:p>
          </table:table-cell>
          <table:table-cell table:style-name="ce93" table:formula="of:=SUM([.D32:.AG32])" office:value-type="float" office:value="1.5">
            <text:p>1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6" draw:text-style-name="P1" svg:width="1.1413in" svg:height="0.2346in" svg:x="3.1024in" svg:y="7.0335in" draw:caption-point-x="-0.2402in" draw:caption-point-y="0.6126in">
              <dc:date>2015-06-02T00:00:00</dc:date>
              <text:p text:style-name="P1"><text:span text:style-name="T1">Bị ốm</text:span></text:p>
            </office:annotation>
            <text:p>0.5</text:p>
          </table:table-cell>
          <table:table-cell table:style-name="ce97" office:value-type="float" office:value="0.5">
            <office:annotation draw:style-name="gr2" draw:text-style-name="P1" svg:width="1.1413in" svg:height="0.5457in" svg:x="3.5591in" svg:y="7.035in" draw:caption-point-x="-0.2402in" draw:caption-point-y="0.611in">
              <dc:date>2015-06-03T00:00:00</dc:date>
              <text:p text:style-name="P1"><text:span text:style-name="T1">Nghỉ buổi chiều, có việc riêng, đột xuất</text:span></text:p>
            </office:annotation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office:annotation draw:style-name="gr4" draw:text-style-name="P1" svg:width="1.1413in" svg:height="0.3902in" svg:x="5.8421in" svg:y="7.0386in" draw:caption-point-x="-0.2402in" draw:caption-point-y="0.6075in">
              <dc:date>2015-06-08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1" svg:width="1.1413in" svg:height="0.5457in" svg:x="6.8205in" svg:y="7.0406in" draw:caption-point-x="-0.2402in" draw:caption-point-y="0.6055in">
              <dc:date>2015-06-10T00:00:00</dc:date>
              <text:p text:style-name="P1"><text:span text:style-name="T1">Nghỉ buổi chiều, đi đóng phạt vi phạm giao thông</text:span></text:p>
            </office:annotation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93" table:formula="of:=SUM([.D33:.AG33])" office:value-type="float" office:value="1.5">
            <text:p>1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3.1024in" svg:y="7.2823in" draw:caption-point-x="-0.2402in" draw:caption-point-y="0.6114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uanND</text:p>
          </table:table-cell>
          <table:table-cell table:style-name="ce93" table:formula="of:=SUM([.D34:.AG34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ietBA</text:p>
          </table:table-cell>
          <table:table-cell table:style-name="ce93" table:formula="of:=SUM([.D35:.AG35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93" table:formula="of:=SUM([.D36:.AG36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10.6358in" svg:y="8.0346in" draw:caption-point-x="-0.2402in" draw:caption-point-y="0.602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65404">
          <table:table-cell table:style-name="ce42" table:number-columns-repeated="3"/>
          <table:table-cell table:style-name="ce98" table:number-columns-repeated="30"/>
          <table:table-cell table:style-name="ce42" table:number-columns-repeated="949"/>
        </table:table-row>
        <table:table-row table:style-name="ro2" table:number-rows-repeated="983135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111"/>
        <table:table-column table:style-name="co21" table:number-columns-repeated="7" table:default-cell-style-name="ce111"/>
        <table:table-column table:style-name="co20" table:number-columns-repeated="16" table:default-cell-style-name="ce111"/>
        <table:table-column table:style-name="co7" table:number-columns-repeated="952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106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7" table:number-columns-spanned="2" table:number-rows-spanned="1">
            <text:p>7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5" table:number-columns-spanned="2" table:number-rows-spanned="1">
            <text:p>2015</text:p>
          </table:table-cell>
          <table:covered-table-cell table:style-name="ce116"/>
          <table:table-cell table:style-name="ce106" table:number-columns-repeated="15"/>
          <table:table-cell table:style-name="ce65" table:number-columns-repeated="952"/>
        </table:table-row>
        <table:table-row table:style-name="ro2">
          <table:table-cell table:style-name="ce58" table:number-columns-repeated="3"/>
          <table:table-cell table:style-name="ce107" table:formula="of:=DATE([.$R$1];[.N1];1)" office:value-type="date" office:date-value="2015-07-01">
            <text:p>01</text:p>
          </table:table-cell>
          <table:table-cell table:style-name="ce107" table:formula="of:=[.D2]+1" office:value-type="date" office:date-value="2015-07-02">
            <text:p>02</text:p>
          </table:table-cell>
          <table:table-cell table:style-name="ce107" table:formula="of:=[.E2]+1" office:value-type="date" office:date-value="2015-07-03">
            <text:p>03</text:p>
          </table:table-cell>
          <table:table-cell table:style-name="ce107" table:formula="of:=[.F2]+1" office:value-type="date" office:date-value="2015-07-04">
            <text:p>04</text:p>
          </table:table-cell>
          <table:table-cell table:style-name="ce107" table:formula="of:=[.G2]+1" office:value-type="date" office:date-value="2015-07-05">
            <text:p>05</text:p>
          </table:table-cell>
          <table:table-cell table:style-name="ce107" table:formula="of:=[.H2]+1" office:value-type="date" office:date-value="2015-07-06">
            <text:p>06</text:p>
          </table:table-cell>
          <table:table-cell table:style-name="ce107" table:formula="of:=[.I2]+1" office:value-type="date" office:date-value="2015-07-07">
            <text:p>07</text:p>
          </table:table-cell>
          <table:table-cell table:style-name="ce107" table:formula="of:=[.J2]+1" office:value-type="date" office:date-value="2015-07-08">
            <text:p>08</text:p>
          </table:table-cell>
          <table:table-cell table:style-name="ce107" table:formula="of:=[.K2]+1" office:value-type="date" office:date-value="2015-07-09">
            <text:p>09</text:p>
          </table:table-cell>
          <table:table-cell table:style-name="ce107" table:formula="of:=[.L2]+1" office:value-type="date" office:date-value="2015-07-10">
            <text:p>10</text:p>
          </table:table-cell>
          <table:table-cell table:style-name="ce107" table:formula="of:=[.M2]+1" office:value-type="date" office:date-value="2015-07-11">
            <text:p>11</text:p>
          </table:table-cell>
          <table:table-cell table:style-name="ce107" table:formula="of:=[.N2]+1" office:value-type="date" office:date-value="2015-07-12">
            <text:p>12</text:p>
          </table:table-cell>
          <table:table-cell table:style-name="ce107" table:formula="of:=[.O2]+1" office:value-type="date" office:date-value="2015-07-13">
            <text:p>13</text:p>
          </table:table-cell>
          <table:table-cell table:style-name="ce107" table:formula="of:=[.P2]+1" office:value-type="date" office:date-value="2015-07-14">
            <text:p>14</text:p>
          </table:table-cell>
          <table:table-cell table:style-name="ce107" table:formula="of:=[.Q2]+1" office:value-type="date" office:date-value="2015-07-15">
            <text:p>15</text:p>
          </table:table-cell>
          <table:table-cell table:style-name="ce107" table:formula="of:=[.R2]+1" office:value-type="date" office:date-value="2015-07-16">
            <text:p>16</text:p>
          </table:table-cell>
          <table:table-cell table:style-name="ce107" table:formula="of:=[.S2]+1" office:value-type="date" office:date-value="2015-07-17">
            <text:p>17</text:p>
          </table:table-cell>
          <table:table-cell table:style-name="ce107" table:formula="of:=[.T2]+1" office:value-type="date" office:date-value="2015-07-18">
            <text:p>18</text:p>
          </table:table-cell>
          <table:table-cell table:style-name="ce107" table:formula="of:=[.U2]+1" office:value-type="date" office:date-value="2015-07-19">
            <text:p>19</text:p>
          </table:table-cell>
          <table:table-cell table:style-name="ce107" table:formula="of:=[.V2]+1" office:value-type="date" office:date-value="2015-07-20">
            <text:p>20</text:p>
          </table:table-cell>
          <table:table-cell table:style-name="ce107" table:formula="of:=[.W2]+1" office:value-type="date" office:date-value="2015-07-21">
            <text:p>21</text:p>
          </table:table-cell>
          <table:table-cell table:style-name="ce107" table:formula="of:=[.X2]+1" office:value-type="date" office:date-value="2015-07-22">
            <text:p>22</text:p>
          </table:table-cell>
          <table:table-cell table:style-name="ce107" table:formula="of:=[.Y2]+1" office:value-type="date" office:date-value="2015-07-23">
            <text:p>23</text:p>
          </table:table-cell>
          <table:table-cell table:style-name="ce107" table:formula="of:=[.Z2]+1" office:value-type="date" office:date-value="2015-07-24">
            <text:p>24</text:p>
          </table:table-cell>
          <table:table-cell table:style-name="ce107" table:formula="of:=[.AA2]+1" office:value-type="date" office:date-value="2015-07-25">
            <text:p>25</text:p>
          </table:table-cell>
          <table:table-cell table:style-name="ce107" table:formula="of:=[.AB2]+1" office:value-type="date" office:date-value="2015-07-26">
            <text:p>26</text:p>
          </table:table-cell>
          <table:table-cell table:style-name="ce107" table:formula="of:=[.AC2]+1" office:value-type="date" office:date-value="2015-07-27">
            <text:p>27</text:p>
          </table:table-cell>
          <table:table-cell table:style-name="ce107" table:formula="of:=[.AD2]+1" office:value-type="date" office:date-value="2015-07-28">
            <text:p>28</text:p>
          </table:table-cell>
          <table:table-cell table:style-name="ce107" table:formula="of:=[.AE2]+1" office:value-type="date" office:date-value="2015-07-29">
            <text:p>29</text:p>
          </table:table-cell>
          <table:table-cell table:style-name="ce107" table:formula="of:=[.AF2]+1" office:value-type="date" office:date-value="2015-07-30">
            <text:p>30</text:p>
          </table:table-cell>
          <table:table-cell table:style-name="ce107" table:formula="of:=[.AG2]+1" office:value-type="date" office:date-value="2015-07-31">
            <text:p>31</text:p>
          </table:table-cell>
          <table:table-cell table:style-name="ce65" table:number-columns-repeated="95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5" table:formula="of:=SUM([.D4:.AH4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text:p>0.5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05" table:formula="of:=SUM([.D5:.AH5])" office:value-type="float" office:value="1">
            <text:p>1</text:p>
          </table:table-cell>
          <table:table-cell table:style-name="ce109" table:number-columns-repeated="5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6.3311in" svg:y="0.3685in" draw:caption-point-x="-0.2402in" draw:caption-point-y="0.5969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05" table:formula="of:=SUM([.D6:.AH6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anhLH</text:p>
          </table:table-cell>
          <table:table-cell table:style-name="ce105" table:formula="of:=SUM([.D7:.AH7])" office:value-type="float" office:value="0.5"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3.5591in" svg:y="0.8598in" draw:caption-point-x="-0.2402in" draw:caption-point-y="0.6008in">
              <dc:date>2015-07-03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15"/>
          <table:table-cell table:style-name="ce109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5" table:formula="of:=SUM([.D8:.AH8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6.8205in" svg:y="1.1114in" draw:caption-point-x="-0.2402in" draw:caption-point-y="0.5969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8.7768in" svg:y="1.113in" draw:caption-point-x="-0.2402in" draw:caption-point-y="0.5953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05" table:formula="of:=SUM([.D9:.AH9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05" table:formula="of:=SUM([.D10:.AH10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17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05" table:formula="of:=SUM([.D11:.AH11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05" table:formula="of:=SUM([.D12:.AH12])" office:value-type="float" office:value="1.5">
            <text:p>1.5</text:p>
          </table:table-cell>
          <table:table-cell table:style-name="ce109" office:value-type="float" office:value="1">
            <office:annotation draw:style-name="gr6" draw:text-style-name="P1" svg:width="1.1413in" svg:height="0.2346in" svg:x="2.6457in" svg:y="2.0902in" draw:caption-point-x="-0.2402in" draw:caption-point-y="0.602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09" office:value-type="float" office:value="0.5">
            <office:annotation draw:style-name="gr4" draw:text-style-name="P1" svg:width="1.1413in" svg:height="0.3902in" svg:x="3.1024in" svg:y="2.0902in" draw:caption-point-x="-0.2402in" draw:caption-point-y="0.602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105" table:formula="of:=SUM([.D13:.AH13])" office:value-type="float" office:value="3">
            <text:p>3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105" table:formula="of:=SUM([.D14:.AH14])" office:value-type="float" office:value="5">
            <text:p>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14"/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105" table:formula="of:=SUM([.D15:.AH15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105" table:formula="of:=SUM([.D16:.AH16])" office:value-type="float" office:value="0">
            <text:p>0</text:p>
          </table:table-cell>
          <table:table-cell table:style-name="ce109" table:number-columns-repeated="5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KhoiNLD</text:p>
          </table:table-cell>
          <table:table-cell table:style-name="ce105" table:formula="of:=SUM([.D17:.AH17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6.8205in" svg:y="3.3343in" draw:caption-point-x="-0.2402in" draw:caption-point-y="0.5965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ongNH</text:p>
          </table:table-cell>
          <table:table-cell table:style-name="ce105" table:formula="of:=SUM([.D18:.AH18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105" table:formula="of:=SUM([.D19:.AH19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aiDTP</text:p>
          </table:table-cell>
          <table:table-cell table:style-name="ce105" table:formula="of:=SUM([.D20:.AH20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3854in" svg:y="4.0752in" draw:caption-point-x="-0.2402in" draw:caption-point-y="0.5984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105" table:formula="of:=SUM([.D21:.AH21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105" table:formula="of:=SUM([.D22:.AH22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105" table:formula="of:=SUM([.D23:.AH23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105" table:formula="of:=SUM([.D24:.AH24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8421in" svg:y="5.0673in" draw:caption-point-x="-0.2402in" draw:caption-point-y="0.5972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105" table:formula="of:=SUM([.D25:.AH25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346in" svg:x="4.9287in" svg:y="5.311in" draw:caption-point-x="-0.2402in" draw:caption-point-y="0.6012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105" table:formula="of:=SUM([.D26:.AH26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105" table:formula="of:=SUM([.D27:.AH27])" office:value-type="float" office:value="1">
            <text:p>1</text:p>
          </table:table-cell>
          <table:table-cell table:style-name="ce109" office:value-type="float" office:value="0.5"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8421in" svg:y="5.8106in" draw:caption-point-x="-0.2402in" draw:caption-point-y="0.5969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105" table:formula="of:=SUM([.D28:.AH28])" office:value-type="float" office:value="0.5"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3.5591in" svg:y="6.0547in" draw:caption-point-x="-0.2402in" draw:caption-point-y="0.6004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oTP</text:p>
          </table:table-cell>
          <table:table-cell table:style-name="ce105" table:formula="of:=SUM([.D29:.AH29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3854in" svg:y="6.3051in" draw:caption-point-x="-0.2402in" draw:caption-point-y="0.5976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105" table:formula="of:=SUM([.D30:.AH30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346in" svg:x="4.9287in" svg:y="6.5504in" draw:caption-point-x="-0.2402in" draw:caption-point-y="0.6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nTN</text:p>
          </table:table-cell>
          <table:table-cell table:style-name="ce105" table:formula="of:=SUM([.D31:.AH31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346in" svg:x="6.8205in" svg:y="6.802in" draw:caption-point-x="-0.2402in" draw:caption-point-y="0.5965in">
              <dc:date>2015-07-1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uNV</text:p>
          </table:table-cell>
          <table:table-cell table:style-name="ce105" table:formula="of:=SUM([.D32:.AH32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nhT</text:p>
          </table:table-cell>
          <table:table-cell table:style-name="ce105" table:formula="of:=SUM([.D33:.AH33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hoNX</text:p>
          </table:table-cell>
          <table:table-cell table:style-name="ce105" table:formula="of:=SUM([.D34:.AH34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105" table:formula="of:=SUM([.D35:.AH35])" office:value-type="float" office:value="1">
            <text:p>1</text:p>
          </table:table-cell>
          <table:table-cell table:style-name="ce109" table:number-columns-repeated="5"/>
          <table:table-cell table:style-name="ce109" office:value-type="float" office:value="0.5">
            <office:annotation draw:style-name="gr6" draw:text-style-name="P1" svg:width="1.1413in" svg:height="0.2346in" svg:x="4.9287in" svg:y="7.7906in" draw:caption-point-x="-0.2402in" draw:caption-point-y="0.5984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09" office:value-type="float" office:value="0.5">
            <office:annotation draw:style-name="gr6" draw:text-style-name="P1" svg:width="1.1413in" svg:height="0.2346in" svg:x="5.3854in" svg:y="7.7906in" draw:caption-point-x="-0.2402in" draw:caption-point-y="0.5984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105" table:formula="of:=SUM([.D36:.AH36])" office:value-type="float" office:value="1">
            <text:p>1</text:p>
          </table:table-cell>
          <table:table-cell table:style-name="ce109" office:value-type="float" office:value="0.5"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3854in" svg:y="8.0394in" draw:caption-point-x="-0.2402in" draw:caption-point-y="0.5972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105" table:formula="of:=SUM([.D37:.AH37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346in" svg:x="4.9287in" svg:y="8.2843in" draw:caption-point-x="-0.2402in" draw:caption-point-y="0.6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105" table:formula="of:=SUM([.D38:.AH38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105" table:formula="of:=SUM([.D39:.AH39])" office:value-type="float" office:value="0">
            <text:p>0</text:p>
          </table:table-cell>
          <table:table-cell table:style-name="ce109" table:number-columns-repeated="6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105" table:formula="of:=SUM([.D40:.AH40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table:number-columns-repeated="17"/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10" table:number-columns-repeated="31"/>
          <table:table-cell table:style-name="ce42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123"/>
        <table:table-column table:style-name="co21" table:number-columns-repeated="7" table:default-cell-style-name="ce123"/>
        <table:table-column table:style-name="co20" table:number-columns-repeated="16" table:default-cell-style-name="ce123"/>
        <table:table-column table:style-name="co7" table:number-columns-repeated="952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118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8" table:number-columns-spanned="2" table:number-rows-spanned="1">
            <text:p>8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5" table:number-columns-spanned="2" table:number-rows-spanned="1">
            <text:p>2015</text:p>
          </table:table-cell>
          <table:covered-table-cell table:style-name="ce128"/>
          <table:table-cell table:style-name="ce118" table:number-columns-repeated="15"/>
          <table:table-cell table:style-name="ce65" table:number-columns-repeated="952"/>
        </table:table-row>
        <table:table-row table:style-name="ro2">
          <table:table-cell table:style-name="ce58" table:number-columns-repeated="3"/>
          <table:table-cell table:style-name="ce119" table:formula="of:=DATE([.$R$1];[.N1];1)" office:value-type="date" office:date-value="2015-08-01">
            <text:p>01</text:p>
          </table:table-cell>
          <table:table-cell table:style-name="ce119" table:formula="of:=[.D2]+1" office:value-type="date" office:date-value="2015-08-02">
            <text:p>02</text:p>
          </table:table-cell>
          <table:table-cell table:style-name="ce119" table:formula="of:=[.E2]+1" office:value-type="date" office:date-value="2015-08-03">
            <text:p>03</text:p>
          </table:table-cell>
          <table:table-cell table:style-name="ce119" table:formula="of:=[.F2]+1" office:value-type="date" office:date-value="2015-08-04">
            <text:p>04</text:p>
          </table:table-cell>
          <table:table-cell table:style-name="ce119" table:formula="of:=[.G2]+1" office:value-type="date" office:date-value="2015-08-05">
            <text:p>05</text:p>
          </table:table-cell>
          <table:table-cell table:style-name="ce119" table:formula="of:=[.H2]+1" office:value-type="date" office:date-value="2015-08-06">
            <text:p>06</text:p>
          </table:table-cell>
          <table:table-cell table:style-name="ce119" table:formula="of:=[.I2]+1" office:value-type="date" office:date-value="2015-08-07">
            <text:p>07</text:p>
          </table:table-cell>
          <table:table-cell table:style-name="ce119" table:formula="of:=[.J2]+1" office:value-type="date" office:date-value="2015-08-08">
            <text:p>08</text:p>
          </table:table-cell>
          <table:table-cell table:style-name="ce119" table:formula="of:=[.K2]+1" office:value-type="date" office:date-value="2015-08-09">
            <text:p>09</text:p>
          </table:table-cell>
          <table:table-cell table:style-name="ce119" table:formula="of:=[.L2]+1" office:value-type="date" office:date-value="2015-08-10">
            <text:p>10</text:p>
          </table:table-cell>
          <table:table-cell table:style-name="ce119" table:formula="of:=[.M2]+1" office:value-type="date" office:date-value="2015-08-11">
            <text:p>11</text:p>
          </table:table-cell>
          <table:table-cell table:style-name="ce119" table:formula="of:=[.N2]+1" office:value-type="date" office:date-value="2015-08-12">
            <text:p>12</text:p>
          </table:table-cell>
          <table:table-cell table:style-name="ce119" table:formula="of:=[.O2]+1" office:value-type="date" office:date-value="2015-08-13">
            <text:p>13</text:p>
          </table:table-cell>
          <table:table-cell table:style-name="ce119" table:formula="of:=[.P2]+1" office:value-type="date" office:date-value="2015-08-14">
            <text:p>14</text:p>
          </table:table-cell>
          <table:table-cell table:style-name="ce119" table:formula="of:=[.Q2]+1" office:value-type="date" office:date-value="2015-08-15">
            <text:p>15</text:p>
          </table:table-cell>
          <table:table-cell table:style-name="ce119" table:formula="of:=[.R2]+1" office:value-type="date" office:date-value="2015-08-16">
            <text:p>16</text:p>
          </table:table-cell>
          <table:table-cell table:style-name="ce119" table:formula="of:=[.S2]+1" office:value-type="date" office:date-value="2015-08-17">
            <text:p>17</text:p>
          </table:table-cell>
          <table:table-cell table:style-name="ce119" table:formula="of:=[.T2]+1" office:value-type="date" office:date-value="2015-08-18">
            <text:p>18</text:p>
          </table:table-cell>
          <table:table-cell table:style-name="ce119" table:formula="of:=[.U2]+1" office:value-type="date" office:date-value="2015-08-19">
            <text:p>19</text:p>
          </table:table-cell>
          <table:table-cell table:style-name="ce119" table:formula="of:=[.V2]+1" office:value-type="date" office:date-value="2015-08-20">
            <text:p>20</text:p>
          </table:table-cell>
          <table:table-cell table:style-name="ce119" table:formula="of:=[.W2]+1" office:value-type="date" office:date-value="2015-08-21">
            <text:p>21</text:p>
          </table:table-cell>
          <table:table-cell table:style-name="ce119" table:formula="of:=[.X2]+1" office:value-type="date" office:date-value="2015-08-22">
            <text:p>22</text:p>
          </table:table-cell>
          <table:table-cell table:style-name="ce119" table:formula="of:=[.Y2]+1" office:value-type="date" office:date-value="2015-08-23">
            <text:p>23</text:p>
          </table:table-cell>
          <table:table-cell table:style-name="ce119" table:formula="of:=[.Z2]+1" office:value-type="date" office:date-value="2015-08-24">
            <text:p>24</text:p>
          </table:table-cell>
          <table:table-cell table:style-name="ce119" table:formula="of:=[.AA2]+1" office:value-type="date" office:date-value="2015-08-25">
            <text:p>25</text:p>
          </table:table-cell>
          <table:table-cell table:style-name="ce119" table:formula="of:=[.AB2]+1" office:value-type="date" office:date-value="2015-08-26">
            <text:p>26</text:p>
          </table:table-cell>
          <table:table-cell table:style-name="ce119" table:formula="of:=[.AC2]+1" office:value-type="date" office:date-value="2015-08-27">
            <text:p>27</text:p>
          </table:table-cell>
          <table:table-cell table:style-name="ce119" table:formula="of:=[.AD2]+1" office:value-type="date" office:date-value="2015-08-28">
            <text:p>28</text:p>
          </table:table-cell>
          <table:table-cell table:style-name="ce119" table:formula="of:=[.AE2]+1" office:value-type="date" office:date-value="2015-08-29">
            <text:p>29</text:p>
          </table:table-cell>
          <table:table-cell table:style-name="ce119" table:formula="of:=[.AF2]+1" office:value-type="date" office:date-value="2015-08-30">
            <text:p>30</text:p>
          </table:table-cell>
          <table:table-cell table:style-name="ce119" table:formula="of:=[.AG2]+1" office:value-type="date" office:date-value="2015-08-31">
            <text:p>31</text:p>
          </table:table-cell>
          <table:table-cell table:style-name="ce65" table:number-columns-repeated="95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17" table:formula="of:=SUM([.D4:.AH4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17" table:formula="of:=SUM([.D5:.AH5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17" table:formula="of:=SUM([.D6:.AH6])" office:value-type="float" office:value="0">
            <text:p>0</text:p>
          </table:table-cell>
          <table:table-cell table:style-name="ce121" table:number-columns-repeated="10"/>
          <table:table-cell table:style-name="ce127"/>
          <table:table-cell table:style-name="ce121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17" table:formula="of:=SUM([.D7:.AH7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17" table:formula="of:=SUM([.D8:.AH8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17" table:formula="of:=SUM([.D9:.AH9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17" table:formula="of:=SUM([.D10:.AH10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17" table:formula="of:=SUM([.D11:.AH11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17" table:formula="of:=SUM([.D12:.AH12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17" table:formula="of:=SUM([.D13:.AH13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117" table:formula="of:=SUM([.D14:.AH14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117" table:formula="of:=SUM([.D15:.AH15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117" table:formula="of:=SUM([.D16:.AH16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uanNN</text:p>
          </table:table-cell>
          <table:table-cell table:style-name="ce117" table:formula="of:=SUM([.D17:.AH17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117" table:formula="of:=SUM([.D18:.AH18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TD</text:p>
          </table:table-cell>
          <table:table-cell table:style-name="ce117" table:formula="of:=SUM([.D19:.AH19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D</text:p>
          </table:table-cell>
          <table:table-cell table:style-name="ce117" table:formula="of:=SUM([.D20:.AH20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117" table:formula="of:=SUM([.D21:.AH21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117" table:formula="of:=SUM([.D22:.AH22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117" table:formula="of:=SUM([.D23:.AH23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V</text:p>
          </table:table-cell>
          <table:table-cell table:style-name="ce117" table:formula="of:=SUM([.D24:.AH24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chBK</text:p>
          </table:table-cell>
          <table:table-cell table:style-name="ce117" table:formula="of:=SUM([.D25:.AH25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117" table:formula="of:=SUM([.D26:.AH26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TP</text:p>
          </table:table-cell>
          <table:table-cell table:style-name="ce117" table:formula="of:=SUM([.D27:.AH27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117" table:formula="of:=SUM([.D28:.AH28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nTN</text:p>
          </table:table-cell>
          <table:table-cell table:style-name="ce117" table:formula="of:=SUM([.D29:.AH29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uNV</text:p>
          </table:table-cell>
          <table:table-cell table:style-name="ce117" table:formula="of:=SUM([.D30:.AH30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nhT</text:p>
          </table:table-cell>
          <table:table-cell table:style-name="ce117" table:formula="of:=SUM([.D31:.AH31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oNX</text:p>
          </table:table-cell>
          <table:table-cell table:style-name="ce117" table:formula="of:=SUM([.D32:.AH32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117" table:formula="of:=SUM([.D33:.AH33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uanND</text:p>
          </table:table-cell>
          <table:table-cell table:style-name="ce117" table:formula="of:=SUM([.D34:.AH34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ietBA</text:p>
          </table:table-cell>
          <table:table-cell table:style-name="ce117" table:formula="of:=SUM([.D35:.AH35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117" table:formula="of:=SUM([.D36:.AH36])" office:value-type="float" office:value="0">
            <text:p>0</text:p>
          </table:table-cell>
          <table:table-cell table:style-name="ce121" table:number-columns-repeated="31"/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22" table:number-columns-repeated="31"/>
          <table:table-cell table:style-name="ce42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57</meta:editing-cycles>
    <meta:editing-duration>P7DT10H46M21S</meta:editing-duration>
    <meta:generator>OpenOffice/4.1.1$Win32 OpenOffice.org_project/411m6$Build-9775</meta:generator>
    <dc:date>2015-08-12T09:31:08.83</dc:date>
    <meta:document-statistic meta:table-count="11" meta:cell-count="5187" meta:object-count="0"/>
    <meta:user-defined meta:name="Info 1"/>
    <meta:user-defined meta:name="Info 2"/>
    <meta:user-defined meta:name="Info 3"/>
    <meta:user-defined meta:name="Info 4"/>
  </office:meta>
</office:document-meta>
</file>